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7346in"/>
    </style:style>
    <style:style style:name="co3" style:family="table-column">
      <style:table-column-properties fo:break-before="auto" style:column-width="0.7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937in"/>
    </style:style>
    <style:style style:name="co9" style:family="table-column">
      <style:table-column-properties fo:break-before="auto" style:column-width="0.6035in"/>
    </style:style>
    <style:style style:name="co10" style:family="table-column">
      <style:table-column-properties fo:break-before="auto" style:column-width="0.3126in"/>
    </style:style>
    <style:style style:name="co11" style:family="table-column">
      <style:table-column-properties fo:break-before="auto" style:column-width="0.8563in"/>
    </style:style>
    <style:style style:name="co12" style:family="table-column">
      <style:table-column-properties fo:break-before="auto" style:column-width="0.7161in"/>
    </style:style>
    <style:style style:name="co13" style:family="table-column">
      <style:table-column-properties fo:break-before="auto" style:column-width="1.1283in"/>
    </style:style>
    <style:style style:name="co14" style:family="table-column">
      <style:table-column-properties fo:break-before="auto" style:column-width="0.7252in"/>
    </style:style>
    <style:style style:name="co15" style:family="table-column">
      <style:table-column-properties fo:break-before="auto" style:column-width="0.7063in"/>
    </style:style>
    <style:style style:name="co16" style:family="table-column">
      <style:table-column-properties fo:break-before="auto" style:column-width="0.3783in"/>
    </style:style>
    <style:style style:name="co17" style:family="table-column">
      <style:table-column-properties fo:break-before="auto" style:column-width="0.4437in"/>
    </style:style>
    <style:style style:name="co18" style:family="table-column">
      <style:table-column-properties fo:break-before="auto" style:column-width="0.5189in"/>
    </style:style>
    <style:style style:name="co19" style:family="table-column">
      <style:table-column-properties fo:break-before="auto" style:column-width="1.8134in"/>
    </style:style>
    <style:style style:name="co20" style:family="table-column">
      <style:table-column-properties fo:break-before="auto" style:column-width="1.8035in"/>
    </style:style>
    <style:style style:name="co21" style:family="table-column">
      <style:table-column-properties fo:break-before="auto" style:column-width="1.822in"/>
    </style:style>
    <style:style style:name="co22" style:family="table-column">
      <style:table-column-properties fo:break-before="auto" style:column-width="1.7661in"/>
    </style:style>
    <style:style style:name="co23" style:family="table-column">
      <style:table-column-properties fo:break-before="auto" style:column-width="1.7571in"/>
    </style:style>
    <style:style style:name="co24" style:family="table-column">
      <style:table-column-properties fo:break-before="auto" style:column-width="1.7756in"/>
    </style:style>
    <style:style style:name="co25" style:family="table-column">
      <style:table-column-properties fo:break-before="auto" style:column-width="1.8319in"/>
    </style:style>
    <style:style style:name="co26" style:family="table-column">
      <style:table-column-properties fo:break-before="auto" style:column-width="1.55in"/>
    </style:style>
    <style:style style:name="co27" style:family="table-column">
      <style:table-column-properties fo:break-before="auto" style:column-width="1.5409in"/>
    </style:style>
    <style:style style:name="co28" style:family="table-column">
      <style:table-column-properties fo:break-before="auto" style:column-width="1.5598in"/>
    </style:style>
    <style:style style:name="co29" style:family="table-column">
      <style:table-column-properties fo:break-before="auto" style:column-width="1.8783in"/>
    </style:style>
    <style:style style:name="co30" style:family="table-column">
      <style:table-column-properties fo:break-before="auto" style:column-width="1.8693in"/>
    </style:style>
    <style:style style:name="co31" style:family="table-column">
      <style:table-column-properties fo:break-before="auto" style:column-width="1.8882in"/>
    </style:style>
    <style:style style:name="co32" style:family="table-column">
      <style:table-column-properties fo:break-before="auto" style:column-width="1.7193in"/>
    </style:style>
    <style:style style:name="co33" style:family="table-column">
      <style:table-column-properties fo:break-before="auto" style:column-width="1.7098in"/>
    </style:style>
    <style:style style:name="co34" style:family="table-column">
      <style:table-column-properties fo:break-before="auto" style:column-width="1.7283in"/>
    </style:style>
    <style:style style:name="co35" style:family="table-column">
      <style:table-column-properties fo:break-before="auto" style:column-width="1.7in"/>
    </style:style>
    <style:style style:name="co36" style:family="table-column">
      <style:table-column-properties fo:break-before="auto" style:column-width="1.6909in"/>
    </style:style>
    <style:style style:name="co37" style:family="table-column">
      <style:table-column-properties fo:break-before="auto" style:column-width="1.6535in"/>
    </style:style>
    <style:style style:name="co38" style:family="table-column">
      <style:table-column-properties fo:break-before="auto" style:column-width="1.6437in"/>
    </style:style>
    <style:style style:name="co39" style:family="table-column">
      <style:table-column-properties fo:break-before="auto" style:column-width="1.6626in"/>
    </style:style>
    <style:style style:name="co40" style:family="table-column">
      <style:table-column-properties fo:break-before="auto" style:column-width="1.4374in"/>
    </style:style>
    <style:style style:name="co41" style:family="table-column">
      <style:table-column-properties fo:break-before="auto" style:column-width="1.4283in"/>
    </style:style>
    <style:style style:name="co42" style:family="table-column">
      <style:table-column-properties fo:break-before="auto" style:column-width="1.4472in"/>
    </style:style>
    <style:style style:name="co43" style:family="table-column">
      <style:table-column-properties fo:break-before="auto" style:column-width="1.6063in"/>
    </style:style>
    <style:style style:name="co44" style:family="table-column">
      <style:table-column-properties fo:break-before="auto" style:column-width="1.5972in"/>
    </style:style>
    <style:style style:name="co45" style:family="table-column">
      <style:table-column-properties fo:break-before="auto" style:column-width="1.6161in"/>
    </style:style>
    <style:style style:name="co46" style:family="table-column">
      <style:table-column-properties fo:break-before="auto" style:column-width="1.672in"/>
    </style:style>
    <style:style style:name="co47" style:family="table-column">
      <style:table-column-properties fo:break-before="auto" style:column-width="1.4563in"/>
    </style:style>
    <style:style style:name="co48" style:family="table-column">
      <style:table-column-properties fo:break-before="auto" style:column-width="1.7846in"/>
    </style:style>
    <style:style style:name="co49" style:family="table-column">
      <style:table-column-properties fo:break-before="auto" style:column-width="1.6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 Narrow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14" style:family="table-cell" style:parent-style-name="Default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5" style:family="table-cell" style:parent-style-name="Blue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Green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Blue" style:data-style-name="N12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1">
      <style:text-properties fo:font-weight="normal" style:font-weight-asian="normal" style:font-weight-complex="normal"/>
    </style:style>
    <style:style style:name="ce19" style:family="table-cell" style:parent-style-name="Default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6" style:family="table-cell" style:parent-style-name="Blue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Green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Blue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Red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none" fo:border-top="0.74pt solid #000000"/>
    </style:style>
    <style:style style:name="ce26" style:family="table-cell" style:parent-style-name="Red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28" style:family="table-cell" style:parent-style-name="Default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29" style:family="table-cell" style:parent-style-name="Blue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Red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Green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Blue" style:data-style-name="N12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8" table:default-cell-style-name="ce8"/>
        <table:table-column table:style-name="co7" table:number-columns-repeated="3" table:default-cell-style-name="Default"/>
        <table:table-row table:style-name="ro1">
          <table:table-cell/>
          <table:table-cell table:style-name="ce3" table:number-columns-repeated="4"/>
          <table:table-cell table:style-name="ce12" office:value-type="string" calcext:value-type="string" table:number-columns-spanned="7" table:number-rows-spanned="1">
            <text:p>BothSides</text:p>
          </table:table-cell>
          <table:covered-table-cell table:number-columns-repeated="3" table:style-name="ce19"/>
          <table:covered-table-cell table:style-name="ce25"/>
          <table:covered-table-cell table:style-name="ce19"/>
          <table:covered-table-cell table:style-name="ce27"/>
          <table:table-cell table:style-name="ce12" office:value-type="string" calcext:value-type="string" table:number-columns-spanned="7" table:number-rows-spanned="1">
            <text:p>PosSide</text:p>
          </table:table-cell>
          <table:covered-table-cell table:number-columns-repeated="3" table:style-name="ce19"/>
          <table:covered-table-cell table:style-name="ce25"/>
          <table:covered-table-cell table:style-name="ce19"/>
          <table:covered-table-cell table:style-name="ce27"/>
          <table:table-cell table:style-name="ce12" office:value-type="string" calcext:value-type="string" table:number-columns-spanned="7" table:number-rows-spanned="1">
            <text:p>NegSide</text:p>
          </table:table-cell>
          <table:covered-table-cell table:number-columns-repeated="3" table:style-name="ce19"/>
          <table:covered-table-cell table:style-name="ce25"/>
          <table:covered-table-cell table:style-name="ce19"/>
          <table:covered-table-cell table:style-name="ce27"/>
        </table:table-row>
        <table:table-row table:style-name="ro1">
          <table:table-cell table:style-name="ce1" office:value-type="string" calcext:value-type="string">
            <text:p>Scenario</text:p>
          </table:table-cell>
          <table:table-cell table:style-name="ce5" office:value-type="string" calcext:value-type="string">
            <text:p>fracPos</text:p>
          </table:table-cell>
          <table:table-cell table:style-name="ce5" office:value-type="string" calcext:value-type="string">
            <text:p>fracNeg</text:p>
          </table:table-cell>
          <table:table-cell table:style-name="ce5" office:value-type="string" calcext:value-type="string">
            <text:p>rho</text:p>
          </table:table-cell>
          <table:table-cell table:style-name="ce5" office:value-type="string" calcext:value-type="string">
            <text:p>FDRmethod</text:p>
          </table:table-cell>
          <table:table-cell table:style-name="ce14" office:value-type="string" calcext:value-type="string">
            <text:p>canonical</text:p>
          </table:table-cell>
          <table:table-cell table:style-name="ce20" office:value-type="string" calcext:value-type="string">
            <text:p>twotailed</text:p>
          </table:table-cell>
          <table:table-cell table:style-name="ce20" office:value-type="string" calcext:value-type="string">
            <text:p>combined</text:p>
          </table:table-cell>
          <table:table-cell table:style-name="ce20" office:value-type="string" calcext:value-type="string">
            <text:p>twice</text:p>
          </table:table-cell>
          <table:table-cell table:style-name="ce20" office:value-type="string" calcext:value-type="string">
            <text:p>sidaktwice</text:p>
          </table:table-cell>
          <table:table-cell table:style-name="ce20" office:value-type="string" calcext:value-type="string">
            <text:p>split1tail</text:p>
          </table:table-cell>
          <table:table-cell table:style-name="ce28" office:value-type="string" calcext:value-type="string">
            <text:p>split2tail</text:p>
          </table:table-cell>
          <table:table-cell table:style-name="ce14" office:value-type="string" calcext:value-type="string">
            <text:p>canonical</text:p>
          </table:table-cell>
          <table:table-cell table:style-name="ce20" office:value-type="string" calcext:value-type="string">
            <text:p>twotailed</text:p>
          </table:table-cell>
          <table:table-cell table:style-name="ce20" office:value-type="string" calcext:value-type="string">
            <text:p>combined</text:p>
          </table:table-cell>
          <table:table-cell table:style-name="ce20" office:value-type="string" calcext:value-type="string">
            <text:p>twice</text:p>
          </table:table-cell>
          <table:table-cell table:style-name="ce20" office:value-type="string" calcext:value-type="string">
            <text:p>sidaktwice</text:p>
          </table:table-cell>
          <table:table-cell table:style-name="ce20" office:value-type="string" calcext:value-type="string">
            <text:p>split1tail</text:p>
          </table:table-cell>
          <table:table-cell table:style-name="ce28" office:value-type="string" calcext:value-type="string">
            <text:p>split2tail</text:p>
          </table:table-cell>
          <table:table-cell table:style-name="ce14" office:value-type="string" calcext:value-type="string">
            <text:p>canonical</text:p>
          </table:table-cell>
          <table:table-cell table:style-name="ce20" office:value-type="string" calcext:value-type="string">
            <text:p>twotailed</text:p>
          </table:table-cell>
          <table:table-cell table:style-name="ce20" office:value-type="string" calcext:value-type="string">
            <text:p>combined</text:p>
          </table:table-cell>
          <table:table-cell table:style-name="ce20" office:value-type="string" calcext:value-type="string">
            <text:p>twice</text:p>
          </table:table-cell>
          <table:table-cell table:style-name="ce20" office:value-type="string" calcext:value-type="string">
            <text:p>sidaktwice</text:p>
          </table:table-cell>
          <table:table-cell table:style-name="ce20" office:value-type="string" calcext:value-type="string">
            <text:p>split1tail</text:p>
          </table:table-cell>
          <table:table-cell table:style-name="ce28" office:value-type="string" calcext:value-type="string">
            <text:p>split2tail</text:p>
          </table:table-cell>
        </table:table-row>
        <table:table-row table:style-name="ro1">
          <table:table-cell office:value-type="string" calcext:value-type="string">
            <text:p>bh_dep_balanced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style-name="ce15" table:formula="of:=[raw.M2]+ORG.OPENOFFICE.STYLE(IF([raw.J2]&lt;[raw.N2];&quot;Red&quot;;IF([raw.J2]&gt;[raw.O2];&quot;Blue&quot;;&quot;Green&quot;)))" office:value-type="float" office:value="0.0201466524405677" calcext:value-type="float">
            <text:p>0.0201</text:p>
          </table:table-cell>
          <table:table-cell table:style-name="ce6" table:formula="of:=[raw.P2]+ORG.OPENOFFICE.STYLE(IF([raw.J2]&lt;[raw.Q2];&quot;Red&quot;;IF([raw.J2]&gt;[raw.R2];&quot;Blue&quot;;&quot;Green&quot;)))" office:value-type="float" office:value="0.0215534227516319" calcext:value-type="float">
            <text:p>0.0216</text:p>
          </table:table-cell>
          <table:table-cell table:style-name="ce6" table:formula="of:=[raw.S2]+ORG.OPENOFFICE.STYLE(IF([raw.J2]&lt;[raw.T2];&quot;Red&quot;;IF([raw.J2]&gt;[raw.U2];&quot;Blue&quot;;&quot;Green&quot;)))" office:value-type="float" office:value="0.0215534227516319" calcext:value-type="float">
            <text:p>0.0216</text:p>
          </table:table-cell>
          <table:table-cell table:style-name="ce6" table:formula="of:=[raw.V2]+ORG.OPENOFFICE.STYLE(IF([raw.J2]&lt;[raw.W2];&quot;Red&quot;;IF([raw.J2]&gt;[raw.X2];&quot;Blue&quot;;&quot;Green&quot;)))" office:value-type="float" office:value="0.0406793163298825" calcext:value-type="float">
            <text:p>0.0407</text:p>
          </table:table-cell>
          <table:table-cell table:style-name="ce6" table:formula="of:=[raw.Y2]+ORG.OPENOFFICE.STYLE(IF([raw.J2]&lt;[raw.Z2];&quot;Red&quot;;IF([raw.J2]&gt;[raw.AA2];&quot;Blue&quot;;&quot;Green&quot;)))" office:value-type="float" office:value="0.0215125885046188" calcext:value-type="float">
            <text:p>0.0215</text:p>
          </table:table-cell>
          <table:table-cell table:style-name="ce7" table:formula="of:=[raw.AB2]+ORG.OPENOFFICE.STYLE(IF([raw.J2]&lt;[raw.AC2];&quot;Red&quot;;IF([raw.J2]&gt;[raw.AD2];&quot;Blue&quot;;&quot;Green&quot;)))" office:value-type="float" office:value="0.0534877371756768" calcext:value-type="float">
            <text:p>0.0535</text:p>
          </table:table-cell>
          <table:table-cell table:style-name="ce29" table:formula="of:=[raw.AE2]+ORG.OPENOFFICE.STYLE(IF([raw.J2]&lt;[raw.AF2];&quot;Red&quot;;IF([raw.J2]&gt;[raw.AG2];&quot;Blue&quot;;&quot;Green&quot;)))" office:value-type="float" office:value="0.0279829135233332" calcext:value-type="float">
            <text:p>0.0280</text:p>
          </table:table-cell>
          <table:table-cell table:style-name="ce15" table:formula="of:=[raw.AH2]+ORG.OPENOFFICE.STYLE(IF([raw.J2]&lt;[raw.AI2];&quot;Red&quot;;IF([raw.J2]&gt;[raw.AJ2];&quot;Blue&quot;;&quot;Green&quot;)))" office:value-type="float" office:value="0.0201466524405677" calcext:value-type="float">
            <text:p>0.0201</text:p>
          </table:table-cell>
          <table:table-cell table:style-name="ce6" table:formula="of:=[raw.AK2]+ORG.OPENOFFICE.STYLE(IF([raw.J2]&lt;[raw.AL2];&quot;Red&quot;;IF([raw.J2]&gt;[raw.AM2];&quot;Blue&quot;;&quot;Green&quot;)))" office:value-type="float" office:value="0.01067848296933" calcext:value-type="float">
            <text:p>0.0107</text:p>
          </table:table-cell>
          <table:table-cell table:style-name="ce6" table:formula="of:=[raw.AN2]+ORG.OPENOFFICE.STYLE(IF([raw.J2]&lt;[raw.AO2];&quot;Red&quot;;IF([raw.J2]&gt;[raw.AP2];&quot;Blue&quot;;&quot;Green&quot;)))" office:value-type="float" office:value="0.01067848296933" calcext:value-type="float">
            <text:p>0.0107</text:p>
          </table:table-cell>
          <table:table-cell table:style-name="ce6" table:formula="of:=[raw.AQ2]+ORG.OPENOFFICE.STYLE(IF([raw.J2]&lt;[raw.AR2];&quot;Red&quot;;IF([raw.J2]&gt;[raw.AS2];&quot;Blue&quot;;&quot;Green&quot;)))" office:value-type="float" office:value="0.0201466524405677" calcext:value-type="float">
            <text:p>0.0201</text:p>
          </table:table-cell>
          <table:table-cell table:style-name="ce6" table:formula="of:=[raw.AT2]+ORG.OPENOFFICE.STYLE(IF([raw.J2]&lt;[raw.AU2];&quot;Red&quot;;IF([raw.J2]&gt;[raw.AV2];&quot;Blue&quot;;&quot;Green&quot;)))" office:value-type="float" office:value="0.0106157628565222" calcext:value-type="float">
            <text:p>0.0106</text:p>
          </table:table-cell>
          <table:table-cell table:style-name="ce6" table:formula="of:=[raw.AW2]+ORG.OPENOFFICE.STYLE(IF([raw.J2]&lt;[raw.AX2];&quot;Red&quot;;IF([raw.J2]&gt;[raw.AY2];&quot;Blue&quot;;&quot;Green&quot;)))" office:value-type="float" office:value="0.0266361608760239" calcext:value-type="float">
            <text:p>0.0266</text:p>
          </table:table-cell>
          <table:table-cell table:style-name="ce29" table:formula="of:=[raw.AZ2]+ORG.OPENOFFICE.STYLE(IF([raw.J2]&lt;[raw.BA2];&quot;Red&quot;;IF([raw.J2]&gt;[raw.BB2];&quot;Blue&quot;;&quot;Green&quot;)))" office:value-type="float" office:value="0.0139963637695019" calcext:value-type="float">
            <text:p>0.0140</text:p>
          </table:table-cell>
          <table:table-cell table:style-name="ce15" table:formula="of:=[raw.BC2]+ORG.OPENOFFICE.STYLE(IF([raw.J2]&lt;[raw.BD2];&quot;Red&quot;;IF([raw.J2]&gt;[raw.BE2];&quot;Blue&quot;;&quot;Green&quot;)))" office:value-type="float" office:value="0" calcext:value-type="float">
            <text:p>0.0000</text:p>
          </table:table-cell>
          <table:table-cell table:style-name="ce6" table:formula="of:=[raw.BF2]+ORG.OPENOFFICE.STYLE(IF([raw.J2]&lt;[raw.BG2];&quot;Red&quot;;IF([raw.J2]&gt;[raw.BH2];&quot;Blue&quot;;&quot;Green&quot;)))" office:value-type="float" office:value="0.012650611707137" calcext:value-type="float">
            <text:p>0.0127</text:p>
          </table:table-cell>
          <table:table-cell table:style-name="ce6" table:formula="of:=[raw.BI2]+ORG.OPENOFFICE.STYLE(IF([raw.J2]&lt;[raw.BJ2];&quot;Red&quot;;IF([raw.J2]&gt;[raw.BK2];&quot;Blue&quot;;&quot;Green&quot;)))" office:value-type="float" office:value="0.012650611707137" calcext:value-type="float">
            <text:p>0.0127</text:p>
          </table:table-cell>
          <table:table-cell table:style-name="ce6" table:formula="of:=[raw.BL2]+ORG.OPENOFFICE.STYLE(IF([raw.J2]&lt;[raw.BM2];&quot;Red&quot;;IF([raw.J2]&gt;[raw.BN2];&quot;Blue&quot;;&quot;Green&quot;)))" office:value-type="float" office:value="0.0215622339683583" calcext:value-type="float">
            <text:p>0.0216</text:p>
          </table:table-cell>
          <table:table-cell table:style-name="ce6" table:formula="of:=[raw.BO2]+ORG.OPENOFFICE.STYLE(IF([raw.J2]&lt;[raw.BP2];&quot;Red&quot;;IF([raw.J2]&gt;[raw.BQ2];&quot;Blue&quot;;&quot;Green&quot;)))" office:value-type="float" office:value="0.01198899235669" calcext:value-type="float">
            <text:p>0.0120</text:p>
          </table:table-cell>
          <table:table-cell table:style-name="ce6" table:formula="of:=[raw.BR2]+ORG.OPENOFFICE.STYLE(IF([raw.J2]&lt;[raw.BS2];&quot;Red&quot;;IF([raw.J2]&gt;[raw.BT2];&quot;Blue&quot;;&quot;Green&quot;)))" office:value-type="float" office:value="0.0290342890891712" calcext:value-type="float">
            <text:p>0.0290</text:p>
          </table:table-cell>
          <table:table-cell table:style-name="ce29" table:formula="of:=[raw.BU2]+ORG.OPENOFFICE.STYLE(IF([raw.J2]&lt;[raw.BV2];&quot;Red&quot;;IF([raw.J2]&gt;[raw.BW2];&quot;Blue&quot;;&quot;Green&quot;)))" office:value-type="float" office:value="0.0152691334646157" calcext:value-type="float">
            <text:p>0.0153</text:p>
          </table:table-cell>
        </table:table-row>
        <table:table-row table:style-name="ro1">
          <table:table-cell office:value-type="string" calcext:value-type="string">
            <text:p>bh_dep_negonl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style-name="ce15" table:formula="of:=[raw.M3]+ORG.OPENOFFICE.STYLE(IF([raw.J3]&lt;[raw.N3];&quot;Red&quot;;IF([raw.J3]&gt;[raw.O3];&quot;Blue&quot;;&quot;Green&quot;)))" office:value-type="float" office:value="0.019" calcext:value-type="float">
            <text:p>0.0190</text:p>
          </table:table-cell>
          <table:table-cell table:style-name="ce6" table:formula="of:=[raw.P3]+ORG.OPENOFFICE.STYLE(IF([raw.J3]&lt;[raw.Q3];&quot;Red&quot;;IF([raw.J3]&gt;[raw.R3];&quot;Blue&quot;;&quot;Green&quot;)))" office:value-type="float" office:value="0.0248939581080221" calcext:value-type="float">
            <text:p>0.0249</text:p>
          </table:table-cell>
          <table:table-cell table:style-name="ce6" table:formula="of:=[raw.S3]+ORG.OPENOFFICE.STYLE(IF([raw.J3]&lt;[raw.T3];&quot;Red&quot;;IF([raw.J3]&gt;[raw.U3];&quot;Blue&quot;;&quot;Green&quot;)))" office:value-type="float" office:value="0.0248939581080221" calcext:value-type="float">
            <text:p>0.0249</text:p>
          </table:table-cell>
          <table:table-cell table:style-name="ce7" table:formula="of:=[raw.V3]+ORG.OPENOFFICE.STYLE(IF([raw.J3]&lt;[raw.W3];&quot;Red&quot;;IF([raw.J3]&gt;[raw.X3];&quot;Blue&quot;;&quot;Green&quot;)))" office:value-type="float" office:value="0.0494574515499377" calcext:value-type="float">
            <text:p>0.0495</text:p>
          </table:table-cell>
          <table:table-cell table:style-name="ce6" table:formula="of:=[raw.Y3]+ORG.OPENOFFICE.STYLE(IF([raw.J3]&lt;[raw.Z3];&quot;Red&quot;;IF([raw.J3]&gt;[raw.AA3];&quot;Blue&quot;;&quot;Green&quot;)))" office:value-type="float" office:value="0.0249357928934271" calcext:value-type="float">
            <text:p>0.0249</text:p>
          </table:table-cell>
          <table:table-cell table:style-name="ce7" table:formula="of:=[raw.AB3]+ORG.OPENOFFICE.STYLE(IF([raw.J3]&lt;[raw.AC3];&quot;Red&quot;;IF([raw.J3]&gt;[raw.AD3];&quot;Blue&quot;;&quot;Green&quot;)))" office:value-type="float" office:value="0.0580223601136347" calcext:value-type="float">
            <text:p>0.0580</text:p>
          </table:table-cell>
          <table:table-cell table:style-name="ce29" table:formula="of:=[raw.AE3]+ORG.OPENOFFICE.STYLE(IF([raw.J3]&lt;[raw.AF3];&quot;Red&quot;;IF([raw.J3]&gt;[raw.AG3];&quot;Blue&quot;;&quot;Green&quot;)))" office:value-type="float" office:value="0.0275070877542451" calcext:value-type="float">
            <text:p>0.0275</text:p>
          </table:table-cell>
          <table:table-cell table:style-name="ce15" table:formula="of:=[raw.AH3]+ORG.OPENOFFICE.STYLE(IF([raw.J3]&lt;[raw.AI3];&quot;Red&quot;;IF([raw.J3]&gt;[raw.AJ3];&quot;Blue&quot;;&quot;Green&quot;)))" office:value-type="float" office:value="0.019" calcext:value-type="float">
            <text:p>0.0190</text:p>
          </table:table-cell>
          <table:table-cell table:style-name="ce6" table:formula="of:=[raw.AK3]+ORG.OPENOFFICE.STYLE(IF([raw.J3]&lt;[raw.AL3];&quot;Red&quot;;IF([raw.J3]&gt;[raw.AM3];&quot;Blue&quot;;&quot;Green&quot;)))" office:value-type="float" office:value="0.009" calcext:value-type="float">
            <text:p>0.0090</text:p>
          </table:table-cell>
          <table:table-cell table:style-name="ce6" table:formula="of:=[raw.AN3]+ORG.OPENOFFICE.STYLE(IF([raw.J3]&lt;[raw.AO3];&quot;Red&quot;;IF([raw.J3]&gt;[raw.AP3];&quot;Blue&quot;;&quot;Green&quot;)))" office:value-type="float" office:value="0.009" calcext:value-type="float">
            <text:p>0.0090</text:p>
          </table:table-cell>
          <table:table-cell table:style-name="ce6" table:formula="of:=[raw.AQ3]+ORG.OPENOFFICE.STYLE(IF([raw.J3]&lt;[raw.AR3];&quot;Red&quot;;IF([raw.J3]&gt;[raw.AS3];&quot;Blue&quot;;&quot;Green&quot;)))" office:value-type="float" office:value="0.019" calcext:value-type="float">
            <text:p>0.0190</text:p>
          </table:table-cell>
          <table:table-cell table:style-name="ce6" table:formula="of:=[raw.AT3]+ORG.OPENOFFICE.STYLE(IF([raw.J3]&lt;[raw.AU3];&quot;Red&quot;;IF([raw.J3]&gt;[raw.AV3];&quot;Blue&quot;;&quot;Green&quot;)))" office:value-type="float" office:value="0.009" calcext:value-type="float">
            <text:p>0.0090</text:p>
          </table:table-cell>
          <table:table-cell table:style-name="ce6" table:formula="of:=[raw.AW3]+ORG.OPENOFFICE.STYLE(IF([raw.J3]&lt;[raw.AX3];&quot;Red&quot;;IF([raw.J3]&gt;[raw.AY3];&quot;Blue&quot;;&quot;Green&quot;)))" office:value-type="float" office:value="0.027" calcext:value-type="float">
            <text:p>0.0270</text:p>
          </table:table-cell>
          <table:table-cell table:style-name="ce29" table:formula="of:=[raw.AZ3]+ORG.OPENOFFICE.STYLE(IF([raw.J3]&lt;[raw.BA3];&quot;Red&quot;;IF([raw.J3]&gt;[raw.BB3];&quot;Blue&quot;;&quot;Green&quot;)))" office:value-type="float" office:value="0.011" calcext:value-type="float">
            <text:p>0.0110</text:p>
          </table:table-cell>
          <table:table-cell table:style-name="ce15" table:formula="of:=[raw.BC3]+ORG.OPENOFFICE.STYLE(IF([raw.J3]&lt;[raw.BD3];&quot;Red&quot;;IF([raw.J3]&gt;[raw.BE3];&quot;Blue&quot;;&quot;Green&quot;)))" office:value-type="float" office:value="0" calcext:value-type="float">
            <text:p>0.0000</text:p>
          </table:table-cell>
          <table:table-cell table:style-name="ce6" table:formula="of:=[raw.BF3]+ORG.OPENOFFICE.STYLE(IF([raw.J3]&lt;[raw.BG3];&quot;Red&quot;;IF([raw.J3]&gt;[raw.BH3];&quot;Blue&quot;;&quot;Green&quot;)))" office:value-type="float" office:value="0.0158939581080221" calcext:value-type="float">
            <text:p>0.0159</text:p>
          </table:table-cell>
          <table:table-cell table:style-name="ce6" table:formula="of:=[raw.BI3]+ORG.OPENOFFICE.STYLE(IF([raw.J3]&lt;[raw.BJ3];&quot;Red&quot;;IF([raw.J3]&gt;[raw.BK3];&quot;Blue&quot;;&quot;Green&quot;)))" office:value-type="float" office:value="0.0158939581080221" calcext:value-type="float">
            <text:p>0.0159</text:p>
          </table:table-cell>
          <table:table-cell table:style-name="ce6" table:formula="of:=[raw.BL3]+ORG.OPENOFFICE.STYLE(IF([raw.J3]&lt;[raw.BM3];&quot;Red&quot;;IF([raw.J3]&gt;[raw.BN3];&quot;Blue&quot;;&quot;Green&quot;)))" office:value-type="float" office:value="0.0304574515499377" calcext:value-type="float">
            <text:p>0.0305</text:p>
          </table:table-cell>
          <table:table-cell table:style-name="ce6" table:formula="of:=[raw.BO3]+ORG.OPENOFFICE.STYLE(IF([raw.J3]&lt;[raw.BP3];&quot;Red&quot;;IF([raw.J3]&gt;[raw.BQ3];&quot;Blue&quot;;&quot;Green&quot;)))" office:value-type="float" office:value="0.0159357928934271" calcext:value-type="float">
            <text:p>0.0159</text:p>
          </table:table-cell>
          <table:table-cell table:style-name="ce6" table:formula="of:=[raw.BR3]+ORG.OPENOFFICE.STYLE(IF([raw.J3]&lt;[raw.BS3];&quot;Red&quot;;IF([raw.J3]&gt;[raw.BT3];&quot;Blue&quot;;&quot;Green&quot;)))" office:value-type="float" office:value="0.0310223601136347" calcext:value-type="float">
            <text:p>0.0310</text:p>
          </table:table-cell>
          <table:table-cell table:style-name="ce29" table:formula="of:=[raw.BU3]+ORG.OPENOFFICE.STYLE(IF([raw.J3]&lt;[raw.BV3];&quot;Red&quot;;IF([raw.J3]&gt;[raw.BW3];&quot;Blue&quot;;&quot;Green&quot;)))" office:value-type="float" office:value="0.0165070877542451" calcext:value-type="float">
            <text:p>0.0165</text:p>
          </table:table-cell>
        </table:table-row>
        <table:table-row table:style-name="ro1">
          <table:table-cell office:value-type="string" calcext:value-type="string">
            <text:p>bh_dep_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style-name="ce15" table:formula="of:=[raw.M4]+ORG.OPENOFFICE.STYLE(IF([raw.J4]&lt;[raw.N4];&quot;Red&quot;;IF([raw.J4]&gt;[raw.O4];&quot;Blue&quot;;&quot;Green&quot;)))" office:value-type="float" office:value="0.016" calcext:value-type="float">
            <text:p>0.0160</text:p>
          </table:table-cell>
          <table:table-cell table:style-name="ce6" table:formula="of:=[raw.P4]+ORG.OPENOFFICE.STYLE(IF([raw.J4]&lt;[raw.Q4];&quot;Red&quot;;IF([raw.J4]&gt;[raw.R4];&quot;Blue&quot;;&quot;Green&quot;)))" office:value-type="float" office:value="0.01" calcext:value-type="float">
            <text:p>0.0100</text:p>
          </table:table-cell>
          <table:table-cell table:style-name="ce6" table:formula="of:=[raw.S4]+ORG.OPENOFFICE.STYLE(IF([raw.J4]&lt;[raw.T4];&quot;Red&quot;;IF([raw.J4]&gt;[raw.U4];&quot;Blue&quot;;&quot;Green&quot;)))" office:value-type="float" office:value="0.01" calcext:value-type="float">
            <text:p>0.0100</text:p>
          </table:table-cell>
          <table:table-cell table:style-name="ce6" table:formula="of:=[raw.V4]+ORG.OPENOFFICE.STYLE(IF([raw.J4]&lt;[raw.W4];&quot;Red&quot;;IF([raw.J4]&gt;[raw.X4];&quot;Blue&quot;;&quot;Green&quot;)))" office:value-type="float" office:value="0.026" calcext:value-type="float">
            <text:p>0.0260</text:p>
          </table:table-cell>
          <table:table-cell table:style-name="ce6" table:formula="of:=[raw.Y4]+ORG.OPENOFFICE.STYLE(IF([raw.J4]&lt;[raw.Z4];&quot;Red&quot;;IF([raw.J4]&gt;[raw.AA4];&quot;Blue&quot;;&quot;Green&quot;)))" office:value-type="float" office:value="0.01" calcext:value-type="float">
            <text:p>0.0100</text:p>
          </table:table-cell>
          <table:table-cell table:style-name="ce6" table:formula="of:=[raw.AB4]+ORG.OPENOFFICE.STYLE(IF([raw.J4]&lt;[raw.AC4];&quot;Red&quot;;IF([raw.J4]&gt;[raw.AD4];&quot;Blue&quot;;&quot;Green&quot;)))" office:value-type="float" office:value="0.026" calcext:value-type="float">
            <text:p>0.0260</text:p>
          </table:table-cell>
          <table:table-cell table:style-name="ce29" table:formula="of:=[raw.AE4]+ORG.OPENOFFICE.STYLE(IF([raw.J4]&lt;[raw.AF4];&quot;Red&quot;;IF([raw.J4]&gt;[raw.AG4];&quot;Blue&quot;;&quot;Green&quot;)))" office:value-type="float" office:value="0.01" calcext:value-type="float">
            <text:p>0.0100</text:p>
          </table:table-cell>
          <table:table-cell table:style-name="ce15" table:formula="of:=[raw.AH4]+ORG.OPENOFFICE.STYLE(IF([raw.J4]&lt;[raw.AI4];&quot;Red&quot;;IF([raw.J4]&gt;[raw.AJ4];&quot;Blue&quot;;&quot;Green&quot;)))" office:value-type="float" office:value="0.016" calcext:value-type="float">
            <text:p>0.0160</text:p>
          </table:table-cell>
          <table:table-cell table:style-name="ce6" table:formula="of:=[raw.AK4]+ORG.OPENOFFICE.STYLE(IF([raw.J4]&lt;[raw.AL4];&quot;Red&quot;;IF([raw.J4]&gt;[raw.AM4];&quot;Blue&quot;;&quot;Green&quot;)))" office:value-type="float" office:value="0.007" calcext:value-type="float">
            <text:p>0.0070</text:p>
          </table:table-cell>
          <table:table-cell table:style-name="ce6" table:formula="of:=[raw.AN4]+ORG.OPENOFFICE.STYLE(IF([raw.J4]&lt;[raw.AO4];&quot;Red&quot;;IF([raw.J4]&gt;[raw.AP4];&quot;Blue&quot;;&quot;Green&quot;)))" office:value-type="float" office:value="0.007" calcext:value-type="float">
            <text:p>0.0070</text:p>
          </table:table-cell>
          <table:table-cell table:style-name="ce6" table:formula="of:=[raw.AQ4]+ORG.OPENOFFICE.STYLE(IF([raw.J4]&lt;[raw.AR4];&quot;Red&quot;;IF([raw.J4]&gt;[raw.AS4];&quot;Blue&quot;;&quot;Green&quot;)))" office:value-type="float" office:value="0.016" calcext:value-type="float">
            <text:p>0.0160</text:p>
          </table:table-cell>
          <table:table-cell table:style-name="ce6" table:formula="of:=[raw.AT4]+ORG.OPENOFFICE.STYLE(IF([raw.J4]&lt;[raw.AU4];&quot;Red&quot;;IF([raw.J4]&gt;[raw.AV4];&quot;Blue&quot;;&quot;Green&quot;)))" office:value-type="float" office:value="0.007" calcext:value-type="float">
            <text:p>0.0070</text:p>
          </table:table-cell>
          <table:table-cell table:style-name="ce6" table:formula="of:=[raw.AW4]+ORG.OPENOFFICE.STYLE(IF([raw.J4]&lt;[raw.AX4];&quot;Red&quot;;IF([raw.J4]&gt;[raw.AY4];&quot;Blue&quot;;&quot;Green&quot;)))" office:value-type="float" office:value="0.016" calcext:value-type="float">
            <text:p>0.0160</text:p>
          </table:table-cell>
          <table:table-cell table:style-name="ce29" table:formula="of:=[raw.AZ4]+ORG.OPENOFFICE.STYLE(IF([raw.J4]&lt;[raw.BA4];&quot;Red&quot;;IF([raw.J4]&gt;[raw.BB4];&quot;Blue&quot;;&quot;Green&quot;)))" office:value-type="float" office:value="0.007" calcext:value-type="float">
            <text:p>0.0070</text:p>
          </table:table-cell>
          <table:table-cell table:style-name="ce15" table:formula="of:=[raw.BC4]+ORG.OPENOFFICE.STYLE(IF([raw.J4]&lt;[raw.BD4];&quot;Red&quot;;IF([raw.J4]&gt;[raw.BE4];&quot;Blue&quot;;&quot;Green&quot;)))" office:value-type="float" office:value="0" calcext:value-type="float">
            <text:p>0.0000</text:p>
          </table:table-cell>
          <table:table-cell table:style-name="ce6" table:formula="of:=[raw.BF4]+ORG.OPENOFFICE.STYLE(IF([raw.J4]&lt;[raw.BG4];&quot;Red&quot;;IF([raw.J4]&gt;[raw.BH4];&quot;Blue&quot;;&quot;Green&quot;)))" office:value-type="float" office:value="0.003" calcext:value-type="float">
            <text:p>0.0030</text:p>
          </table:table-cell>
          <table:table-cell table:style-name="ce6" table:formula="of:=[raw.BI4]+ORG.OPENOFFICE.STYLE(IF([raw.J4]&lt;[raw.BJ4];&quot;Red&quot;;IF([raw.J4]&gt;[raw.BK4];&quot;Blue&quot;;&quot;Green&quot;)))" office:value-type="float" office:value="0.003" calcext:value-type="float">
            <text:p>0.0030</text:p>
          </table:table-cell>
          <table:table-cell table:style-name="ce6" table:formula="of:=[raw.BL4]+ORG.OPENOFFICE.STYLE(IF([raw.J4]&lt;[raw.BM4];&quot;Red&quot;;IF([raw.J4]&gt;[raw.BN4];&quot;Blue&quot;;&quot;Green&quot;)))" office:value-type="float" office:value="0.01" calcext:value-type="float">
            <text:p>0.0100</text:p>
          </table:table-cell>
          <table:table-cell table:style-name="ce6" table:formula="of:=[raw.BO4]+ORG.OPENOFFICE.STYLE(IF([raw.J4]&lt;[raw.BP4];&quot;Red&quot;;IF([raw.J4]&gt;[raw.BQ4];&quot;Blue&quot;;&quot;Green&quot;)))" office:value-type="float" office:value="0.003" calcext:value-type="float">
            <text:p>0.0030</text:p>
          </table:table-cell>
          <table:table-cell table:style-name="ce6" table:formula="of:=[raw.BR4]+ORG.OPENOFFICE.STYLE(IF([raw.J4]&lt;[raw.BS4];&quot;Red&quot;;IF([raw.J4]&gt;[raw.BT4];&quot;Blue&quot;;&quot;Green&quot;)))" office:value-type="float" office:value="0.01" calcext:value-type="float">
            <text:p>0.0100</text:p>
          </table:table-cell>
          <table:table-cell table:style-name="ce29" table:formula="of:=[raw.BU4]+ORG.OPENOFFICE.STYLE(IF([raw.J4]&lt;[raw.BV4];&quot;Red&quot;;IF([raw.J4]&gt;[raw.BW4];&quot;Blue&quot;;&quot;Green&quot;)))" office:value-type="float" office:value="0.003" calcext:value-type="float">
            <text:p>0.0030</text:p>
          </table:table-cell>
        </table:table-row>
        <table:table-row table:style-name="ro1">
          <table:table-cell office:value-type="string" calcext:value-type="string">
            <text:p>bh_dep_posonly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style-name="ce15" table:formula="of:=[raw.M5]+ORG.OPENOFFICE.STYLE(IF([raw.J5]&lt;[raw.N5];&quot;Red&quot;;IF([raw.J5]&gt;[raw.O5];&quot;Blue&quot;;&quot;Green&quot;)))" office:value-type="float" office:value="0.0289565463489149" calcext:value-type="float">
            <text:p>0.0290</text:p>
          </table:table-cell>
          <table:table-cell table:style-name="ce6" table:formula="of:=[raw.P5]+ORG.OPENOFFICE.STYLE(IF([raw.J5]&lt;[raw.Q5];&quot;Red&quot;;IF([raw.J5]&gt;[raw.R5];&quot;Blue&quot;;&quot;Green&quot;)))" office:value-type="float" office:value="0.0191898289886695" calcext:value-type="float">
            <text:p>0.0192</text:p>
          </table:table-cell>
          <table:table-cell table:style-name="ce6" table:formula="of:=[raw.S5]+ORG.OPENOFFICE.STYLE(IF([raw.J5]&lt;[raw.T5];&quot;Red&quot;;IF([raw.J5]&gt;[raw.U5];&quot;Blue&quot;;&quot;Green&quot;)))" office:value-type="float" office:value="0.0191898289886695" calcext:value-type="float">
            <text:p>0.0192</text:p>
          </table:table-cell>
          <table:table-cell table:style-name="ce7" table:formula="of:=[raw.V5]+ORG.OPENOFFICE.STYLE(IF([raw.J5]&lt;[raw.W5];&quot;Red&quot;;IF([raw.J5]&gt;[raw.X5];&quot;Blue&quot;;&quot;Green&quot;)))" office:value-type="float" office:value="0.0419565463489149" calcext:value-type="float">
            <text:p>0.0420</text:p>
          </table:table-cell>
          <table:table-cell table:style-name="ce6" table:formula="of:=[raw.Y5]+ORG.OPENOFFICE.STYLE(IF([raw.J5]&lt;[raw.Z5];&quot;Red&quot;;IF([raw.J5]&gt;[raw.AA5];&quot;Blue&quot;;&quot;Green&quot;)))" office:value-type="float" office:value="0.0192774238122898" calcext:value-type="float">
            <text:p>0.0193</text:p>
          </table:table-cell>
          <table:table-cell table:style-name="ce7" table:formula="of:=[raw.AB5]+ORG.OPENOFFICE.STYLE(IF([raw.J5]&lt;[raw.AC5];&quot;Red&quot;;IF([raw.J5]&gt;[raw.AD5];&quot;Blue&quot;;&quot;Green&quot;)))" office:value-type="float" office:value="0.0479890406757101" calcext:value-type="float">
            <text:p>0.0480</text:p>
          </table:table-cell>
          <table:table-cell table:style-name="ce29" table:formula="of:=[raw.AE5]+ORG.OPENOFFICE.STYLE(IF([raw.J5]&lt;[raw.AF5];&quot;Red&quot;;IF([raw.J5]&gt;[raw.AG5];&quot;Blue&quot;;&quot;Green&quot;)))" office:value-type="float" office:value="0.0201938450529265" calcext:value-type="float">
            <text:p>0.0202</text:p>
          </table:table-cell>
          <table:table-cell table:style-name="ce15" table:formula="of:=[raw.AH5]+ORG.OPENOFFICE.STYLE(IF([raw.J5]&lt;[raw.AI5];&quot;Red&quot;;IF([raw.J5]&gt;[raw.AJ5];&quot;Blue&quot;;&quot;Green&quot;)))" office:value-type="float" office:value="0.0289565463489149" calcext:value-type="float">
            <text:p>0.0290</text:p>
          </table:table-cell>
          <table:table-cell table:style-name="ce6" table:formula="of:=[raw.AK5]+ORG.OPENOFFICE.STYLE(IF([raw.J5]&lt;[raw.AL5];&quot;Red&quot;;IF([raw.J5]&gt;[raw.AM5];&quot;Blue&quot;;&quot;Green&quot;)))" office:value-type="float" office:value="0.0151898289886695" calcext:value-type="float">
            <text:p>0.0152</text:p>
          </table:table-cell>
          <table:table-cell table:style-name="ce6" table:formula="of:=[raw.AN5]+ORG.OPENOFFICE.STYLE(IF([raw.J5]&lt;[raw.AO5];&quot;Red&quot;;IF([raw.J5]&gt;[raw.AP5];&quot;Blue&quot;;&quot;Green&quot;)))" office:value-type="float" office:value="0.0151898289886695" calcext:value-type="float">
            <text:p>0.0152</text:p>
          </table:table-cell>
          <table:table-cell table:style-name="ce6" table:formula="of:=[raw.AQ5]+ORG.OPENOFFICE.STYLE(IF([raw.J5]&lt;[raw.AR5];&quot;Red&quot;;IF([raw.J5]&gt;[raw.AS5];&quot;Blue&quot;;&quot;Green&quot;)))" office:value-type="float" office:value="0.0289565463489149" calcext:value-type="float">
            <text:p>0.0290</text:p>
          </table:table-cell>
          <table:table-cell table:style-name="ce6" table:formula="of:=[raw.AT5]+ORG.OPENOFFICE.STYLE(IF([raw.J5]&lt;[raw.AU5];&quot;Red&quot;;IF([raw.J5]&gt;[raw.AV5];&quot;Blue&quot;;&quot;Green&quot;)))" office:value-type="float" office:value="0.0152774238122898" calcext:value-type="float">
            <text:p>0.0153</text:p>
          </table:table-cell>
          <table:table-cell table:style-name="ce6" table:formula="of:=[raw.AW5]+ORG.OPENOFFICE.STYLE(IF([raw.J5]&lt;[raw.AX5];&quot;Red&quot;;IF([raw.J5]&gt;[raw.AY5];&quot;Blue&quot;;&quot;Green&quot;)))" office:value-type="float" office:value="0.0289890406757101" calcext:value-type="float">
            <text:p>0.0290</text:p>
          </table:table-cell>
          <table:table-cell table:style-name="ce29" table:formula="of:=[raw.AZ5]+ORG.OPENOFFICE.STYLE(IF([raw.J5]&lt;[raw.BA5];&quot;Red&quot;;IF([raw.J5]&gt;[raw.BB5];&quot;Blue&quot;;&quot;Green&quot;)))" office:value-type="float" office:value="0.0151938450529265" calcext:value-type="float">
            <text:p>0.0152</text:p>
          </table:table-cell>
          <table:table-cell table:style-name="ce15" table:formula="of:=[raw.BC5]+ORG.OPENOFFICE.STYLE(IF([raw.J5]&lt;[raw.BD5];&quot;Red&quot;;IF([raw.J5]&gt;[raw.BE5];&quot;Blue&quot;;&quot;Green&quot;)))" office:value-type="float" office:value="0" calcext:value-type="float">
            <text:p>0.0000</text:p>
          </table:table-cell>
          <table:table-cell table:style-name="ce6" table:formula="of:=[raw.BF5]+ORG.OPENOFFICE.STYLE(IF([raw.J5]&lt;[raw.BG5];&quot;Red&quot;;IF([raw.J5]&gt;[raw.BH5];&quot;Blue&quot;;&quot;Green&quot;)))" office:value-type="float" office:value="0.004" calcext:value-type="float">
            <text:p>0.0040</text:p>
          </table:table-cell>
          <table:table-cell table:style-name="ce6" table:formula="of:=[raw.BI5]+ORG.OPENOFFICE.STYLE(IF([raw.J5]&lt;[raw.BJ5];&quot;Red&quot;;IF([raw.J5]&gt;[raw.BK5];&quot;Blue&quot;;&quot;Green&quot;)))" office:value-type="float" office:value="0.004" calcext:value-type="float">
            <text:p>0.0040</text:p>
          </table:table-cell>
          <table:table-cell table:style-name="ce6" table:formula="of:=[raw.BL5]+ORG.OPENOFFICE.STYLE(IF([raw.J5]&lt;[raw.BM5];&quot;Red&quot;;IF([raw.J5]&gt;[raw.BN5];&quot;Blue&quot;;&quot;Green&quot;)))" office:value-type="float" office:value="0.013" calcext:value-type="float">
            <text:p>0.0130</text:p>
          </table:table-cell>
          <table:table-cell table:style-name="ce6" table:formula="of:=[raw.BO5]+ORG.OPENOFFICE.STYLE(IF([raw.J5]&lt;[raw.BP5];&quot;Red&quot;;IF([raw.J5]&gt;[raw.BQ5];&quot;Blue&quot;;&quot;Green&quot;)))" office:value-type="float" office:value="0.004" calcext:value-type="float">
            <text:p>0.0040</text:p>
          </table:table-cell>
          <table:table-cell table:style-name="ce6" table:formula="of:=[raw.BR5]+ORG.OPENOFFICE.STYLE(IF([raw.J5]&lt;[raw.BS5];&quot;Red&quot;;IF([raw.J5]&gt;[raw.BT5];&quot;Blue&quot;;&quot;Green&quot;)))" office:value-type="float" office:value="0.019" calcext:value-type="float">
            <text:p>0.0190</text:p>
          </table:table-cell>
          <table:table-cell table:style-name="ce29" table:formula="of:=[raw.BU5]+ORG.OPENOFFICE.STYLE(IF([raw.J5]&lt;[raw.BV5];&quot;Red&quot;;IF([raw.J5]&gt;[raw.BW5];&quot;Blue&quot;;&quot;Green&quot;)))" office:value-type="float" office:value="0.005" calcext:value-type="float">
            <text:p>0.0050</text:p>
          </table:table-cell>
        </table:table-row>
        <table:table-row table:style-name="ro1">
          <table:table-cell office:value-type="string" calcext:value-type="string">
            <text:p>bh_dep_unbalanced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style-name="ce15" table:formula="of:=[raw.M6]+ORG.OPENOFFICE.STYLE(IF([raw.J6]&lt;[raw.N6];&quot;Red&quot;;IF([raw.J6]&gt;[raw.O6];&quot;Blue&quot;;&quot;Green&quot;)))" office:value-type="float" office:value="0.0179189202298051" calcext:value-type="float">
            <text:p>0.0179</text:p>
          </table:table-cell>
          <table:table-cell table:style-name="ce6" table:formula="of:=[raw.P6]+ORG.OPENOFFICE.STYLE(IF([raw.J6]&lt;[raw.Q6];&quot;Red&quot;;IF([raw.J6]&gt;[raw.R6];&quot;Blue&quot;;&quot;Green&quot;)))" office:value-type="float" office:value="0.0238382973613394" calcext:value-type="float">
            <text:p>0.0238</text:p>
          </table:table-cell>
          <table:table-cell table:style-name="ce6" table:formula="of:=[raw.S6]+ORG.OPENOFFICE.STYLE(IF([raw.J6]&lt;[raw.T6];&quot;Red&quot;;IF([raw.J6]&gt;[raw.U6];&quot;Blue&quot;;&quot;Green&quot;)))" office:value-type="float" office:value="0.0238382973613394" calcext:value-type="float">
            <text:p>0.0238</text:p>
          </table:table-cell>
          <table:table-cell table:style-name="ce6" table:formula="of:=[raw.V6]+ORG.OPENOFFICE.STYLE(IF([raw.J6]&lt;[raw.W6];&quot;Red&quot;;IF([raw.J6]&gt;[raw.X6];&quot;Blue&quot;;&quot;Green&quot;)))" office:value-type="float" office:value="0.0413489669839671" calcext:value-type="float">
            <text:p>0.0413</text:p>
          </table:table-cell>
          <table:table-cell table:style-name="ce6" table:formula="of:=[raw.Y6]+ORG.OPENOFFICE.STYLE(IF([raw.J6]&lt;[raw.Z6];&quot;Red&quot;;IF([raw.J6]&gt;[raw.AA6];&quot;Blue&quot;;&quot;Green&quot;)))" office:value-type="float" office:value="0.0237623001123416" calcext:value-type="float">
            <text:p>0.0238</text:p>
          </table:table-cell>
          <table:table-cell table:style-name="ce7" table:formula="of:=[raw.AB6]+ORG.OPENOFFICE.STYLE(IF([raw.J6]&lt;[raw.AC6];&quot;Red&quot;;IF([raw.J6]&gt;[raw.AD6];&quot;Blue&quot;;&quot;Green&quot;)))" office:value-type="float" office:value="0.0536714229231133" calcext:value-type="float">
            <text:p>0.0537</text:p>
          </table:table-cell>
          <table:table-cell table:style-name="ce29" table:formula="of:=[raw.AE6]+ORG.OPENOFFICE.STYLE(IF([raw.J6]&lt;[raw.AF6];&quot;Red&quot;;IF([raw.J6]&gt;[raw.AG6];&quot;Blue&quot;;&quot;Green&quot;)))" office:value-type="float" office:value="0.0304455178811347" calcext:value-type="float">
            <text:p>0.0304</text:p>
          </table:table-cell>
          <table:table-cell table:style-name="ce15" table:formula="of:=[raw.AH6]+ORG.OPENOFFICE.STYLE(IF([raw.J6]&lt;[raw.AI6];&quot;Red&quot;;IF([raw.J6]&gt;[raw.AJ6];&quot;Blue&quot;;&quot;Green&quot;)))" office:value-type="float" office:value="0.0179189202298051" calcext:value-type="float">
            <text:p>0.0179</text:p>
          </table:table-cell>
          <table:table-cell table:style-name="ce6" table:formula="of:=[raw.AK6]+ORG.OPENOFFICE.STYLE(IF([raw.J6]&lt;[raw.AL6];&quot;Red&quot;;IF([raw.J6]&gt;[raw.AM6];&quot;Blue&quot;;&quot;Green&quot;)))" office:value-type="float" office:value="0.00956728816748306" calcext:value-type="float">
            <text:p>0.0096</text:p>
          </table:table-cell>
          <table:table-cell table:style-name="ce6" table:formula="of:=[raw.AN6]+ORG.OPENOFFICE.STYLE(IF([raw.J6]&lt;[raw.AO6];&quot;Red&quot;;IF([raw.J6]&gt;[raw.AP6];&quot;Blue&quot;;&quot;Green&quot;)))" office:value-type="float" office:value="0.00956728816748306" calcext:value-type="float">
            <text:p>0.0096</text:p>
          </table:table-cell>
          <table:table-cell table:style-name="ce6" table:formula="of:=[raw.AQ6]+ORG.OPENOFFICE.STYLE(IF([raw.J6]&lt;[raw.AR6];&quot;Red&quot;;IF([raw.J6]&gt;[raw.AS6];&quot;Blue&quot;;&quot;Green&quot;)))" office:value-type="float" office:value="0.0179189202298051" calcext:value-type="float">
            <text:p>0.0179</text:p>
          </table:table-cell>
          <table:table-cell table:style-name="ce6" table:formula="of:=[raw.AT6]+ORG.OPENOFFICE.STYLE(IF([raw.J6]&lt;[raw.AU6];&quot;Red&quot;;IF([raw.J6]&gt;[raw.AV6];&quot;Blue&quot;;&quot;Green&quot;)))" office:value-type="float" office:value="0.00954727127683342" calcext:value-type="float">
            <text:p>0.0095</text:p>
          </table:table-cell>
          <table:table-cell table:style-name="ce6" table:formula="of:=[raw.AW6]+ORG.OPENOFFICE.STYLE(IF([raw.J6]&lt;[raw.AX6];&quot;Red&quot;;IF([raw.J6]&gt;[raw.AY6];&quot;Blue&quot;;&quot;Green&quot;)))" office:value-type="float" office:value="0.0285102877442872" calcext:value-type="float">
            <text:p>0.0285</text:p>
          </table:table-cell>
          <table:table-cell table:style-name="ce29" table:formula="of:=[raw.AZ6]+ORG.OPENOFFICE.STYLE(IF([raw.J6]&lt;[raw.BA6];&quot;Red&quot;;IF([raw.J6]&gt;[raw.BB6];&quot;Blue&quot;;&quot;Green&quot;)))" office:value-type="float" office:value="0.0151118071565968" calcext:value-type="float">
            <text:p>0.0151</text:p>
          </table:table-cell>
          <table:table-cell table:style-name="ce15" table:formula="of:=[raw.BC6]+ORG.OPENOFFICE.STYLE(IF([raw.J6]&lt;[raw.BD6];&quot;Red&quot;;IF([raw.J6]&gt;[raw.BE6];&quot;Blue&quot;;&quot;Green&quot;)))" office:value-type="float" office:value="0" calcext:value-type="float">
            <text:p>0.0000</text:p>
          </table:table-cell>
          <table:table-cell table:style-name="ce6" table:formula="of:=[raw.BF6]+ORG.OPENOFFICE.STYLE(IF([raw.J6]&lt;[raw.BG6];&quot;Red&quot;;IF([raw.J6]&gt;[raw.BH6];&quot;Blue&quot;;&quot;Green&quot;)))" office:value-type="float" office:value="0.0149193817109905" calcext:value-type="float">
            <text:p>0.0149</text:p>
          </table:table-cell>
          <table:table-cell table:style-name="ce6" table:formula="of:=[raw.BI6]+ORG.OPENOFFICE.STYLE(IF([raw.J6]&lt;[raw.BJ6];&quot;Red&quot;;IF([raw.J6]&gt;[raw.BK6];&quot;Blue&quot;;&quot;Green&quot;)))" office:value-type="float" office:value="0.0149193817109905" calcext:value-type="float">
            <text:p>0.0149</text:p>
          </table:table-cell>
          <table:table-cell table:style-name="ce6" table:formula="of:=[raw.BL6]+ORG.OPENOFFICE.STYLE(IF([raw.J6]&lt;[raw.BM6];&quot;Red&quot;;IF([raw.J6]&gt;[raw.BN6];&quot;Blue&quot;;&quot;Green&quot;)))" office:value-type="float" office:value="0.0236672867434461" calcext:value-type="float">
            <text:p>0.0237</text:p>
          </table:table-cell>
          <table:table-cell table:style-name="ce6" table:formula="of:=[raw.BO6]+ORG.OPENOFFICE.STYLE(IF([raw.J6]&lt;[raw.BP6];&quot;Red&quot;;IF([raw.J6]&gt;[raw.BQ6];&quot;Blue&quot;;&quot;Green&quot;)))" office:value-type="float" office:value="0.0143699363818937" calcext:value-type="float">
            <text:p>0.0144</text:p>
          </table:table-cell>
          <table:table-cell table:style-name="ce6" table:formula="of:=[raw.BR6]+ORG.OPENOFFICE.STYLE(IF([raw.J6]&lt;[raw.BS6];&quot;Red&quot;;IF([raw.J6]&gt;[raw.BT6];&quot;Blue&quot;;&quot;Green&quot;)))" office:value-type="float" office:value="0.0259070016423243" calcext:value-type="float">
            <text:p>0.0259</text:p>
          </table:table-cell>
          <table:table-cell table:style-name="ce29" table:formula="of:=[raw.BU6]+ORG.OPENOFFICE.STYLE(IF([raw.J6]&lt;[raw.BV6];&quot;Red&quot;;IF([raw.J6]&gt;[raw.BW6];&quot;Blue&quot;;&quot;Green&quot;)))" office:value-type="float" office:value="0.0156467781412716" calcext:value-type="float">
            <text:p>0.0156</text:p>
          </table:table-cell>
        </table:table-row>
        <table:table-row table:style-name="ro1">
          <table:table-cell office:value-type="string" calcext:value-type="string">
            <text:p>bh_indep_balanced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style-name="ce15" table:formula="of:=[raw.M7]+ORG.OPENOFFICE.STYLE(IF([raw.J7]&lt;[raw.N7];&quot;Red&quot;;IF([raw.J7]&gt;[raw.O7];&quot;Blue&quot;;&quot;Green&quot;)))" office:value-type="float" office:value="0.0249534568708537" calcext:value-type="float">
            <text:p>0.0250</text:p>
          </table:table-cell>
          <table:table-cell table:style-name="ce6" table:formula="of:=[raw.P7]+ORG.OPENOFFICE.STYLE(IF([raw.J7]&lt;[raw.Q7];&quot;Red&quot;;IF([raw.J7]&gt;[raw.R7];&quot;Blue&quot;;&quot;Green&quot;)))" office:value-type="float" office:value="0.0272656760862107" calcext:value-type="float">
            <text:p>0.0273</text:p>
          </table:table-cell>
          <table:table-cell table:style-name="ce6" table:formula="of:=[raw.S7]+ORG.OPENOFFICE.STYLE(IF([raw.J7]&lt;[raw.T7];&quot;Red&quot;;IF([raw.J7]&gt;[raw.U7];&quot;Blue&quot;;&quot;Green&quot;)))" office:value-type="float" office:value="0.0272656760862107" calcext:value-type="float">
            <text:p>0.0273</text:p>
          </table:table-cell>
          <table:table-cell table:style-name="ce6" table:formula="of:=[raw.V7]+ORG.OPENOFFICE.STYLE(IF([raw.J7]&lt;[raw.W7];&quot;Red&quot;;IF([raw.J7]&gt;[raw.X7];&quot;Blue&quot;;&quot;Green&quot;)))" office:value-type="float" office:value="0.0272439287524031" calcext:value-type="float">
            <text:p>0.0272</text:p>
          </table:table-cell>
          <table:table-cell table:style-name="ce6" table:formula="of:=[raw.Y7]+ORG.OPENOFFICE.STYLE(IF([raw.J7]&lt;[raw.Z7];&quot;Red&quot;;IF([raw.J7]&gt;[raw.AA7];&quot;Blue&quot;;&quot;Green&quot;)))" office:value-type="float" office:value="0.0148009845555161" calcext:value-type="float">
            <text:p>0.0148</text:p>
          </table:table-cell>
          <table:table-cell table:style-name="ce9" table:formula="of:=[raw.AB7]+ORG.OPENOFFICE.STYLE(IF([raw.J7]&lt;[raw.AC7];&quot;Red&quot;;IF([raw.J7]&gt;[raw.AD7];&quot;Blue&quot;;&quot;Green&quot;)))" office:value-type="float" office:value="0.0522216125268159" calcext:value-type="float">
            <text:p>0.0522</text:p>
          </table:table-cell>
          <table:table-cell table:style-name="ce29" table:formula="of:=[raw.AE7]+ORG.OPENOFFICE.STYLE(IF([raw.J7]&lt;[raw.AF7];&quot;Red&quot;;IF([raw.J7]&gt;[raw.AG7];&quot;Blue&quot;;&quot;Green&quot;)))" office:value-type="float" office:value="0.0272483594303079" calcext:value-type="float">
            <text:p>0.0272</text:p>
          </table:table-cell>
          <table:table-cell table:style-name="ce15" table:formula="of:=[raw.AH7]+ORG.OPENOFFICE.STYLE(IF([raw.J7]&lt;[raw.AI7];&quot;Red&quot;;IF([raw.J7]&gt;[raw.AJ7];&quot;Blue&quot;;&quot;Green&quot;)))" office:value-type="float" office:value="0.0249534568708537" calcext:value-type="float">
            <text:p>0.0250</text:p>
          </table:table-cell>
          <table:table-cell table:style-name="ce6" table:formula="of:=[raw.AK7]+ORG.OPENOFFICE.STYLE(IF([raw.J7]&lt;[raw.AL7];&quot;Red&quot;;IF([raw.J7]&gt;[raw.AM7];&quot;Blue&quot;;&quot;Green&quot;)))" office:value-type="float" office:value="0.0250496156860008" calcext:value-type="float">
            <text:p>0.0250</text:p>
          </table:table-cell>
          <table:table-cell table:style-name="ce6" table:formula="of:=[raw.AN7]+ORG.OPENOFFICE.STYLE(IF([raw.J7]&lt;[raw.AO7];&quot;Red&quot;;IF([raw.J7]&gt;[raw.AP7];&quot;Blue&quot;;&quot;Green&quot;)))" office:value-type="float" office:value="0.0250496156860008" calcext:value-type="float">
            <text:p>0.0250</text:p>
          </table:table-cell>
          <table:table-cell table:style-name="ce6" table:formula="of:=[raw.AQ7]+ORG.OPENOFFICE.STYLE(IF([raw.J7]&lt;[raw.AR7];&quot;Red&quot;;IF([raw.J7]&gt;[raw.AS7];&quot;Blue&quot;;&quot;Green&quot;)))" office:value-type="float" office:value="0.0249534568708537" calcext:value-type="float">
            <text:p>0.0250</text:p>
          </table:table-cell>
          <table:table-cell table:style-name="ce6" table:formula="of:=[raw.AT7]+ORG.OPENOFFICE.STYLE(IF([raw.J7]&lt;[raw.AU7];&quot;Red&quot;;IF([raw.J7]&gt;[raw.AV7];&quot;Blue&quot;;&quot;Green&quot;)))" office:value-type="float" office:value="0.0124682780674656" calcext:value-type="float">
            <text:p>0.0125</text:p>
          </table:table-cell>
          <table:table-cell table:style-name="ce7" table:formula="of:=[raw.AW7]+ORG.OPENOFFICE.STYLE(IF([raw.J7]&lt;[raw.AX7];&quot;Red&quot;;IF([raw.J7]&gt;[raw.AY7];&quot;Blue&quot;;&quot;Green&quot;)))" office:value-type="float" office:value="0.0499862931809039" calcext:value-type="float">
            <text:p>0.0500</text:p>
          </table:table-cell>
          <table:table-cell table:style-name="ce29" table:formula="of:=[raw.AZ7]+ORG.OPENOFFICE.STYLE(IF([raw.J7]&lt;[raw.BA7];&quot;Red&quot;;IF([raw.J7]&gt;[raw.BB7];&quot;Blue&quot;;&quot;Green&quot;)))" office:value-type="float" office:value="0.024973002738364" calcext:value-type="float">
            <text:p>0.0250</text:p>
          </table:table-cell>
          <table:table-cell table:style-name="ce15" table:formula="of:=[raw.BC7]+ORG.OPENOFFICE.STYLE(IF([raw.J7]&lt;[raw.BD7];&quot;Red&quot;;IF([raw.J7]&gt;[raw.BE7];&quot;Blue&quot;;&quot;Green&quot;)))" office:value-type="float" office:value="0" calcext:value-type="float">
            <text:p>0.0000</text:p>
          </table:table-cell>
          <table:table-cell table:style-name="ce6" table:formula="of:=[raw.BF7]+ORG.OPENOFFICE.STYLE(IF([raw.J7]&lt;[raw.BG7];&quot;Red&quot;;IF([raw.J7]&gt;[raw.BH7];&quot;Blue&quot;;&quot;Green&quot;)))" office:value-type="float" office:value="0.0293883786445804" calcext:value-type="float">
            <text:p>0.0294</text:p>
          </table:table-cell>
          <table:table-cell table:style-name="ce6" table:formula="of:=[raw.BI7]+ORG.OPENOFFICE.STYLE(IF([raw.J7]&lt;[raw.BJ7];&quot;Red&quot;;IF([raw.J7]&gt;[raw.BK7];&quot;Blue&quot;;&quot;Green&quot;)))" office:value-type="float" office:value="0.0293883786445804" calcext:value-type="float">
            <text:p>0.0294</text:p>
          </table:table-cell>
          <table:table-cell table:style-name="ce6" table:formula="of:=[raw.BL7]+ORG.OPENOFFICE.STYLE(IF([raw.J7]&lt;[raw.BM7];&quot;Red&quot;;IF([raw.J7]&gt;[raw.BN7];&quot;Blue&quot;;&quot;Green&quot;)))" office:value-type="float" office:value="0.0293790690357492" calcext:value-type="float">
            <text:p>0.0294</text:p>
          </table:table-cell>
          <table:table-cell table:style-name="ce6" table:formula="of:=[raw.BO7]+ORG.OPENOFFICE.STYLE(IF([raw.J7]&lt;[raw.BP7];&quot;Red&quot;;IF([raw.J7]&gt;[raw.BQ7];&quot;Blue&quot;;&quot;Green&quot;)))" office:value-type="float" office:value="0.0170073141356454" calcext:value-type="float">
            <text:p>0.0170</text:p>
          </table:table-cell>
          <table:table-cell table:style-name="ce9" table:formula="of:=[raw.BR7]+ORG.OPENOFFICE.STYLE(IF([raw.J7]&lt;[raw.BS7];&quot;Red&quot;;IF([raw.J7]&gt;[raw.BT7];&quot;Blue&quot;;&quot;Green&quot;)))" office:value-type="float" office:value="0.0542409183434213" calcext:value-type="float">
            <text:p>0.0542</text:p>
          </table:table-cell>
          <table:table-cell table:style-name="ce29" table:formula="of:=[raw.BU7]+ORG.OPENOFFICE.STYLE(IF([raw.J7]&lt;[raw.BV7];&quot;Red&quot;;IF([raw.J7]&gt;[raw.BW7];&quot;Blue&quot;;&quot;Green&quot;)))" office:value-type="float" office:value="0.0293761724626794" calcext:value-type="float">
            <text:p>0.0294</text:p>
          </table:table-cell>
        </table:table-row>
        <table:table-row table:style-name="ro1">
          <table:table-cell office:value-type="string" calcext:value-type="string">
            <text:p>bh_indep_negonl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style-name="ce16" table:formula="of:=[raw.M8]+ORG.OPENOFFICE.STYLE(IF([raw.J8]&lt;[raw.N8];&quot;Red&quot;;IF([raw.J8]&gt;[raw.O8];&quot;Blue&quot;;&quot;Green&quot;)))" office:value-type="float" office:value="0.041" calcext:value-type="float">
            <text:p>0.0410</text:p>
          </table:table-cell>
          <table:table-cell table:style-name="ce6" table:formula="of:=[raw.P8]+ORG.OPENOFFICE.STYLE(IF([raw.J8]&lt;[raw.Q8];&quot;Red&quot;;IF([raw.J8]&gt;[raw.R8];&quot;Blue&quot;;&quot;Green&quot;)))" office:value-type="float" office:value="0.0413903161393077" calcext:value-type="float">
            <text:p>0.0414</text:p>
          </table:table-cell>
          <table:table-cell table:style-name="ce6" table:formula="of:=[raw.S8]+ORG.OPENOFFICE.STYLE(IF([raw.J8]&lt;[raw.T8];&quot;Red&quot;;IF([raw.J8]&gt;[raw.U8];&quot;Blue&quot;;&quot;Green&quot;)))" office:value-type="float" office:value="0.0413903161393077" calcext:value-type="float">
            <text:p>0.0414</text:p>
          </table:table-cell>
          <table:table-cell table:style-name="ce6" table:formula="of:=[raw.V8]+ORG.OPENOFFICE.STYLE(IF([raw.J8]&lt;[raw.W8];&quot;Red&quot;;IF([raw.J8]&gt;[raw.X8];&quot;Blue&quot;;&quot;Green&quot;)))" office:value-type="float" office:value="0.041648353659866" calcext:value-type="float">
            <text:p>0.0416</text:p>
          </table:table-cell>
          <table:table-cell table:style-name="ce6" table:formula="of:=[raw.Y8]+ORG.OPENOFFICE.STYLE(IF([raw.J8]&lt;[raw.Z8];&quot;Red&quot;;IF([raw.J8]&gt;[raw.AA8];&quot;Blue&quot;;&quot;Green&quot;)))" office:value-type="float" office:value="0.0228480181545143" calcext:value-type="float">
            <text:p>0.0228</text:p>
          </table:table-cell>
          <table:table-cell table:style-name="ce9" table:formula="of:=[raw.AB8]+ORG.OPENOFFICE.STYLE(IF([raw.J8]&lt;[raw.AC8];&quot;Red&quot;;IF([raw.J8]&gt;[raw.AD8];&quot;Blue&quot;;&quot;Green&quot;)))" office:value-type="float" office:value="0.0642485362446314" calcext:value-type="float">
            <text:p>0.0642</text:p>
          </table:table-cell>
          <table:table-cell table:style-name="ce29" table:formula="of:=[raw.AE8]+ORG.OPENOFFICE.STYLE(IF([raw.J8]&lt;[raw.AF8];&quot;Red&quot;;IF([raw.J8]&gt;[raw.AG8];&quot;Blue&quot;;&quot;Green&quot;)))" office:value-type="float" office:value="0.0341317541713711" calcext:value-type="float">
            <text:p>0.0341</text:p>
          </table:table-cell>
          <table:table-cell table:style-name="ce16" table:formula="of:=[raw.AH8]+ORG.OPENOFFICE.STYLE(IF([raw.J8]&lt;[raw.AI8];&quot;Red&quot;;IF([raw.J8]&gt;[raw.AJ8];&quot;Blue&quot;;&quot;Green&quot;)))" office:value-type="float" office:value="0.041" calcext:value-type="float">
            <text:p>0.0410</text:p>
          </table:table-cell>
          <table:table-cell table:style-name="ce9" table:formula="of:=[raw.AK8]+ORG.OPENOFFICE.STYLE(IF([raw.J8]&lt;[raw.AL8];&quot;Red&quot;;IF([raw.J8]&gt;[raw.AM8];&quot;Blue&quot;;&quot;Green&quot;)))" office:value-type="float" office:value="0.942" calcext:value-type="float">
            <text:p>0.9420</text:p>
          </table:table-cell>
          <table:table-cell table:style-name="ce9" table:formula="of:=[raw.AN8]+ORG.OPENOFFICE.STYLE(IF([raw.J8]&lt;[raw.AO8];&quot;Red&quot;;IF([raw.J8]&gt;[raw.AP8];&quot;Blue&quot;;&quot;Green&quot;)))" office:value-type="float" office:value="0.942" calcext:value-type="float">
            <text:p>0.9420</text:p>
          </table:table-cell>
          <table:table-cell table:style-name="ce7" table:formula="of:=[raw.AQ8]+ORG.OPENOFFICE.STYLE(IF([raw.J8]&lt;[raw.AR8];&quot;Red&quot;;IF([raw.J8]&gt;[raw.AS8];&quot;Blue&quot;;&quot;Green&quot;)))" office:value-type="float" office:value="0.041" calcext:value-type="float">
            <text:p>0.0410</text:p>
          </table:table-cell>
          <table:table-cell table:style-name="ce6" table:formula="of:=[raw.AT8]+ORG.OPENOFFICE.STYLE(IF([raw.J8]&lt;[raw.AU8];&quot;Red&quot;;IF([raw.J8]&gt;[raw.AV8];&quot;Blue&quot;;&quot;Green&quot;)))" office:value-type="float" office:value="0.017" calcext:value-type="float">
            <text:p>0.0170</text:p>
          </table:table-cell>
          <table:table-cell table:style-name="ce9" table:formula="of:=[raw.AW8]+ORG.OPENOFFICE.STYLE(IF([raw.J8]&lt;[raw.AX8];&quot;Red&quot;;IF([raw.J8]&gt;[raw.AY8];&quot;Blue&quot;;&quot;Green&quot;)))" office:value-type="float" office:value="0.099" calcext:value-type="float">
            <text:p>0.0990</text:p>
          </table:table-cell>
          <table:table-cell table:style-name="ce31" table:formula="of:=[raw.AZ8]+ORG.OPENOFFICE.STYLE(IF([raw.J8]&lt;[raw.BA8];&quot;Red&quot;;IF([raw.J8]&gt;[raw.BB8];&quot;Blue&quot;;&quot;Green&quot;)))" office:value-type="float" office:value="0.051" calcext:value-type="float">
            <text:p>0.0510</text:p>
          </table:table-cell>
          <table:table-cell table:style-name="ce15" table:formula="of:=[raw.BC8]+ORG.OPENOFFICE.STYLE(IF([raw.J8]&lt;[raw.BD8];&quot;Red&quot;;IF([raw.J8]&gt;[raw.BE8];&quot;Blue&quot;;&quot;Green&quot;)))" office:value-type="float" office:value="0" calcext:value-type="float">
            <text:p>0.0000</text:p>
          </table:table-cell>
          <table:table-cell table:style-name="ce6" table:formula="of:=[raw.BF8]+ORG.OPENOFFICE.STYLE(IF([raw.J8]&lt;[raw.BG8];&quot;Red&quot;;IF([raw.J8]&gt;[raw.BH8];&quot;Blue&quot;;&quot;Green&quot;)))" office:value-type="float" office:value="0.0231163635464168" calcext:value-type="float">
            <text:p>0.0231</text:p>
          </table:table-cell>
          <table:table-cell table:style-name="ce6" table:formula="of:=[raw.BI8]+ORG.OPENOFFICE.STYLE(IF([raw.J8]&lt;[raw.BJ8];&quot;Red&quot;;IF([raw.J8]&gt;[raw.BK8];&quot;Blue&quot;;&quot;Green&quot;)))" office:value-type="float" office:value="0.0231163635464168" calcext:value-type="float">
            <text:p>0.0231</text:p>
          </table:table-cell>
          <table:table-cell table:style-name="ce6" table:formula="of:=[raw.BL8]+ORG.OPENOFFICE.STYLE(IF([raw.J8]&lt;[raw.BM8];&quot;Red&quot;;IF([raw.J8]&gt;[raw.BN8];&quot;Blue&quot;;&quot;Green&quot;)))" office:value-type="float" office:value="0.0414294853904179" calcext:value-type="float">
            <text:p>0.0414</text:p>
          </table:table-cell>
          <table:table-cell table:style-name="ce6" table:formula="of:=[raw.BO8]+ORG.OPENOFFICE.STYLE(IF([raw.J8]&lt;[raw.BP8];&quot;Red&quot;;IF([raw.J8]&gt;[raw.BQ8];&quot;Blue&quot;;&quot;Green&quot;)))" office:value-type="float" office:value="0.0227428663672285" calcext:value-type="float">
            <text:p>0.0227</text:p>
          </table:table-cell>
          <table:table-cell table:style-name="ce9" table:formula="of:=[raw.BR8]+ORG.OPENOFFICE.STYLE(IF([raw.J8]&lt;[raw.BS8];&quot;Red&quot;;IF([raw.J8]&gt;[raw.BT8];&quot;Blue&quot;;&quot;Green&quot;)))" office:value-type="float" office:value="0.0637388801752261" calcext:value-type="float">
            <text:p>0.0637</text:p>
          </table:table-cell>
          <table:table-cell table:style-name="ce29" table:formula="of:=[raw.BU8]+ORG.OPENOFFICE.STYLE(IF([raw.J8]&lt;[raw.BV8];&quot;Red&quot;;IF([raw.J8]&gt;[raw.BW8];&quot;Blue&quot;;&quot;Green&quot;)))" office:value-type="float" office:value="0.033846286493533" calcext:value-type="float">
            <text:p>0.0338</text:p>
          </table:table-cell>
        </table:table-row>
        <table:table-row table:style-name="ro1">
          <table:table-cell office:value-type="string" calcext:value-type="string">
            <text:p>bh_indep_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style-name="ce16" table:formula="of:=[raw.M9]+ORG.OPENOFFICE.STYLE(IF([raw.J9]&lt;[raw.N9];&quot;Red&quot;;IF([raw.J9]&gt;[raw.O9];&quot;Blue&quot;;&quot;Green&quot;)))" office:value-type="float" office:value="0.042" calcext:value-type="float">
            <text:p>0.0420</text:p>
          </table:table-cell>
          <table:table-cell table:style-name="ce7" table:formula="of:=[raw.P9]+ORG.OPENOFFICE.STYLE(IF([raw.J9]&lt;[raw.Q9];&quot;Red&quot;;IF([raw.J9]&gt;[raw.R9];&quot;Blue&quot;;&quot;Green&quot;)))" office:value-type="float" office:value="0.043" calcext:value-type="float">
            <text:p>0.0430</text:p>
          </table:table-cell>
          <table:table-cell table:style-name="ce7" table:formula="of:=[raw.S9]+ORG.OPENOFFICE.STYLE(IF([raw.J9]&lt;[raw.T9];&quot;Red&quot;;IF([raw.J9]&gt;[raw.U9];&quot;Blue&quot;;&quot;Green&quot;)))" office:value-type="float" office:value="0.043" calcext:value-type="float">
            <text:p>0.0430</text:p>
          </table:table-cell>
          <table:table-cell table:style-name="ce9" table:formula="of:=[raw.V9]+ORG.OPENOFFICE.STYLE(IF([raw.J9]&lt;[raw.W9];&quot;Red&quot;;IF([raw.J9]&gt;[raw.X9];&quot;Blue&quot;;&quot;Green&quot;)))" office:value-type="float" office:value="0.091" calcext:value-type="float">
            <text:p>0.0910</text:p>
          </table:table-cell>
          <table:table-cell table:style-name="ce7" table:formula="of:=[raw.Y9]+ORG.OPENOFFICE.STYLE(IF([raw.J9]&lt;[raw.Z9];&quot;Red&quot;;IF([raw.J9]&gt;[raw.AA9];&quot;Blue&quot;;&quot;Green&quot;)))" office:value-type="float" office:value="0.043" calcext:value-type="float">
            <text:p>0.0430</text:p>
          </table:table-cell>
          <table:table-cell table:style-name="ce9" table:formula="of:=[raw.AB9]+ORG.OPENOFFICE.STYLE(IF([raw.J9]&lt;[raw.AC9];&quot;Red&quot;;IF([raw.J9]&gt;[raw.AD9];&quot;Blue&quot;;&quot;Green&quot;)))" office:value-type="float" office:value="0.186" calcext:value-type="float">
            <text:p>0.1860</text:p>
          </table:table-cell>
          <table:table-cell table:style-name="ce30" table:formula="of:=[raw.AE9]+ORG.OPENOFFICE.STYLE(IF([raw.J9]&lt;[raw.AF9];&quot;Red&quot;;IF([raw.J9]&gt;[raw.AG9];&quot;Blue&quot;;&quot;Green&quot;)))" office:value-type="float" office:value="0.092" calcext:value-type="float">
            <text:p>0.0920</text:p>
          </table:table-cell>
          <table:table-cell table:style-name="ce16" table:formula="of:=[raw.AH9]+ORG.OPENOFFICE.STYLE(IF([raw.J9]&lt;[raw.AI9];&quot;Red&quot;;IF([raw.J9]&gt;[raw.AJ9];&quot;Blue&quot;;&quot;Green&quot;)))" office:value-type="float" office:value="0.042" calcext:value-type="float">
            <text:p>0.0420</text:p>
          </table:table-cell>
          <table:table-cell table:style-name="ce6" table:formula="of:=[raw.AK9]+ORG.OPENOFFICE.STYLE(IF([raw.J9]&lt;[raw.AL9];&quot;Red&quot;;IF([raw.J9]&gt;[raw.AM9];&quot;Blue&quot;;&quot;Green&quot;)))" office:value-type="float" office:value="0.017" calcext:value-type="float">
            <text:p>0.0170</text:p>
          </table:table-cell>
          <table:table-cell table:style-name="ce6" table:formula="of:=[raw.AN9]+ORG.OPENOFFICE.STYLE(IF([raw.J9]&lt;[raw.AO9];&quot;Red&quot;;IF([raw.J9]&gt;[raw.AP9];&quot;Blue&quot;;&quot;Green&quot;)))" office:value-type="float" office:value="0.017" calcext:value-type="float">
            <text:p>0.0170</text:p>
          </table:table-cell>
          <table:table-cell table:style-name="ce7" table:formula="of:=[raw.AQ9]+ORG.OPENOFFICE.STYLE(IF([raw.J9]&lt;[raw.AR9];&quot;Red&quot;;IF([raw.J9]&gt;[raw.AS9];&quot;Blue&quot;;&quot;Green&quot;)))" office:value-type="float" office:value="0.042" calcext:value-type="float">
            <text:p>0.0420</text:p>
          </table:table-cell>
          <table:table-cell table:style-name="ce6" table:formula="of:=[raw.AT9]+ORG.OPENOFFICE.STYLE(IF([raw.J9]&lt;[raw.AU9];&quot;Red&quot;;IF([raw.J9]&gt;[raw.AV9];&quot;Blue&quot;;&quot;Green&quot;)))" office:value-type="float" office:value="0.017" calcext:value-type="float">
            <text:p>0.0170</text:p>
          </table:table-cell>
          <table:table-cell table:style-name="ce9" table:formula="of:=[raw.AW9]+ORG.OPENOFFICE.STYLE(IF([raw.J9]&lt;[raw.AX9];&quot;Red&quot;;IF([raw.J9]&gt;[raw.AY9];&quot;Blue&quot;;&quot;Green&quot;)))" office:value-type="float" office:value="0.091" calcext:value-type="float">
            <text:p>0.0910</text:p>
          </table:table-cell>
          <table:table-cell table:style-name="ce31" table:formula="of:=[raw.AZ9]+ORG.OPENOFFICE.STYLE(IF([raw.J9]&lt;[raw.BA9];&quot;Red&quot;;IF([raw.J9]&gt;[raw.BB9];&quot;Blue&quot;;&quot;Green&quot;)))" office:value-type="float" office:value="0.044" calcext:value-type="float">
            <text:p>0.0440</text:p>
          </table:table-cell>
          <table:table-cell table:style-name="ce15" table:formula="of:=[raw.BC9]+ORG.OPENOFFICE.STYLE(IF([raw.J9]&lt;[raw.BD9];&quot;Red&quot;;IF([raw.J9]&gt;[raw.BE9];&quot;Blue&quot;;&quot;Green&quot;)))" office:value-type="float" office:value="0" calcext:value-type="float">
            <text:p>0.0000</text:p>
          </table:table-cell>
          <table:table-cell table:style-name="ce6" table:formula="of:=[raw.BF9]+ORG.OPENOFFICE.STYLE(IF([raw.J9]&lt;[raw.BG9];&quot;Red&quot;;IF([raw.J9]&gt;[raw.BH9];&quot;Blue&quot;;&quot;Green&quot;)))" office:value-type="float" office:value="0.027" calcext:value-type="float">
            <text:p>0.0270</text:p>
          </table:table-cell>
          <table:table-cell table:style-name="ce6" table:formula="of:=[raw.BI9]+ORG.OPENOFFICE.STYLE(IF([raw.J9]&lt;[raw.BJ9];&quot;Red&quot;;IF([raw.J9]&gt;[raw.BK9];&quot;Blue&quot;;&quot;Green&quot;)))" office:value-type="float" office:value="0.027" calcext:value-type="float">
            <text:p>0.0270</text:p>
          </table:table-cell>
          <table:table-cell table:style-name="ce7" table:formula="of:=[raw.BL9]+ORG.OPENOFFICE.STYLE(IF([raw.J9]&lt;[raw.BM9];&quot;Red&quot;;IF([raw.J9]&gt;[raw.BN9];&quot;Blue&quot;;&quot;Green&quot;)))" office:value-type="float" office:value="0.05" calcext:value-type="float">
            <text:p>0.0500</text:p>
          </table:table-cell>
          <table:table-cell table:style-name="ce6" table:formula="of:=[raw.BO9]+ORG.OPENOFFICE.STYLE(IF([raw.J9]&lt;[raw.BP9];&quot;Red&quot;;IF([raw.J9]&gt;[raw.BQ9];&quot;Blue&quot;;&quot;Green&quot;)))" office:value-type="float" office:value="0.026" calcext:value-type="float">
            <text:p>0.0260</text:p>
          </table:table-cell>
          <table:table-cell table:style-name="ce9" table:formula="of:=[raw.BR9]+ORG.OPENOFFICE.STYLE(IF([raw.J9]&lt;[raw.BS9];&quot;Red&quot;;IF([raw.J9]&gt;[raw.BT9];&quot;Blue&quot;;&quot;Green&quot;)))" office:value-type="float" office:value="0.1" calcext:value-type="float">
            <text:p>0.1000</text:p>
          </table:table-cell>
          <table:table-cell table:style-name="ce31" table:formula="of:=[raw.BU9]+ORG.OPENOFFICE.STYLE(IF([raw.J9]&lt;[raw.BV9];&quot;Red&quot;;IF([raw.J9]&gt;[raw.BW9];&quot;Blue&quot;;&quot;Green&quot;)))" office:value-type="float" office:value="0.049" calcext:value-type="float">
            <text:p>0.0490</text:p>
          </table:table-cell>
        </table:table-row>
        <table:table-row table:style-name="ro1">
          <table:table-cell office:value-type="string" calcext:value-type="string">
            <text:p>bh_indep_posonly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style-name="ce15" table:formula="of:=[raw.M10]+ORG.OPENOFFICE.STYLE(IF([raw.J10]&lt;[raw.N10];&quot;Red&quot;;IF([raw.J10]&gt;[raw.O10];&quot;Blue&quot;;&quot;Green&quot;)))" office:value-type="float" office:value="0.0377920364674427" calcext:value-type="float">
            <text:p>0.0378</text:p>
          </table:table-cell>
          <table:table-cell table:style-name="ce6" table:formula="of:=[raw.P10]+ORG.OPENOFFICE.STYLE(IF([raw.J10]&lt;[raw.Q10];&quot;Red&quot;;IF([raw.J10]&gt;[raw.R10];&quot;Blue&quot;;&quot;Green&quot;)))" office:value-type="float" office:value="0.0381817188888688" calcext:value-type="float">
            <text:p>0.0382</text:p>
          </table:table-cell>
          <table:table-cell table:style-name="ce6" table:formula="of:=[raw.S10]+ORG.OPENOFFICE.STYLE(IF([raw.J10]&lt;[raw.T10];&quot;Red&quot;;IF([raw.J10]&gt;[raw.U10];&quot;Blue&quot;;&quot;Green&quot;)))" office:value-type="float" office:value="0.0381817188888688" calcext:value-type="float">
            <text:p>0.0382</text:p>
          </table:table-cell>
          <table:table-cell table:style-name="ce6" table:formula="of:=[raw.V10]+ORG.OPENOFFICE.STYLE(IF([raw.J10]&lt;[raw.W10];&quot;Red&quot;;IF([raw.J10]&gt;[raw.X10];&quot;Blue&quot;;&quot;Green&quot;)))" office:value-type="float" office:value="0.0379942427761399" calcext:value-type="float">
            <text:p>0.0380</text:p>
          </table:table-cell>
          <table:table-cell table:style-name="ce6" table:formula="of:=[raw.Y10]+ORG.OPENOFFICE.STYLE(IF([raw.J10]&lt;[raw.Z10];&quot;Red&quot;;IF([raw.J10]&gt;[raw.AA10];&quot;Blue&quot;;&quot;Green&quot;)))" office:value-type="float" office:value="0.0191360490355133" calcext:value-type="float">
            <text:p>0.0191</text:p>
          </table:table-cell>
          <table:table-cell table:style-name="ce9" table:formula="of:=[raw.AB10]+ORG.OPENOFFICE.STYLE(IF([raw.J10]&lt;[raw.AC10];&quot;Red&quot;;IF([raw.J10]&gt;[raw.AD10];&quot;Blue&quot;;&quot;Green&quot;)))" office:value-type="float" office:value="0.0612370860865235" calcext:value-type="float">
            <text:p>0.0612</text:p>
          </table:table-cell>
          <table:table-cell table:style-name="ce29" table:formula="of:=[raw.AE10]+ORG.OPENOFFICE.STYLE(IF([raw.J10]&lt;[raw.AF10];&quot;Red&quot;;IF([raw.J10]&gt;[raw.AG10];&quot;Blue&quot;;&quot;Green&quot;)))" office:value-type="float" office:value="0.0303475031458617" calcext:value-type="float">
            <text:p>0.0303</text:p>
          </table:table-cell>
          <table:table-cell table:style-name="ce15" table:formula="of:=[raw.AH10]+ORG.OPENOFFICE.STYLE(IF([raw.J10]&lt;[raw.AI10];&quot;Red&quot;;IF([raw.J10]&gt;[raw.AJ10];&quot;Blue&quot;;&quot;Green&quot;)))" office:value-type="float" office:value="0.0377920364674427" calcext:value-type="float">
            <text:p>0.0378</text:p>
          </table:table-cell>
          <table:table-cell table:style-name="ce6" table:formula="of:=[raw.AK10]+ORG.OPENOFFICE.STYLE(IF([raw.J10]&lt;[raw.AL10];&quot;Red&quot;;IF([raw.J10]&gt;[raw.AM10];&quot;Blue&quot;;&quot;Green&quot;)))" office:value-type="float" office:value="0.0193647281643529" calcext:value-type="float">
            <text:p>0.0194</text:p>
          </table:table-cell>
          <table:table-cell table:style-name="ce6" table:formula="of:=[raw.AN10]+ORG.OPENOFFICE.STYLE(IF([raw.J10]&lt;[raw.AO10];&quot;Red&quot;;IF([raw.J10]&gt;[raw.AP10];&quot;Blue&quot;;&quot;Green&quot;)))" office:value-type="float" office:value="0.0193647281643529" calcext:value-type="float">
            <text:p>0.0194</text:p>
          </table:table-cell>
          <table:table-cell table:style-name="ce6" table:formula="of:=[raw.AQ10]+ORG.OPENOFFICE.STYLE(IF([raw.J10]&lt;[raw.AR10];&quot;Red&quot;;IF([raw.J10]&gt;[raw.AS10];&quot;Blue&quot;;&quot;Green&quot;)))" office:value-type="float" office:value="0.0377920364674427" calcext:value-type="float">
            <text:p>0.0378</text:p>
          </table:table-cell>
          <table:table-cell table:style-name="ce6" table:formula="of:=[raw.AT10]+ORG.OPENOFFICE.STYLE(IF([raw.J10]&lt;[raw.AU10];&quot;Red&quot;;IF([raw.J10]&gt;[raw.AV10];&quot;Blue&quot;;&quot;Green&quot;)))" office:value-type="float" office:value="0.0190061922901444" calcext:value-type="float">
            <text:p>0.0190</text:p>
          </table:table-cell>
          <table:table-cell table:style-name="ce9" table:formula="of:=[raw.AW10]+ORG.OPENOFFICE.STYLE(IF([raw.J10]&lt;[raw.AX10];&quot;Red&quot;;IF([raw.J10]&gt;[raw.AY10];&quot;Blue&quot;;&quot;Green&quot;)))" office:value-type="float" office:value="0.0607563701934716" calcext:value-type="float">
            <text:p>0.0608</text:p>
          </table:table-cell>
          <table:table-cell table:style-name="ce29" table:formula="of:=[raw.AZ10]+ORG.OPENOFFICE.STYLE(IF([raw.J10]&lt;[raw.BA10];&quot;Red&quot;;IF([raw.J10]&gt;[raw.BB10];&quot;Blue&quot;;&quot;Green&quot;)))" office:value-type="float" office:value="0.0300759988480527" calcext:value-type="float">
            <text:p>0.0301</text:p>
          </table:table-cell>
          <table:table-cell table:style-name="ce15" table:formula="of:=[raw.BC10]+ORG.OPENOFFICE.STYLE(IF([raw.J10]&lt;[raw.BD10];&quot;Red&quot;;IF([raw.J10]&gt;[raw.BE10];&quot;Blue&quot;;&quot;Green&quot;)))" office:value-type="float" office:value="0" calcext:value-type="float">
            <text:p>0.0000</text:p>
          </table:table-cell>
          <table:table-cell table:style-name="ce9" table:formula="of:=[raw.BF10]+ORG.OPENOFFICE.STYLE(IF([raw.J10]&lt;[raw.BG10];&quot;Red&quot;;IF([raw.J10]&gt;[raw.BH10];&quot;Blue&quot;;&quot;Green&quot;)))" office:value-type="float" office:value="0.953" calcext:value-type="float">
            <text:p>0.9530</text:p>
          </table:table-cell>
          <table:table-cell table:style-name="ce9" table:formula="of:=[raw.BI10]+ORG.OPENOFFICE.STYLE(IF([raw.J10]&lt;[raw.BJ10];&quot;Red&quot;;IF([raw.J10]&gt;[raw.BK10];&quot;Blue&quot;;&quot;Green&quot;)))" office:value-type="float" office:value="0.953" calcext:value-type="float">
            <text:p>0.9530</text:p>
          </table:table-cell>
          <table:table-cell table:style-name="ce6" table:formula="of:=[raw.BL10]+ORG.OPENOFFICE.STYLE(IF([raw.J10]&lt;[raw.BM10];&quot;Red&quot;;IF([raw.J10]&gt;[raw.BN10];&quot;Blue&quot;;&quot;Green&quot;)))" office:value-type="float" office:value="0.038" calcext:value-type="float">
            <text:p>0.0380</text:p>
          </table:table-cell>
          <table:table-cell table:style-name="ce6" table:formula="of:=[raw.BO10]+ORG.OPENOFFICE.STYLE(IF([raw.J10]&lt;[raw.BP10];&quot;Red&quot;;IF([raw.J10]&gt;[raw.BQ10];&quot;Blue&quot;;&quot;Green&quot;)))" office:value-type="float" office:value="0.022" calcext:value-type="float">
            <text:p>0.0220</text:p>
          </table:table-cell>
          <table:table-cell table:style-name="ce9" table:formula="of:=[raw.BR10]+ORG.OPENOFFICE.STYLE(IF([raw.J10]&lt;[raw.BS10];&quot;Red&quot;;IF([raw.J10]&gt;[raw.BT10];&quot;Blue&quot;;&quot;Green&quot;)))" office:value-type="float" office:value="0.093" calcext:value-type="float">
            <text:p>0.0930</text:p>
          </table:table-cell>
          <table:table-cell table:style-name="ce31" table:formula="of:=[raw.BU10]+ORG.OPENOFFICE.STYLE(IF([raw.J10]&lt;[raw.BV10];&quot;Red&quot;;IF([raw.J10]&gt;[raw.BW10];&quot;Blue&quot;;&quot;Green&quot;)))" office:value-type="float" office:value="0.048" calcext:value-type="float">
            <text:p>0.0480</text:p>
          </table:table-cell>
        </table:table-row>
        <table:table-row table:style-name="ro1">
          <table:table-cell office:value-type="string" calcext:value-type="string">
            <text:p>bh_indep_unbalanced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style-name="ce15" table:formula="of:=[raw.M11]+ORG.OPENOFFICE.STYLE(IF([raw.J11]&lt;[raw.N11];&quot;Red&quot;;IF([raw.J11]&gt;[raw.O11];&quot;Blue&quot;;&quot;Green&quot;)))" office:value-type="float" office:value="0.0241581882071118" calcext:value-type="float">
            <text:p>0.0242</text:p>
          </table:table-cell>
          <table:table-cell table:style-name="ce6" table:formula="of:=[raw.P11]+ORG.OPENOFFICE.STYLE(IF([raw.J11]&lt;[raw.Q11];&quot;Red&quot;;IF([raw.J11]&gt;[raw.R11];&quot;Blue&quot;;&quot;Green&quot;)))" office:value-type="float" office:value="0.0268097597773623" calcext:value-type="float">
            <text:p>0.0268</text:p>
          </table:table-cell>
          <table:table-cell table:style-name="ce6" table:formula="of:=[raw.S11]+ORG.OPENOFFICE.STYLE(IF([raw.J11]&lt;[raw.T11];&quot;Red&quot;;IF([raw.J11]&gt;[raw.U11];&quot;Blue&quot;;&quot;Green&quot;)))" office:value-type="float" office:value="0.0268097597773623" calcext:value-type="float">
            <text:p>0.0268</text:p>
          </table:table-cell>
          <table:table-cell table:style-name="ce6" table:formula="of:=[raw.V11]+ORG.OPENOFFICE.STYLE(IF([raw.J11]&lt;[raw.W11];&quot;Red&quot;;IF([raw.J11]&gt;[raw.X11];&quot;Blue&quot;;&quot;Green&quot;)))" office:value-type="float" office:value="0.0272036231641287" calcext:value-type="float">
            <text:p>0.0272</text:p>
          </table:table-cell>
          <table:table-cell table:style-name="ce6" table:formula="of:=[raw.Y11]+ORG.OPENOFFICE.STYLE(IF([raw.J11]&lt;[raw.Z11];&quot;Red&quot;;IF([raw.J11]&gt;[raw.AA11];&quot;Blue&quot;;&quot;Green&quot;)))" office:value-type="float" office:value="0.0147716031221232" calcext:value-type="float">
            <text:p>0.0148</text:p>
          </table:table-cell>
          <table:table-cell table:style-name="ce6" table:formula="of:=[raw.AB11]+ORG.OPENOFFICE.STYLE(IF([raw.J11]&lt;[raw.AC11];&quot;Red&quot;;IF([raw.J11]&gt;[raw.AD11];&quot;Blue&quot;;&quot;Green&quot;)))" office:value-type="float" office:value="0.046869236296853" calcext:value-type="float">
            <text:p>0.0469</text:p>
          </table:table-cell>
          <table:table-cell table:style-name="ce29" table:formula="of:=[raw.AE11]+ORG.OPENOFFICE.STYLE(IF([raw.J11]&lt;[raw.AF11];&quot;Red&quot;;IF([raw.J11]&gt;[raw.AG11];&quot;Blue&quot;;&quot;Green&quot;)))" office:value-type="float" office:value="0.0240199614461199" calcext:value-type="float">
            <text:p>0.0240</text:p>
          </table:table-cell>
          <table:table-cell table:style-name="ce15" table:formula="of:=[raw.AH11]+ORG.OPENOFFICE.STYLE(IF([raw.J11]&lt;[raw.AI11];&quot;Red&quot;;IF([raw.J11]&gt;[raw.AJ11];&quot;Blue&quot;;&quot;Green&quot;)))" office:value-type="float" office:value="0.0241581882071118" calcext:value-type="float">
            <text:p>0.0242</text:p>
          </table:table-cell>
          <table:table-cell table:style-name="ce9" table:formula="of:=[raw.AK11]+ORG.OPENOFFICE.STYLE(IF([raw.J11]&lt;[raw.AL11];&quot;Red&quot;;IF([raw.J11]&gt;[raw.AM11];&quot;Blue&quot;;&quot;Green&quot;)))" office:value-type="float" office:value="0.0588029795658362" calcext:value-type="float">
            <text:p>0.0588</text:p>
          </table:table-cell>
          <table:table-cell table:style-name="ce9" table:formula="of:=[raw.AN11]+ORG.OPENOFFICE.STYLE(IF([raw.J11]&lt;[raw.AO11];&quot;Red&quot;;IF([raw.J11]&gt;[raw.AP11];&quot;Blue&quot;;&quot;Green&quot;)))" office:value-type="float" office:value="0.0588029795658362" calcext:value-type="float">
            <text:p>0.0588</text:p>
          </table:table-cell>
          <table:table-cell table:style-name="ce6" table:formula="of:=[raw.AQ11]+ORG.OPENOFFICE.STYLE(IF([raw.J11]&lt;[raw.AR11];&quot;Red&quot;;IF([raw.J11]&gt;[raw.AS11];&quot;Blue&quot;;&quot;Green&quot;)))" office:value-type="float" office:value="0.0241581882071118" calcext:value-type="float">
            <text:p>0.0242</text:p>
          </table:table-cell>
          <table:table-cell table:style-name="ce6" table:formula="of:=[raw.AT11]+ORG.OPENOFFICE.STYLE(IF([raw.J11]&lt;[raw.AU11];&quot;Red&quot;;IF([raw.J11]&gt;[raw.AV11];&quot;Blue&quot;;&quot;Green&quot;)))" office:value-type="float" office:value="0.0118839735083724" calcext:value-type="float">
            <text:p>0.0119</text:p>
          </table:table-cell>
          <table:table-cell table:style-name="ce9" table:formula="of:=[raw.AW11]+ORG.OPENOFFICE.STYLE(IF([raw.J11]&lt;[raw.AX11];&quot;Red&quot;;IF([raw.J11]&gt;[raw.AY11];&quot;Blue&quot;;&quot;Green&quot;)))" office:value-type="float" office:value="0.0702925040957097" calcext:value-type="float">
            <text:p>0.0703</text:p>
          </table:table-cell>
          <table:table-cell table:style-name="ce29" table:formula="of:=[raw.AZ11]+ORG.OPENOFFICE.STYLE(IF([raw.J11]&lt;[raw.BA11];&quot;Red&quot;;IF([raw.J11]&gt;[raw.BB11];&quot;Blue&quot;;&quot;Green&quot;)))" office:value-type="float" office:value="0.0338687852859839" calcext:value-type="float">
            <text:p>0.0339</text:p>
          </table:table-cell>
          <table:table-cell table:style-name="ce15" table:formula="of:=[raw.BC11]+ORG.OPENOFFICE.STYLE(IF([raw.J11]&lt;[raw.BD11];&quot;Red&quot;;IF([raw.J11]&gt;[raw.BE11];&quot;Blue&quot;;&quot;Green&quot;)))" office:value-type="float" office:value="0" calcext:value-type="float">
            <text:p>0.0000</text:p>
          </table:table-cell>
          <table:table-cell table:style-name="ce6" table:formula="of:=[raw.BF11]+ORG.OPENOFFICE.STYLE(IF([raw.J11]&lt;[raw.BG11];&quot;Red&quot;;IF([raw.J11]&gt;[raw.BH11];&quot;Blue&quot;;&quot;Green&quot;)))" office:value-type="float" office:value="0.0182985742119318" calcext:value-type="float">
            <text:p>0.0183</text:p>
          </table:table-cell>
          <table:table-cell table:style-name="ce6" table:formula="of:=[raw.BI11]+ORG.OPENOFFICE.STYLE(IF([raw.J11]&lt;[raw.BJ11];&quot;Red&quot;;IF([raw.J11]&gt;[raw.BK11];&quot;Blue&quot;;&quot;Green&quot;)))" office:value-type="float" office:value="0.0182985742119318" calcext:value-type="float">
            <text:p>0.0183</text:p>
          </table:table-cell>
          <table:table-cell table:style-name="ce6" table:formula="of:=[raw.BL11]+ORG.OPENOFFICE.STYLE(IF([raw.J11]&lt;[raw.BM11];&quot;Red&quot;;IF([raw.J11]&gt;[raw.BN11];&quot;Blue&quot;;&quot;Green&quot;)))" office:value-type="float" office:value="0.0276739454940593" calcext:value-type="float">
            <text:p>0.0277</text:p>
          </table:table-cell>
          <table:table-cell table:style-name="ce6" table:formula="of:=[raw.BO11]+ORG.OPENOFFICE.STYLE(IF([raw.J11]&lt;[raw.BP11];&quot;Red&quot;;IF([raw.J11]&gt;[raw.BQ11];&quot;Blue&quot;;&quot;Green&quot;)))" office:value-type="float" office:value="0.0152147981591825" calcext:value-type="float">
            <text:p>0.0152</text:p>
          </table:table-cell>
          <table:table-cell table:style-name="ce6" table:formula="of:=[raw.BR11]+ORG.OPENOFFICE.STYLE(IF([raw.J11]&lt;[raw.BS11];&quot;Red&quot;;IF([raw.J11]&gt;[raw.BT11];&quot;Blue&quot;;&quot;Green&quot;)))" office:value-type="float" office:value="0.041215384374792" calcext:value-type="float">
            <text:p>0.0412</text:p>
          </table:table-cell>
          <table:table-cell table:style-name="ce29" table:formula="of:=[raw.BU11]+ORG.OPENOFFICE.STYLE(IF([raw.J11]&lt;[raw.BV11];&quot;Red&quot;;IF([raw.J11]&gt;[raw.BW11];&quot;Blue&quot;;&quot;Green&quot;)))" office:value-type="float" office:value="0.0217429000931914" calcext:value-type="float">
            <text:p>0.0217</text:p>
          </table:table-cell>
        </table:table-row>
        <table:table-row table:style-name="ro1">
          <table:table-cell office:value-type="string" calcext:value-type="string">
            <text:p>bky_dep_balanced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style-name="ce15" table:formula="of:=[raw.M12]+ORG.OPENOFFICE.STYLE(IF([raw.J12]&lt;[raw.N12];&quot;Red&quot;;IF([raw.J12]&gt;[raw.O12];&quot;Blue&quot;;&quot;Green&quot;)))" office:value-type="float" office:value="0.0316269938712278" calcext:value-type="float">
            <text:p>0.0316</text:p>
          </table:table-cell>
          <table:table-cell table:style-name="ce6" table:formula="of:=[raw.P12]+ORG.OPENOFFICE.STYLE(IF([raw.J12]&lt;[raw.Q12];&quot;Red&quot;;IF([raw.J12]&gt;[raw.R12];&quot;Blue&quot;;&quot;Green&quot;)))" office:value-type="float" office:value="0.0342512502039138" calcext:value-type="float">
            <text:p>0.0343</text:p>
          </table:table-cell>
          <table:table-cell table:style-name="ce6" table:formula="of:=[raw.S12]+ORG.OPENOFFICE.STYLE(IF([raw.J12]&lt;[raw.T12];&quot;Red&quot;;IF([raw.J12]&gt;[raw.U12];&quot;Blue&quot;;&quot;Green&quot;)))" office:value-type="float" office:value="0.0276824649255359" calcext:value-type="float">
            <text:p>0.0277</text:p>
          </table:table-cell>
          <table:table-cell table:style-name="ce7" table:formula="of:=[raw.V12]+ORG.OPENOFFICE.STYLE(IF([raw.J12]&lt;[raw.W12];&quot;Red&quot;;IF([raw.J12]&gt;[raw.X12];&quot;Blue&quot;;&quot;Green&quot;)))" office:value-type="float" office:value="0.0597633379862432" calcext:value-type="float">
            <text:p>0.0598</text:p>
          </table:table-cell>
          <table:table-cell table:style-name="ce6" table:formula="of:=[raw.Y12]+ORG.OPENOFFICE.STYLE(IF([raw.J12]&lt;[raw.Z12];&quot;Red&quot;;IF([raw.J12]&gt;[raw.AA12];&quot;Blue&quot;;&quot;Green&quot;)))" office:value-type="float" office:value="0.0338568305359046" calcext:value-type="float">
            <text:p>0.0339</text:p>
          </table:table-cell>
          <table:table-cell table:style-name="ce9" table:formula="of:=[raw.AB12]+ORG.OPENOFFICE.STYLE(IF([raw.J12]&lt;[raw.AC12];&quot;Red&quot;;IF([raw.J12]&gt;[raw.AD12];&quot;Blue&quot;;&quot;Green&quot;)))" office:value-type="float" office:value="0.0979934086636685" calcext:value-type="float">
            <text:p>0.0980</text:p>
          </table:table-cell>
          <table:table-cell table:style-name="ce31" table:formula="of:=[raw.AE12]+ORG.OPENOFFICE.STYLE(IF([raw.J12]&lt;[raw.AF12];&quot;Red&quot;;IF([raw.J12]&gt;[raw.AG12];&quot;Blue&quot;;&quot;Green&quot;)))" office:value-type="float" office:value="0.0507659916419423" calcext:value-type="float">
            <text:p>0.0508</text:p>
          </table:table-cell>
          <table:table-cell table:style-name="ce15" table:formula="of:=[raw.AH12]+ORG.OPENOFFICE.STYLE(IF([raw.J12]&lt;[raw.AI12];&quot;Red&quot;;IF([raw.J12]&gt;[raw.AJ12];&quot;Blue&quot;;&quot;Green&quot;)))" office:value-type="float" office:value="0.0316269938712278" calcext:value-type="float">
            <text:p>0.0316</text:p>
          </table:table-cell>
          <table:table-cell table:style-name="ce6" table:formula="of:=[raw.AK12]+ORG.OPENOFFICE.STYLE(IF([raw.J12]&lt;[raw.AL12];&quot;Red&quot;;IF([raw.J12]&gt;[raw.AM12];&quot;Blue&quot;;&quot;Green&quot;)))" office:value-type="float" office:value="0.0186765981162544" calcext:value-type="float">
            <text:p>0.0187</text:p>
          </table:table-cell>
          <table:table-cell table:style-name="ce6" table:formula="of:=[raw.AN12]+ORG.OPENOFFICE.STYLE(IF([raw.J12]&lt;[raw.AO12];&quot;Red&quot;;IF([raw.J12]&gt;[raw.AP12];&quot;Blue&quot;;&quot;Green&quot;)))" office:value-type="float" office:value="0.0146550507541103" calcext:value-type="float">
            <text:p>0.0147</text:p>
          </table:table-cell>
          <table:table-cell table:style-name="ce6" table:formula="of:=[raw.AQ12]+ORG.OPENOFFICE.STYLE(IF([raw.J12]&lt;[raw.AR12];&quot;Red&quot;;IF([raw.J12]&gt;[raw.AS12];&quot;Blue&quot;;&quot;Green&quot;)))" office:value-type="float" office:value="0.0316269938712278" calcext:value-type="float">
            <text:p>0.0316</text:p>
          </table:table-cell>
          <table:table-cell table:style-name="ce6" table:formula="of:=[raw.AT12]+ORG.OPENOFFICE.STYLE(IF([raw.J12]&lt;[raw.AU12];&quot;Red&quot;;IF([raw.J12]&gt;[raw.AV12];&quot;Blue&quot;;&quot;Green&quot;)))" office:value-type="float" office:value="0.0180585337957195" calcext:value-type="float">
            <text:p>0.0181</text:p>
          </table:table-cell>
          <table:table-cell table:style-name="ce7" table:formula="of:=[raw.AW12]+ORG.OPENOFFICE.STYLE(IF([raw.J12]&lt;[raw.AX12];&quot;Red&quot;;IF([raw.J12]&gt;[raw.AY12];&quot;Blue&quot;;&quot;Green&quot;)))" office:value-type="float" office:value="0.0582101194448944" calcext:value-type="float">
            <text:p>0.0582</text:p>
          </table:table-cell>
          <table:table-cell table:style-name="ce29" table:formula="of:=[raw.AZ12]+ORG.OPENOFFICE.STYLE(IF([raw.J12]&lt;[raw.BA12];&quot;Red&quot;;IF([raw.J12]&gt;[raw.BB12];&quot;Blue&quot;;&quot;Green&quot;)))" office:value-type="float" office:value="0.0260279163259543" calcext:value-type="float">
            <text:p>0.0260</text:p>
          </table:table-cell>
          <table:table-cell table:style-name="ce15" table:formula="of:=[raw.BC12]+ORG.OPENOFFICE.STYLE(IF([raw.J12]&lt;[raw.BD12];&quot;Red&quot;;IF([raw.J12]&gt;[raw.BE12];&quot;Blue&quot;;&quot;Green&quot;)))" office:value-type="float" office:value="0" calcext:value-type="float">
            <text:p>0.0000</text:p>
          </table:table-cell>
          <table:table-cell table:style-name="ce6" table:formula="of:=[raw.BF12]+ORG.OPENOFFICE.STYLE(IF([raw.J12]&lt;[raw.BG12];&quot;Red&quot;;IF([raw.J12]&gt;[raw.BH12];&quot;Blue&quot;;&quot;Green&quot;)))" office:value-type="float" office:value="0.0181022424613207" calcext:value-type="float">
            <text:p>0.0181</text:p>
          </table:table-cell>
          <table:table-cell table:style-name="ce6" table:formula="of:=[raw.BI12]+ORG.OPENOFFICE.STYLE(IF([raw.J12]&lt;[raw.BJ12];&quot;Red&quot;;IF([raw.J12]&gt;[raw.BK12];&quot;Blue&quot;;&quot;Green&quot;)))" office:value-type="float" office:value="0.0149433451588868" calcext:value-type="float">
            <text:p>0.0149</text:p>
          </table:table-cell>
          <table:table-cell table:style-name="ce6" table:formula="of:=[raw.BL12]+ORG.OPENOFFICE.STYLE(IF([raw.J12]&lt;[raw.BM12];&quot;Red&quot;;IF([raw.J12]&gt;[raw.BN12];&quot;Blue&quot;;&quot;Green&quot;)))" office:value-type="float" office:value="0.0291384977554857" calcext:value-type="float">
            <text:p>0.0291</text:p>
          </table:table-cell>
          <table:table-cell table:style-name="ce6" table:formula="of:=[raw.BO12]+ORG.OPENOFFICE.STYLE(IF([raw.J12]&lt;[raw.BP12];&quot;Red&quot;;IF([raw.J12]&gt;[raw.BQ12];&quot;Blue&quot;;&quot;Green&quot;)))" office:value-type="float" office:value="0.0164429324690138" calcext:value-type="float">
            <text:p>0.0164</text:p>
          </table:table-cell>
          <table:table-cell table:style-name="ce7" table:formula="of:=[raw.BR12]+ORG.OPENOFFICE.STYLE(IF([raw.J12]&lt;[raw.BS12];&quot;Red&quot;;IF([raw.J12]&gt;[raw.BT12];&quot;Blue&quot;;&quot;Green&quot;)))" office:value-type="float" office:value="0.0492631619339386" calcext:value-type="float">
            <text:p>0.0493</text:p>
          </table:table-cell>
          <table:table-cell table:style-name="ce29" table:formula="of:=[raw.BU12]+ORG.OPENOFFICE.STYLE(IF([raw.J12]&lt;[raw.BV12];&quot;Red&quot;;IF([raw.J12]&gt;[raw.BW12];&quot;Blue&quot;;&quot;Green&quot;)))" office:value-type="float" office:value="0.0262290971063263" calcext:value-type="float">
            <text:p>0.0262</text:p>
          </table:table-cell>
        </table:table-row>
        <table:table-row table:style-name="ro1">
          <table:table-cell office:value-type="string" calcext:value-type="string">
            <text:p>bky_dep_negonl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style-name="ce15" table:formula="of:=[raw.M13]+ORG.OPENOFFICE.STYLE(IF([raw.J13]&lt;[raw.N13];&quot;Red&quot;;IF([raw.J13]&gt;[raw.O13];&quot;Blue&quot;;&quot;Green&quot;)))" office:value-type="float" office:value="0.011" calcext:value-type="float">
            <text:p>0.0110</text:p>
          </table:table-cell>
          <table:table-cell table:style-name="ce6" table:formula="of:=[raw.P13]+ORG.OPENOFFICE.STYLE(IF([raw.J13]&lt;[raw.Q13];&quot;Red&quot;;IF([raw.J13]&gt;[raw.R13];&quot;Blue&quot;;&quot;Green&quot;)))" office:value-type="float" office:value="0.0341042330362396" calcext:value-type="float">
            <text:p>0.0341</text:p>
          </table:table-cell>
          <table:table-cell table:style-name="ce6" table:formula="of:=[raw.S13]+ORG.OPENOFFICE.STYLE(IF([raw.J13]&lt;[raw.T13];&quot;Red&quot;;IF([raw.J13]&gt;[raw.U13];&quot;Blue&quot;;&quot;Green&quot;)))" office:value-type="float" office:value="0.0276940178140152" calcext:value-type="float">
            <text:p>0.0277</text:p>
          </table:table-cell>
          <table:table-cell table:style-name="ce7" table:formula="of:=[raw.V13]+ORG.OPENOFFICE.STYLE(IF([raw.J13]&lt;[raw.W13];&quot;Red&quot;;IF([raw.J13]&gt;[raw.X13];&quot;Blue&quot;;&quot;Green&quot;)))" office:value-type="float" office:value="0.0589571787125389" calcext:value-type="float">
            <text:p>0.0590</text:p>
          </table:table-cell>
          <table:table-cell table:style-name="ce6" table:formula="of:=[raw.Y13]+ORG.OPENOFFICE.STYLE(IF([raw.J13]&lt;[raw.Z13];&quot;Red&quot;;IF([raw.J13]&gt;[raw.AA13];&quot;Blue&quot;;&quot;Green&quot;)))" office:value-type="float" office:value="0.0341954484968315" calcext:value-type="float">
            <text:p>0.0342</text:p>
          </table:table-cell>
          <table:table-cell table:style-name="ce9" table:formula="of:=[raw.AB13]+ORG.OPENOFFICE.STYLE(IF([raw.J13]&lt;[raw.AC13];&quot;Red&quot;;IF([raw.J13]&gt;[raw.AD13];&quot;Blue&quot;;&quot;Green&quot;)))" office:value-type="float" office:value="0.0666181961139441" calcext:value-type="float">
            <text:p>0.0666</text:p>
          </table:table-cell>
          <table:table-cell table:style-name="ce29" table:formula="of:=[raw.AE13]+ORG.OPENOFFICE.STYLE(IF([raw.J13]&lt;[raw.AF13];&quot;Red&quot;;IF([raw.J13]&gt;[raw.AG13];&quot;Blue&quot;;&quot;Green&quot;)))" office:value-type="float" office:value="0.0341854999446859" calcext:value-type="float">
            <text:p>0.0342</text:p>
          </table:table-cell>
          <table:table-cell table:style-name="ce15" table:formula="of:=[raw.AH13]+ORG.OPENOFFICE.STYLE(IF([raw.J13]&lt;[raw.AI13];&quot;Red&quot;;IF([raw.J13]&gt;[raw.AJ13];&quot;Blue&quot;;&quot;Green&quot;)))" office:value-type="float" office:value="0.011" calcext:value-type="float">
            <text:p>0.0110</text:p>
          </table:table-cell>
          <table:table-cell table:style-name="ce6" table:formula="of:=[raw.AK13]+ORG.OPENOFFICE.STYLE(IF([raw.J13]&lt;[raw.AL13];&quot;Red&quot;;IF([raw.J13]&gt;[raw.AM13];&quot;Blue&quot;;&quot;Green&quot;)))" office:value-type="float" office:value="0.005" calcext:value-type="float">
            <text:p>0.0050</text:p>
          </table:table-cell>
          <table:table-cell table:style-name="ce6" table:formula="of:=[raw.AN13]+ORG.OPENOFFICE.STYLE(IF([raw.J13]&lt;[raw.AO13];&quot;Red&quot;;IF([raw.J13]&gt;[raw.AP13];&quot;Blue&quot;;&quot;Green&quot;)))" office:value-type="float" office:value="0.005" calcext:value-type="float">
            <text:p>0.0050</text:p>
          </table:table-cell>
          <table:table-cell table:style-name="ce6" table:formula="of:=[raw.AQ13]+ORG.OPENOFFICE.STYLE(IF([raw.J13]&lt;[raw.AR13];&quot;Red&quot;;IF([raw.J13]&gt;[raw.AS13];&quot;Blue&quot;;&quot;Green&quot;)))" office:value-type="float" office:value="0.011" calcext:value-type="float">
            <text:p>0.0110</text:p>
          </table:table-cell>
          <table:table-cell table:style-name="ce6" table:formula="of:=[raw.AT13]+ORG.OPENOFFICE.STYLE(IF([raw.J13]&lt;[raw.AU13];&quot;Red&quot;;IF([raw.J13]&gt;[raw.AV13];&quot;Blue&quot;;&quot;Green&quot;)))" office:value-type="float" office:value="0.005" calcext:value-type="float">
            <text:p>0.0050</text:p>
          </table:table-cell>
          <table:table-cell table:style-name="ce6" table:formula="of:=[raw.AW13]+ORG.OPENOFFICE.STYLE(IF([raw.J13]&lt;[raw.AX13];&quot;Red&quot;;IF([raw.J13]&gt;[raw.AY13];&quot;Blue&quot;;&quot;Green&quot;)))" office:value-type="float" office:value="0.015" calcext:value-type="float">
            <text:p>0.0150</text:p>
          </table:table-cell>
          <table:table-cell table:style-name="ce29" table:formula="of:=[raw.AZ13]+ORG.OPENOFFICE.STYLE(IF([raw.J13]&lt;[raw.BA13];&quot;Red&quot;;IF([raw.J13]&gt;[raw.BB13];&quot;Blue&quot;;&quot;Green&quot;)))" office:value-type="float" office:value="0.005" calcext:value-type="float">
            <text:p>0.0050</text:p>
          </table:table-cell>
          <table:table-cell table:style-name="ce15" table:formula="of:=[raw.BC13]+ORG.OPENOFFICE.STYLE(IF([raw.J13]&lt;[raw.BD13];&quot;Red&quot;;IF([raw.J13]&gt;[raw.BE13];&quot;Blue&quot;;&quot;Green&quot;)))" office:value-type="float" office:value="0" calcext:value-type="float">
            <text:p>0.0000</text:p>
          </table:table-cell>
          <table:table-cell table:style-name="ce6" table:formula="of:=[raw.BF13]+ORG.OPENOFFICE.STYLE(IF([raw.J13]&lt;[raw.BG13];&quot;Red&quot;;IF([raw.J13]&gt;[raw.BH13];&quot;Blue&quot;;&quot;Green&quot;)))" office:value-type="float" office:value="0.029133771544055" calcext:value-type="float">
            <text:p>0.0291</text:p>
          </table:table-cell>
          <table:table-cell table:style-name="ce6" table:formula="of:=[raw.BI13]+ORG.OPENOFFICE.STYLE(IF([raw.J13]&lt;[raw.BJ13];&quot;Red&quot;;IF([raw.J13]&gt;[raw.BK13];&quot;Blue&quot;;&quot;Green&quot;)))" office:value-type="float" office:value="0.0226969079874256" calcext:value-type="float">
            <text:p>0.0227</text:p>
          </table:table-cell>
          <table:table-cell table:style-name="ce7" table:formula="of:=[raw.BL13]+ORG.OPENOFFICE.STYLE(IF([raw.J13]&lt;[raw.BM13];&quot;Red&quot;;IF([raw.J13]&gt;[raw.BN13];&quot;Blue&quot;;&quot;Green&quot;)))" office:value-type="float" office:value="0.0479561772100343" calcext:value-type="float">
            <text:p>0.0480</text:p>
          </table:table-cell>
          <table:table-cell table:style-name="ce6" table:formula="of:=[raw.BO13]+ORG.OPENOFFICE.STYLE(IF([raw.J13]&lt;[raw.BP13];&quot;Red&quot;;IF([raw.J13]&gt;[raw.BQ13];&quot;Blue&quot;;&quot;Green&quot;)))" office:value-type="float" office:value="0.0291954484968315" calcext:value-type="float">
            <text:p>0.0292</text:p>
          </table:table-cell>
          <table:table-cell table:style-name="ce7" table:formula="of:=[raw.BR13]+ORG.OPENOFFICE.STYLE(IF([raw.J13]&lt;[raw.BS13];&quot;Red&quot;;IF([raw.J13]&gt;[raw.BT13];&quot;Blue&quot;;&quot;Green&quot;)))" office:value-type="float" office:value="0.0518592652625903" calcext:value-type="float">
            <text:p>0.0519</text:p>
          </table:table-cell>
          <table:table-cell table:style-name="ce29" table:formula="of:=[raw.BU13]+ORG.OPENOFFICE.STYLE(IF([raw.J13]&lt;[raw.BV13];&quot;Red&quot;;IF([raw.J13]&gt;[raw.BW13];&quot;Blue&quot;;&quot;Green&quot;)))" office:value-type="float" office:value="0.0292001417697702" calcext:value-type="float">
            <text:p>0.0292</text:p>
          </table:table-cell>
        </table:table-row>
        <table:table-row table:style-name="ro1">
          <table:table-cell office:value-type="string" calcext:value-type="string">
            <text:p>bky_dep_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style-name="ce15" table:formula="of:=[raw.M14]+ORG.OPENOFFICE.STYLE(IF([raw.J14]&lt;[raw.N14];&quot;Red&quot;;IF([raw.J14]&gt;[raw.O14];&quot;Blue&quot;;&quot;Green&quot;)))" office:value-type="float" office:value="0.01" calcext:value-type="float">
            <text:p>0.0100</text:p>
          </table:table-cell>
          <table:table-cell table:style-name="ce6" table:formula="of:=[raw.P14]+ORG.OPENOFFICE.STYLE(IF([raw.J14]&lt;[raw.Q14];&quot;Red&quot;;IF([raw.J14]&gt;[raw.R14];&quot;Blue&quot;;&quot;Green&quot;)))" office:value-type="float" office:value="0.008" calcext:value-type="float">
            <text:p>0.0080</text:p>
          </table:table-cell>
          <table:table-cell table:style-name="ce6" table:formula="of:=[raw.S14]+ORG.OPENOFFICE.STYLE(IF([raw.J14]&lt;[raw.T14];&quot;Red&quot;;IF([raw.J14]&gt;[raw.U14];&quot;Blue&quot;;&quot;Green&quot;)))" office:value-type="float" office:value="0.008" calcext:value-type="float">
            <text:p>0.0080</text:p>
          </table:table-cell>
          <table:table-cell table:style-name="ce6" table:formula="of:=[raw.V14]+ORG.OPENOFFICE.STYLE(IF([raw.J14]&lt;[raw.W14];&quot;Red&quot;;IF([raw.J14]&gt;[raw.X14];&quot;Blue&quot;;&quot;Green&quot;)))" office:value-type="float" office:value="0.019" calcext:value-type="float">
            <text:p>0.0190</text:p>
          </table:table-cell>
          <table:table-cell table:style-name="ce6" table:formula="of:=[raw.Y14]+ORG.OPENOFFICE.STYLE(IF([raw.J14]&lt;[raw.Z14];&quot;Red&quot;;IF([raw.J14]&gt;[raw.AA14];&quot;Blue&quot;;&quot;Green&quot;)))" office:value-type="float" office:value="0.008" calcext:value-type="float">
            <text:p>0.0080</text:p>
          </table:table-cell>
          <table:table-cell table:style-name="ce6" table:formula="of:=[raw.AB14]+ORG.OPENOFFICE.STYLE(IF([raw.J14]&lt;[raw.AC14];&quot;Red&quot;;IF([raw.J14]&gt;[raw.AD14];&quot;Blue&quot;;&quot;Green&quot;)))" office:value-type="float" office:value="0.019" calcext:value-type="float">
            <text:p>0.0190</text:p>
          </table:table-cell>
          <table:table-cell table:style-name="ce29" table:formula="of:=[raw.AE14]+ORG.OPENOFFICE.STYLE(IF([raw.J14]&lt;[raw.AF14];&quot;Red&quot;;IF([raw.J14]&gt;[raw.AG14];&quot;Blue&quot;;&quot;Green&quot;)))" office:value-type="float" office:value="0.008" calcext:value-type="float">
            <text:p>0.0080</text:p>
          </table:table-cell>
          <table:table-cell table:style-name="ce15" table:formula="of:=[raw.AH14]+ORG.OPENOFFICE.STYLE(IF([raw.J14]&lt;[raw.AI14];&quot;Red&quot;;IF([raw.J14]&gt;[raw.AJ14];&quot;Blue&quot;;&quot;Green&quot;)))" office:value-type="float" office:value="0.01" calcext:value-type="float">
            <text:p>0.0100</text:p>
          </table:table-cell>
          <table:table-cell table:style-name="ce6" table:formula="of:=[raw.AK14]+ORG.OPENOFFICE.STYLE(IF([raw.J14]&lt;[raw.AL14];&quot;Red&quot;;IF([raw.J14]&gt;[raw.AM14];&quot;Blue&quot;;&quot;Green&quot;)))" office:value-type="float" office:value="0.004" calcext:value-type="float">
            <text:p>0.0040</text:p>
          </table:table-cell>
          <table:table-cell table:style-name="ce6" table:formula="of:=[raw.AN14]+ORG.OPENOFFICE.STYLE(IF([raw.J14]&lt;[raw.AO14];&quot;Red&quot;;IF([raw.J14]&gt;[raw.AP14];&quot;Blue&quot;;&quot;Green&quot;)))" office:value-type="float" office:value="0.004" calcext:value-type="float">
            <text:p>0.0040</text:p>
          </table:table-cell>
          <table:table-cell table:style-name="ce6" table:formula="of:=[raw.AQ14]+ORG.OPENOFFICE.STYLE(IF([raw.J14]&lt;[raw.AR14];&quot;Red&quot;;IF([raw.J14]&gt;[raw.AS14];&quot;Blue&quot;;&quot;Green&quot;)))" office:value-type="float" office:value="0.01" calcext:value-type="float">
            <text:p>0.0100</text:p>
          </table:table-cell>
          <table:table-cell table:style-name="ce6" table:formula="of:=[raw.AT14]+ORG.OPENOFFICE.STYLE(IF([raw.J14]&lt;[raw.AU14];&quot;Red&quot;;IF([raw.J14]&gt;[raw.AV14];&quot;Blue&quot;;&quot;Green&quot;)))" office:value-type="float" office:value="0.004" calcext:value-type="float">
            <text:p>0.0040</text:p>
          </table:table-cell>
          <table:table-cell table:style-name="ce6" table:formula="of:=[raw.AW14]+ORG.OPENOFFICE.STYLE(IF([raw.J14]&lt;[raw.AX14];&quot;Red&quot;;IF([raw.J14]&gt;[raw.AY14];&quot;Blue&quot;;&quot;Green&quot;)))" office:value-type="float" office:value="0.01" calcext:value-type="float">
            <text:p>0.0100</text:p>
          </table:table-cell>
          <table:table-cell table:style-name="ce29" table:formula="of:=[raw.AZ14]+ORG.OPENOFFICE.STYLE(IF([raw.J14]&lt;[raw.BA14];&quot;Red&quot;;IF([raw.J14]&gt;[raw.BB14];&quot;Blue&quot;;&quot;Green&quot;)))" office:value-type="float" office:value="0.004" calcext:value-type="float">
            <text:p>0.0040</text:p>
          </table:table-cell>
          <table:table-cell table:style-name="ce15" table:formula="of:=[raw.BC14]+ORG.OPENOFFICE.STYLE(IF([raw.J14]&lt;[raw.BD14];&quot;Red&quot;;IF([raw.J14]&gt;[raw.BE14];&quot;Blue&quot;;&quot;Green&quot;)))" office:value-type="float" office:value="0" calcext:value-type="float">
            <text:p>0.0000</text:p>
          </table:table-cell>
          <table:table-cell table:style-name="ce6" table:formula="of:=[raw.BF14]+ORG.OPENOFFICE.STYLE(IF([raw.J14]&lt;[raw.BG14];&quot;Red&quot;;IF([raw.J14]&gt;[raw.BH14];&quot;Blue&quot;;&quot;Green&quot;)))" office:value-type="float" office:value="0.004" calcext:value-type="float">
            <text:p>0.0040</text:p>
          </table:table-cell>
          <table:table-cell table:style-name="ce6" table:formula="of:=[raw.BI14]+ORG.OPENOFFICE.STYLE(IF([raw.J14]&lt;[raw.BJ14];&quot;Red&quot;;IF([raw.J14]&gt;[raw.BK14];&quot;Blue&quot;;&quot;Green&quot;)))" office:value-type="float" office:value="0.004" calcext:value-type="float">
            <text:p>0.0040</text:p>
          </table:table-cell>
          <table:table-cell table:style-name="ce6" table:formula="of:=[raw.BL14]+ORG.OPENOFFICE.STYLE(IF([raw.J14]&lt;[raw.BM14];&quot;Red&quot;;IF([raw.J14]&gt;[raw.BN14];&quot;Blue&quot;;&quot;Green&quot;)))" office:value-type="float" office:value="0.009" calcext:value-type="float">
            <text:p>0.0090</text:p>
          </table:table-cell>
          <table:table-cell table:style-name="ce6" table:formula="of:=[raw.BO14]+ORG.OPENOFFICE.STYLE(IF([raw.J14]&lt;[raw.BP14];&quot;Red&quot;;IF([raw.J14]&gt;[raw.BQ14];&quot;Blue&quot;;&quot;Green&quot;)))" office:value-type="float" office:value="0.004" calcext:value-type="float">
            <text:p>0.0040</text:p>
          </table:table-cell>
          <table:table-cell table:style-name="ce6" table:formula="of:=[raw.BR14]+ORG.OPENOFFICE.STYLE(IF([raw.J14]&lt;[raw.BS14];&quot;Red&quot;;IF([raw.J14]&gt;[raw.BT14];&quot;Blue&quot;;&quot;Green&quot;)))" office:value-type="float" office:value="0.009" calcext:value-type="float">
            <text:p>0.0090</text:p>
          </table:table-cell>
          <table:table-cell table:style-name="ce29" table:formula="of:=[raw.BU14]+ORG.OPENOFFICE.STYLE(IF([raw.J14]&lt;[raw.BV14];&quot;Red&quot;;IF([raw.J14]&gt;[raw.BW14];&quot;Blue&quot;;&quot;Green&quot;)))" office:value-type="float" office:value="0.004" calcext:value-type="float">
            <text:p>0.0040</text:p>
          </table:table-cell>
        </table:table-row>
        <table:table-row table:style-name="ro1">
          <table:table-cell office:value-type="string" calcext:value-type="string">
            <text:p>bky_dep_posonly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style-name="ce16" table:formula="of:=[raw.M15]+ORG.OPENOFFICE.STYLE(IF([raw.J15]&lt;[raw.N15];&quot;Red&quot;;IF([raw.J15]&gt;[raw.O15];&quot;Blue&quot;;&quot;Green&quot;)))" office:value-type="float" office:value="0.0421407746402202" calcext:value-type="float">
            <text:p>0.0421</text:p>
          </table:table-cell>
          <table:table-cell table:style-name="ce6" table:formula="of:=[raw.P15]+ORG.OPENOFFICE.STYLE(IF([raw.J15]&lt;[raw.Q15];&quot;Red&quot;;IF([raw.J15]&gt;[raw.R15];&quot;Blue&quot;;&quot;Green&quot;)))" office:value-type="float" office:value="0.0278217598441601" calcext:value-type="float">
            <text:p>0.0278</text:p>
          </table:table-cell>
          <table:table-cell table:style-name="ce6" table:formula="of:=[raw.S15]+ORG.OPENOFFICE.STYLE(IF([raw.J15]&lt;[raw.T15];&quot;Red&quot;;IF([raw.J15]&gt;[raw.U15];&quot;Blue&quot;;&quot;Green&quot;)))" office:value-type="float" office:value="0.0228920542270819" calcext:value-type="float">
            <text:p>0.0229</text:p>
          </table:table-cell>
          <table:table-cell table:style-name="ce7" table:formula="of:=[raw.V15]+ORG.OPENOFFICE.STYLE(IF([raw.J15]&lt;[raw.W15];&quot;Red&quot;;IF([raw.J15]&gt;[raw.X15];&quot;Blue&quot;;&quot;Green&quot;)))" office:value-type="float" office:value="0.0541407746402202" calcext:value-type="float">
            <text:p>0.0541</text:p>
          </table:table-cell>
          <table:table-cell table:style-name="ce6" table:formula="of:=[raw.Y15]+ORG.OPENOFFICE.STYLE(IF([raw.J15]&lt;[raw.Z15];&quot;Red&quot;;IF([raw.J15]&gt;[raw.AA15];&quot;Blue&quot;;&quot;Green&quot;)))" office:value-type="float" office:value="0.0279358184738509" calcext:value-type="float">
            <text:p>0.0279</text:p>
          </table:table-cell>
          <table:table-cell table:style-name="ce7" table:formula="of:=[raw.AB15]+ORG.OPENOFFICE.STYLE(IF([raw.J15]&lt;[raw.AC15];&quot;Red&quot;;IF([raw.J15]&gt;[raw.AD15];&quot;Blue&quot;;&quot;Green&quot;)))" office:value-type="float" office:value="0.0617731953838303" calcext:value-type="float">
            <text:p>0.0618</text:p>
          </table:table-cell>
          <table:table-cell table:style-name="ce29" table:formula="of:=[raw.AE15]+ORG.OPENOFFICE.STYLE(IF([raw.J15]&lt;[raw.AF15];&quot;Red&quot;;IF([raw.J15]&gt;[raw.AG15];&quot;Blue&quot;;&quot;Green&quot;)))" office:value-type="float" office:value="0.0308499804521549" calcext:value-type="float">
            <text:p>0.0308</text:p>
          </table:table-cell>
          <table:table-cell table:style-name="ce16" table:formula="of:=[raw.AH15]+ORG.OPENOFFICE.STYLE(IF([raw.J15]&lt;[raw.AI15];&quot;Red&quot;;IF([raw.J15]&gt;[raw.AJ15];&quot;Blue&quot;;&quot;Green&quot;)))" office:value-type="float" office:value="0.0421397736392192" calcext:value-type="float">
            <text:p>0.0421</text:p>
          </table:table-cell>
          <table:table-cell table:style-name="ce6" table:formula="of:=[raw.AK15]+ORG.OPENOFFICE.STYLE(IF([raw.J15]&lt;[raw.AL15];&quot;Red&quot;;IF([raw.J15]&gt;[raw.AM15];&quot;Blue&quot;;&quot;Green&quot;)))" office:value-type="float" office:value="0.0218503816610301" calcext:value-type="float">
            <text:p>0.0219</text:p>
          </table:table-cell>
          <table:table-cell table:style-name="ce6" table:formula="of:=[raw.AN15]+ORG.OPENOFFICE.STYLE(IF([raw.J15]&lt;[raw.AO15];&quot;Red&quot;;IF([raw.J15]&gt;[raw.AP15];&quot;Blue&quot;;&quot;Green&quot;)))" office:value-type="float" office:value="0.0168934278534555" calcext:value-type="float">
            <text:p>0.0169</text:p>
          </table:table-cell>
          <table:table-cell table:style-name="ce7" table:formula="of:=[raw.AQ15]+ORG.OPENOFFICE.STYLE(IF([raw.J15]&lt;[raw.AR15];&quot;Red&quot;;IF([raw.J15]&gt;[raw.AS15];&quot;Blue&quot;;&quot;Green&quot;)))" office:value-type="float" office:value="0.0421397736392192" calcext:value-type="float">
            <text:p>0.0421</text:p>
          </table:table-cell>
          <table:table-cell table:style-name="ce6" table:formula="of:=[raw.AT15]+ORG.OPENOFFICE.STYLE(IF([raw.J15]&lt;[raw.AU15];&quot;Red&quot;;IF([raw.J15]&gt;[raw.AV15];&quot;Blue&quot;;&quot;Green&quot;)))" office:value-type="float" office:value="0.0219358184738509" calcext:value-type="float">
            <text:p>0.0219</text:p>
          </table:table-cell>
          <table:table-cell table:style-name="ce7" table:formula="of:=[raw.AW15]+ORG.OPENOFFICE.STYLE(IF([raw.J15]&lt;[raw.AX15];&quot;Red&quot;;IF([raw.J15]&gt;[raw.AY15];&quot;Blue&quot;;&quot;Green&quot;)))" office:value-type="float" office:value="0.045107367032734" calcext:value-type="float">
            <text:p>0.0451</text:p>
          </table:table-cell>
          <table:table-cell table:style-name="ce29" table:formula="of:=[raw.AZ15]+ORG.OPENOFFICE.STYLE(IF([raw.J15]&lt;[raw.BA15];&quot;Red&quot;;IF([raw.J15]&gt;[raw.BB15];&quot;Blue&quot;;&quot;Green&quot;)))" office:value-type="float" office:value="0.0218765163449513" calcext:value-type="float">
            <text:p>0.0219</text:p>
          </table:table-cell>
          <table:table-cell table:style-name="ce15" table:formula="of:=[raw.BC15]+ORG.OPENOFFICE.STYLE(IF([raw.J15]&lt;[raw.BD15];&quot;Red&quot;;IF([raw.J15]&gt;[raw.BE15];&quot;Blue&quot;;&quot;Green&quot;)))" office:value-type="float" office:value="0.004" calcext:value-type="float">
            <text:p>0.0040</text:p>
          </table:table-cell>
          <table:table-cell table:style-name="ce6" table:formula="of:=[raw.BF15]+ORG.OPENOFFICE.STYLE(IF([raw.J15]&lt;[raw.BG15];&quot;Red&quot;;IF([raw.J15]&gt;[raw.BH15];&quot;Blue&quot;;&quot;Green&quot;)))" office:value-type="float" office:value="0.006" calcext:value-type="float">
            <text:p>0.0060</text:p>
          </table:table-cell>
          <table:table-cell table:style-name="ce6" table:formula="of:=[raw.BI15]+ORG.OPENOFFICE.STYLE(IF([raw.J15]&lt;[raw.BJ15];&quot;Red&quot;;IF([raw.J15]&gt;[raw.BK15];&quot;Blue&quot;;&quot;Green&quot;)))" office:value-type="float" office:value="0.006" calcext:value-type="float">
            <text:p>0.0060</text:p>
          </table:table-cell>
          <table:table-cell table:style-name="ce6" table:formula="of:=[raw.BL15]+ORG.OPENOFFICE.STYLE(IF([raw.J15]&lt;[raw.BM15];&quot;Red&quot;;IF([raw.J15]&gt;[raw.BN15];&quot;Blue&quot;;&quot;Green&quot;)))" office:value-type="float" office:value="0.012" calcext:value-type="float">
            <text:p>0.0120</text:p>
          </table:table-cell>
          <table:table-cell table:style-name="ce6" table:formula="of:=[raw.BO15]+ORG.OPENOFFICE.STYLE(IF([raw.J15]&lt;[raw.BP15];&quot;Red&quot;;IF([raw.J15]&gt;[raw.BQ15];&quot;Blue&quot;;&quot;Green&quot;)))" office:value-type="float" office:value="0.006" calcext:value-type="float">
            <text:p>0.0060</text:p>
          </table:table-cell>
          <table:table-cell table:style-name="ce6" table:formula="of:=[raw.BR15]+ORG.OPENOFFICE.STYLE(IF([raw.J15]&lt;[raw.BS15];&quot;Red&quot;;IF([raw.J15]&gt;[raw.BT15];&quot;Blue&quot;;&quot;Green&quot;)))" office:value-type="float" office:value="0.017" calcext:value-type="float">
            <text:p>0.0170</text:p>
          </table:table-cell>
          <table:table-cell table:style-name="ce29" table:formula="of:=[raw.BU15]+ORG.OPENOFFICE.STYLE(IF([raw.J15]&lt;[raw.BV15];&quot;Red&quot;;IF([raw.J15]&gt;[raw.BW15];&quot;Blue&quot;;&quot;Green&quot;)))" office:value-type="float" office:value="0.009" calcext:value-type="float">
            <text:p>0.0090</text:p>
          </table:table-cell>
        </table:table-row>
        <table:table-row table:style-name="ro1">
          <table:table-cell office:value-type="string" calcext:value-type="string">
            <text:p>bky_dep_unbalanced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style-name="ce15" table:formula="of:=[raw.M16]+ORG.OPENOFFICE.STYLE(IF([raw.J16]&lt;[raw.N16];&quot;Red&quot;;IF([raw.J16]&gt;[raw.O16];&quot;Blue&quot;;&quot;Green&quot;)))" office:value-type="float" office:value="0.0163792721223801" calcext:value-type="float">
            <text:p>0.0164</text:p>
          </table:table-cell>
          <table:table-cell table:style-name="ce6" table:formula="of:=[raw.P16]+ORG.OPENOFFICE.STYLE(IF([raw.J16]&lt;[raw.Q16];&quot;Red&quot;;IF([raw.J16]&gt;[raw.R16];&quot;Blue&quot;;&quot;Green&quot;)))" office:value-type="float" office:value="0.0333230404946155" calcext:value-type="float">
            <text:p>0.0333</text:p>
          </table:table-cell>
          <table:table-cell table:style-name="ce6" table:formula="of:=[raw.S16]+ORG.OPENOFFICE.STYLE(IF([raw.J16]&lt;[raw.T16];&quot;Red&quot;;IF([raw.J16]&gt;[raw.U16];&quot;Blue&quot;;&quot;Green&quot;)))" office:value-type="float" office:value="0.0233294764777169" calcext:value-type="float">
            <text:p>0.0233</text:p>
          </table:table-cell>
          <table:table-cell table:style-name="ce9" table:formula="of:=[raw.V16]+ORG.OPENOFFICE.STYLE(IF([raw.J16]&lt;[raw.W16];&quot;Red&quot;;IF([raw.J16]&gt;[raw.X16];&quot;Blue&quot;;&quot;Green&quot;)))" office:value-type="float" office:value="0.0641892263873587" calcext:value-type="float">
            <text:p>0.0642</text:p>
          </table:table-cell>
          <table:table-cell table:style-name="ce6" table:formula="of:=[raw.Y16]+ORG.OPENOFFICE.STYLE(IF([raw.J16]&lt;[raw.Z16];&quot;Red&quot;;IF([raw.J16]&gt;[raw.AA16];&quot;Blue&quot;;&quot;Green&quot;)))" office:value-type="float" office:value="0.0334132943530071" calcext:value-type="float">
            <text:p>0.0334</text:p>
          </table:table-cell>
          <table:table-cell table:style-name="ce9" table:formula="of:=[raw.AB16]+ORG.OPENOFFICE.STYLE(IF([raw.J16]&lt;[raw.AC16];&quot;Red&quot;;IF([raw.J16]&gt;[raw.AD16];&quot;Blue&quot;;&quot;Green&quot;)))" office:value-type="float" office:value="0.103141269959785" calcext:value-type="float">
            <text:p>0.1031</text:p>
          </table:table-cell>
          <table:table-cell table:style-name="ce31" table:formula="of:=[raw.AE16]+ORG.OPENOFFICE.STYLE(IF([raw.J16]&lt;[raw.AF16];&quot;Red&quot;;IF([raw.J16]&gt;[raw.AG16];&quot;Blue&quot;;&quot;Green&quot;)))" office:value-type="float" office:value="0.0467573667654528" calcext:value-type="float">
            <text:p>0.0468</text:p>
          </table:table-cell>
          <table:table-cell table:style-name="ce15" table:formula="of:=[raw.AH16]+ORG.OPENOFFICE.STYLE(IF([raw.J16]&lt;[raw.AI16];&quot;Red&quot;;IF([raw.J16]&gt;[raw.AJ16];&quot;Blue&quot;;&quot;Green&quot;)))" office:value-type="float" office:value="0.0163792721223801" calcext:value-type="float">
            <text:p>0.0164</text:p>
          </table:table-cell>
          <table:table-cell table:style-name="ce6" table:formula="of:=[raw.AK16]+ORG.OPENOFFICE.STYLE(IF([raw.J16]&lt;[raw.AL16];&quot;Red&quot;;IF([raw.J16]&gt;[raw.AM16];&quot;Blue&quot;;&quot;Green&quot;)))" office:value-type="float" office:value="0.00822748174980289" calcext:value-type="float">
            <text:p>0.0082</text:p>
          </table:table-cell>
          <table:table-cell table:style-name="ce6" table:formula="of:=[raw.AN16]+ORG.OPENOFFICE.STYLE(IF([raw.J16]&lt;[raw.AO16];&quot;Red&quot;;IF([raw.J16]&gt;[raw.AP16];&quot;Blue&quot;;&quot;Green&quot;)))" office:value-type="float" office:value="0.0074080180999421" calcext:value-type="float">
            <text:p>0.0074</text:p>
          </table:table-cell>
          <table:table-cell table:style-name="ce6" table:formula="of:=[raw.AQ16]+ORG.OPENOFFICE.STYLE(IF([raw.J16]&lt;[raw.AR16];&quot;Red&quot;;IF([raw.J16]&gt;[raw.AS16];&quot;Blue&quot;;&quot;Green&quot;)))" office:value-type="float" office:value="0.0163792721223801" calcext:value-type="float">
            <text:p>0.0164</text:p>
          </table:table-cell>
          <table:table-cell table:style-name="ce6" table:formula="of:=[raw.AT16]+ORG.OPENOFFICE.STYLE(IF([raw.J16]&lt;[raw.AU16];&quot;Red&quot;;IF([raw.J16]&gt;[raw.AV16];&quot;Blue&quot;;&quot;Green&quot;)))" office:value-type="float" office:value="0.00792200976588361" calcext:value-type="float">
            <text:p>0.0079</text:p>
          </table:table-cell>
          <table:table-cell table:style-name="ce6" table:formula="of:=[raw.AW16]+ORG.OPENOFFICE.STYLE(IF([raw.J16]&lt;[raw.AX16];&quot;Red&quot;;IF([raw.J16]&gt;[raw.AY16];&quot;Blue&quot;;&quot;Green&quot;)))" office:value-type="float" office:value="0.0364484999972984" calcext:value-type="float">
            <text:p>0.0364</text:p>
          </table:table-cell>
          <table:table-cell table:style-name="ce29" table:formula="of:=[raw.AZ16]+ORG.OPENOFFICE.STYLE(IF([raw.J16]&lt;[raw.BA16];&quot;Red&quot;;IF([raw.J16]&gt;[raw.BB16];&quot;Blue&quot;;&quot;Green&quot;)))" office:value-type="float" office:value="0.015848865923561" calcext:value-type="float">
            <text:p>0.0158</text:p>
          </table:table-cell>
          <table:table-cell table:style-name="ce15" table:formula="of:=[raw.BC16]+ORG.OPENOFFICE.STYLE(IF([raw.J16]&lt;[raw.BD16];&quot;Red&quot;;IF([raw.J16]&gt;[raw.BE16];&quot;Blue&quot;;&quot;Green&quot;)))" office:value-type="float" office:value="0" calcext:value-type="float">
            <text:p>0.0000</text:p>
          </table:table-cell>
          <table:table-cell table:style-name="ce6" table:formula="of:=[raw.BF16]+ORG.OPENOFFICE.STYLE(IF([raw.J16]&lt;[raw.BG16];&quot;Red&quot;;IF([raw.J16]&gt;[raw.BH16];&quot;Blue&quot;;&quot;Green&quot;)))" office:value-type="float" office:value="0.0277123335247558" calcext:value-type="float">
            <text:p>0.0277</text:p>
          </table:table-cell>
          <table:table-cell table:style-name="ce6" table:formula="of:=[raw.BI16]+ORG.OPENOFFICE.STYLE(IF([raw.J16]&lt;[raw.BJ16];&quot;Red&quot;;IF([raw.J16]&gt;[raw.BK16];&quot;Blue&quot;;&quot;Green&quot;)))" office:value-type="float" office:value="0.0165117691587779" calcext:value-type="float">
            <text:p>0.0165</text:p>
          </table:table-cell>
          <table:table-cell table:style-name="ce7" table:formula="of:=[raw.BL16]+ORG.OPENOFFICE.STYLE(IF([raw.J16]&lt;[raw.BM16];&quot;Red&quot;;IF([raw.J16]&gt;[raw.BN16];&quot;Blue&quot;;&quot;Green&quot;)))" office:value-type="float" office:value="0.0480219837015061" calcext:value-type="float">
            <text:p>0.0480</text:p>
          </table:table-cell>
          <table:table-cell table:style-name="ce6" table:formula="of:=[raw.BO16]+ORG.OPENOFFICE.STYLE(IF([raw.J16]&lt;[raw.BP16];&quot;Red&quot;;IF([raw.J16]&gt;[raw.BQ16];&quot;Blue&quot;;&quot;Green&quot;)))" office:value-type="float" office:value="0.0256035490322285" calcext:value-type="float">
            <text:p>0.0256</text:p>
          </table:table-cell>
          <table:table-cell table:style-name="ce9" table:formula="of:=[raw.BR16]+ORG.OPENOFFICE.STYLE(IF([raw.J16]&lt;[raw.BS16];&quot;Red&quot;;IF([raw.J16]&gt;[raw.BT16];&quot;Blue&quot;;&quot;Green&quot;)))" office:value-type="float" office:value="0.0712486234654044" calcext:value-type="float">
            <text:p>0.0712</text:p>
          </table:table-cell>
          <table:table-cell table:style-name="ce29" table:formula="of:=[raw.BU16]+ORG.OPENOFFICE.STYLE(IF([raw.J16]&lt;[raw.BV16];&quot;Red&quot;;IF([raw.J16]&gt;[raw.BW16];&quot;Blue&quot;;&quot;Green&quot;)))" office:value-type="float" office:value="0.0313468113989994" calcext:value-type="float">
            <text:p>0.0313</text:p>
          </table:table-cell>
        </table:table-row>
        <table:table-row table:style-name="ro1">
          <table:table-cell office:value-type="string" calcext:value-type="string">
            <text:p>bky_indep_balanced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style-name="ce15" table:formula="of:=[raw.M17]+ORG.OPENOFFICE.STYLE(IF([raw.J17]&lt;[raw.N17];&quot;Red&quot;;IF([raw.J17]&gt;[raw.O17];&quot;Blue&quot;;&quot;Green&quot;)))" office:value-type="float" office:value="0.0310393399509622" calcext:value-type="float">
            <text:p>0.0310</text:p>
          </table:table-cell>
          <table:table-cell table:style-name="ce6" table:formula="of:=[raw.P17]+ORG.OPENOFFICE.STYLE(IF([raw.J17]&lt;[raw.Q17];&quot;Red&quot;;IF([raw.J17]&gt;[raw.R17];&quot;Blue&quot;;&quot;Green&quot;)))" office:value-type="float" office:value="0.0440993277892763" calcext:value-type="float">
            <text:p>0.0441</text:p>
          </table:table-cell>
          <table:table-cell table:style-name="ce6" table:formula="of:=[raw.S17]+ORG.OPENOFFICE.STYLE(IF([raw.J17]&lt;[raw.T17];&quot;Red&quot;;IF([raw.J17]&gt;[raw.U17];&quot;Blue&quot;;&quot;Green&quot;)))" office:value-type="float" office:value="0.0324802115316667" calcext:value-type="float">
            <text:p>0.0325</text:p>
          </table:table-cell>
          <table:table-cell table:style-name="ce6" table:formula="of:=[raw.V17]+ORG.OPENOFFICE.STYLE(IF([raw.J17]&lt;[raw.W17];&quot;Red&quot;;IF([raw.J17]&gt;[raw.X17];&quot;Blue&quot;;&quot;Green&quot;)))" office:value-type="float" office:value="0.0325351187878013" calcext:value-type="float">
            <text:p>0.0325</text:p>
          </table:table-cell>
          <table:table-cell table:style-name="ce6" table:formula="of:=[raw.Y17]+ORG.OPENOFFICE.STYLE(IF([raw.J17]&lt;[raw.Z17];&quot;Red&quot;;IF([raw.J17]&gt;[raw.AA17];&quot;Blue&quot;;&quot;Green&quot;)))" office:value-type="float" office:value="0.0165797243864994" calcext:value-type="float">
            <text:p>0.0166</text:p>
          </table:table-cell>
          <table:table-cell table:style-name="ce9" table:formula="of:=[raw.AB17]+ORG.OPENOFFICE.STYLE(IF([raw.J17]&lt;[raw.AC17];&quot;Red&quot;;IF([raw.J17]&gt;[raw.AD17];&quot;Blue&quot;;&quot;Green&quot;)))" office:value-type="float" office:value="0.09830236250606" calcext:value-type="float">
            <text:p>0.0983</text:p>
          </table:table-cell>
          <table:table-cell table:style-name="ce29" table:formula="of:=[raw.AE17]+ORG.OPENOFFICE.STYLE(IF([raw.J17]&lt;[raw.AF17];&quot;Red&quot;;IF([raw.J17]&gt;[raw.AG17];&quot;Blue&quot;;&quot;Green&quot;)))" office:value-type="float" office:value="0.0442684436374343" calcext:value-type="float">
            <text:p>0.0443</text:p>
          </table:table-cell>
          <table:table-cell table:style-name="ce15" table:formula="of:=[raw.AH17]+ORG.OPENOFFICE.STYLE(IF([raw.J17]&lt;[raw.AI17];&quot;Red&quot;;IF([raw.J17]&gt;[raw.AJ17];&quot;Blue&quot;;&quot;Green&quot;)))" office:value-type="float" office:value="0.0310393399509622" calcext:value-type="float">
            <text:p>0.0310</text:p>
          </table:table-cell>
          <table:table-cell table:style-name="ce6" table:formula="of:=[raw.AK17]+ORG.OPENOFFICE.STYLE(IF([raw.J17]&lt;[raw.AL17];&quot;Red&quot;;IF([raw.J17]&gt;[raw.AM17];&quot;Blue&quot;;&quot;Green&quot;)))" office:value-type="float" office:value="0.0429000348654379" calcext:value-type="float">
            <text:p>0.0429</text:p>
          </table:table-cell>
          <table:table-cell table:style-name="ce6" table:formula="of:=[raw.AN17]+ORG.OPENOFFICE.STYLE(IF([raw.J17]&lt;[raw.AO17];&quot;Red&quot;;IF([raw.J17]&gt;[raw.AP17];&quot;Blue&quot;;&quot;Green&quot;)))" office:value-type="float" office:value="0.0311312475396634" calcext:value-type="float">
            <text:p>0.0311</text:p>
          </table:table-cell>
          <table:table-cell table:style-name="ce6" table:formula="of:=[raw.AQ17]+ORG.OPENOFFICE.STYLE(IF([raw.J17]&lt;[raw.AR17];&quot;Red&quot;;IF([raw.J17]&gt;[raw.AS17];&quot;Blue&quot;;&quot;Green&quot;)))" office:value-type="float" office:value="0.0310393399509622" calcext:value-type="float">
            <text:p>0.0310</text:p>
          </table:table-cell>
          <table:table-cell table:style-name="ce6" table:formula="of:=[raw.AT17]+ORG.OPENOFFICE.STYLE(IF([raw.J17]&lt;[raw.AU17];&quot;Red&quot;;IF([raw.J17]&gt;[raw.AV17];&quot;Blue&quot;;&quot;Green&quot;)))" office:value-type="float" office:value="0.0150534852075885" calcext:value-type="float">
            <text:p>0.0151</text:p>
          </table:table-cell>
          <table:table-cell table:style-name="ce9" table:formula="of:=[raw.AW17]+ORG.OPENOFFICE.STYLE(IF([raw.J17]&lt;[raw.AX17];&quot;Red&quot;;IF([raw.J17]&gt;[raw.AY17];&quot;Blue&quot;;&quot;Green&quot;)))" office:value-type="float" office:value="0.0965242813480186" calcext:value-type="float">
            <text:p>0.0965</text:p>
          </table:table-cell>
          <table:table-cell table:style-name="ce29" table:formula="of:=[raw.AZ17]+ORG.OPENOFFICE.STYLE(IF([raw.J17]&lt;[raw.BA17];&quot;Red&quot;;IF([raw.J17]&gt;[raw.BB17];&quot;Blue&quot;;&quot;Green&quot;)))" office:value-type="float" office:value="0.0429779617439593" calcext:value-type="float">
            <text:p>0.0430</text:p>
          </table:table-cell>
          <table:table-cell table:style-name="ce15" table:formula="of:=[raw.BC17]+ORG.OPENOFFICE.STYLE(IF([raw.J17]&lt;[raw.BD17];&quot;Red&quot;;IF([raw.J17]&gt;[raw.BE17];&quot;Blue&quot;;&quot;Green&quot;)))" office:value-type="float" office:value="0" calcext:value-type="float">
            <text:p>0.0000</text:p>
          </table:table-cell>
          <table:table-cell table:style-name="ce6" table:formula="of:=[raw.BF17]+ORG.OPENOFFICE.STYLE(IF([raw.J17]&lt;[raw.BG17];&quot;Red&quot;;IF([raw.J17]&gt;[raw.BH17];&quot;Blue&quot;;&quot;Green&quot;)))" office:value-type="float" office:value="0.0451481835467053" calcext:value-type="float">
            <text:p>0.0451</text:p>
          </table:table-cell>
          <table:table-cell table:style-name="ce6" table:formula="of:=[raw.BI17]+ORG.OPENOFFICE.STYLE(IF([raw.J17]&lt;[raw.BJ17];&quot;Red&quot;;IF([raw.J17]&gt;[raw.BK17];&quot;Blue&quot;;&quot;Green&quot;)))" office:value-type="float" office:value="0.0337094991543562" calcext:value-type="float">
            <text:p>0.0337</text:p>
          </table:table-cell>
          <table:table-cell table:style-name="ce6" table:formula="of:=[raw.BL17]+ORG.OPENOFFICE.STYLE(IF([raw.J17]&lt;[raw.BM17];&quot;Red&quot;;IF([raw.J17]&gt;[raw.BN17];&quot;Blue&quot;;&quot;Green&quot;)))" office:value-type="float" office:value="0.0338105367467514" calcext:value-type="float">
            <text:p>0.0338</text:p>
          </table:table-cell>
          <table:table-cell table:style-name="ce6" table:formula="of:=[raw.BO17]+ORG.OPENOFFICE.STYLE(IF([raw.J17]&lt;[raw.BP17];&quot;Red&quot;;IF([raw.J17]&gt;[raw.BQ17];&quot;Blue&quot;;&quot;Green&quot;)))" office:value-type="float" office:value="0.0179616641535328" calcext:value-type="float">
            <text:p>0.0180</text:p>
          </table:table-cell>
          <table:table-cell table:style-name="ce9" table:formula="of:=[raw.BR17]+ORG.OPENOFFICE.STYLE(IF([raw.J17]&lt;[raw.BS17];&quot;Red&quot;;IF([raw.J17]&gt;[raw.BT17];&quot;Blue&quot;;&quot;Green&quot;)))" office:value-type="float" office:value="0.0994570017566065" calcext:value-type="float">
            <text:p>0.0995</text:p>
          </table:table-cell>
          <table:table-cell table:style-name="ce29" table:formula="of:=[raw.BU17]+ORG.OPENOFFICE.STYLE(IF([raw.J17]&lt;[raw.BV17];&quot;Red&quot;;IF([raw.J17]&gt;[raw.BW17];&quot;Blue&quot;;&quot;Green&quot;)))" office:value-type="float" office:value="0.0452199197597133" calcext:value-type="float">
            <text:p>0.0452</text:p>
          </table:table-cell>
        </table:table-row>
        <table:table-row table:style-name="ro1">
          <table:table-cell office:value-type="string" calcext:value-type="string">
            <text:p>bky_indep_negonl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style-name="ce16" table:formula="of:=[raw.M18]+ORG.OPENOFFICE.STYLE(IF([raw.J18]&lt;[raw.N18];&quot;Red&quot;;IF([raw.J18]&gt;[raw.O18];&quot;Blue&quot;;&quot;Green&quot;)))" office:value-type="float" office:value="0.039" calcext:value-type="float">
            <text:p>0.0390</text:p>
          </table:table-cell>
          <table:table-cell table:style-name="ce6" table:formula="of:=[raw.P18]+ORG.OPENOFFICE.STYLE(IF([raw.J18]&lt;[raw.Q18];&quot;Red&quot;;IF([raw.J18]&gt;[raw.R18];&quot;Blue&quot;;&quot;Green&quot;)))" office:value-type="float" office:value="0.0486414789035629" calcext:value-type="float">
            <text:p>0.0486</text:p>
          </table:table-cell>
          <table:table-cell table:style-name="ce6" table:formula="of:=[raw.S18]+ORG.OPENOFFICE.STYLE(IF([raw.J18]&lt;[raw.T18];&quot;Red&quot;;IF([raw.J18]&gt;[raw.U18];&quot;Blue&quot;;&quot;Green&quot;)))" office:value-type="float" office:value="0.0446523275395505" calcext:value-type="float">
            <text:p>0.0447</text:p>
          </table:table-cell>
          <table:table-cell table:style-name="ce9" table:formula="of:=[raw.V18]+ORG.OPENOFFICE.STYLE(IF([raw.J18]&lt;[raw.W18];&quot;Red&quot;;IF([raw.J18]&gt;[raw.X18];&quot;Blue&quot;;&quot;Green&quot;)))" office:value-type="float" office:value="0.0511230554366652" calcext:value-type="float">
            <text:p>0.0511</text:p>
          </table:table-cell>
          <table:table-cell table:style-name="ce6" table:formula="of:=[raw.Y18]+ORG.OPENOFFICE.STYLE(IF([raw.J18]&lt;[raw.Z18];&quot;Red&quot;;IF([raw.J18]&gt;[raw.AA18];&quot;Blue&quot;;&quot;Green&quot;)))" office:value-type="float" office:value="0.0265381375026863" calcext:value-type="float">
            <text:p>0.0265</text:p>
          </table:table-cell>
          <table:table-cell table:style-name="ce9" table:formula="of:=[raw.AB18]+ORG.OPENOFFICE.STYLE(IF([raw.J18]&lt;[raw.AC18];&quot;Red&quot;;IF([raw.J18]&gt;[raw.AD18];&quot;Blue&quot;;&quot;Green&quot;)))" office:value-type="float" office:value="0.0987330880736804" calcext:value-type="float">
            <text:p>0.0987</text:p>
          </table:table-cell>
          <table:table-cell table:style-name="ce29" table:formula="of:=[raw.AE18]+ORG.OPENOFFICE.STYLE(IF([raw.J18]&lt;[raw.AF18];&quot;Red&quot;;IF([raw.J18]&gt;[raw.AG18];&quot;Blue&quot;;&quot;Green&quot;)))" office:value-type="float" office:value="0.0479870688255068" calcext:value-type="float">
            <text:p>0.0480</text:p>
          </table:table-cell>
          <table:table-cell table:style-name="ce16" table:formula="of:=[raw.AH18]+ORG.OPENOFFICE.STYLE(IF([raw.J18]&lt;[raw.AI18];&quot;Red&quot;;IF([raw.J18]&gt;[raw.AJ18];&quot;Blue&quot;;&quot;Green&quot;)))" office:value-type="float" office:value="0.039" calcext:value-type="float">
            <text:p>0.0390</text:p>
          </table:table-cell>
          <table:table-cell table:style-name="ce9" table:formula="of:=[raw.AK18]+ORG.OPENOFFICE.STYLE(IF([raw.J18]&lt;[raw.AL18];&quot;Red&quot;;IF([raw.J18]&gt;[raw.AM18];&quot;Blue&quot;;&quot;Green&quot;)))" office:value-type="float" office:value="0.979" calcext:value-type="float">
            <text:p>0.9790</text:p>
          </table:table-cell>
          <table:table-cell table:style-name="ce9" table:formula="of:=[raw.AN18]+ORG.OPENOFFICE.STYLE(IF([raw.J18]&lt;[raw.AO18];&quot;Red&quot;;IF([raw.J18]&gt;[raw.AP18];&quot;Blue&quot;;&quot;Green&quot;)))" office:value-type="float" office:value="0.967" calcext:value-type="float">
            <text:p>0.9670</text:p>
          </table:table-cell>
          <table:table-cell table:style-name="ce7" table:formula="of:=[raw.AQ18]+ORG.OPENOFFICE.STYLE(IF([raw.J18]&lt;[raw.AR18];&quot;Red&quot;;IF([raw.J18]&gt;[raw.AS18];&quot;Blue&quot;;&quot;Green&quot;)))" office:value-type="float" office:value="0.039" calcext:value-type="float">
            <text:p>0.0390</text:p>
          </table:table-cell>
          <table:table-cell table:style-name="ce6" table:formula="of:=[raw.AT18]+ORG.OPENOFFICE.STYLE(IF([raw.J18]&lt;[raw.AU18];&quot;Red&quot;;IF([raw.J18]&gt;[raw.AV18];&quot;Blue&quot;;&quot;Green&quot;)))" office:value-type="float" office:value="0.021" calcext:value-type="float">
            <text:p>0.0210</text:p>
          </table:table-cell>
          <table:table-cell table:style-name="ce9" table:formula="of:=[raw.AW18]+ORG.OPENOFFICE.STYLE(IF([raw.J18]&lt;[raw.AX18];&quot;Red&quot;;IF([raw.J18]&gt;[raw.AY18];&quot;Blue&quot;;&quot;Green&quot;)))" office:value-type="float" office:value="0.089" calcext:value-type="float">
            <text:p>0.0890</text:p>
          </table:table-cell>
          <table:table-cell table:style-name="ce31" table:formula="of:=[raw.AZ18]+ORG.OPENOFFICE.STYLE(IF([raw.J18]&lt;[raw.BA18];&quot;Red&quot;;IF([raw.J18]&gt;[raw.BB18];&quot;Blue&quot;;&quot;Green&quot;)))" office:value-type="float" office:value="0.049" calcext:value-type="float">
            <text:p>0.0490</text:p>
          </table:table-cell>
          <table:table-cell table:style-name="ce15" table:formula="of:=[raw.BC18]+ORG.OPENOFFICE.STYLE(IF([raw.J18]&lt;[raw.BD18];&quot;Red&quot;;IF([raw.J18]&gt;[raw.BE18];&quot;Blue&quot;;&quot;Green&quot;)))" office:value-type="float" office:value="0" calcext:value-type="float">
            <text:p>0.0000</text:p>
          </table:table-cell>
          <table:table-cell table:style-name="ce6" table:formula="of:=[raw.BF18]+ORG.OPENOFFICE.STYLE(IF([raw.J18]&lt;[raw.BG18];&quot;Red&quot;;IF([raw.J18]&gt;[raw.BH18];&quot;Blue&quot;;&quot;Green&quot;)))" office:value-type="float" office:value="0.0269173750422327" calcext:value-type="float">
            <text:p>0.0269</text:p>
          </table:table-cell>
          <table:table-cell table:style-name="ce6" table:formula="of:=[raw.BI18]+ORG.OPENOFFICE.STYLE(IF([raw.J18]&lt;[raw.BJ18];&quot;Red&quot;;IF([raw.J18]&gt;[raw.BK18];&quot;Blue&quot;;&quot;Green&quot;)))" office:value-type="float" office:value="0.0249181609274077" calcext:value-type="float">
            <text:p>0.0249</text:p>
          </table:table-cell>
          <table:table-cell table:style-name="ce7" table:formula="of:=[raw.BL18]+ORG.OPENOFFICE.STYLE(IF([raw.J18]&lt;[raw.BM18];&quot;Red&quot;;IF([raw.J18]&gt;[raw.BN18];&quot;Blue&quot;;&quot;Green&quot;)))" office:value-type="float" office:value="0.0509257679765339" calcext:value-type="float">
            <text:p>0.0509</text:p>
          </table:table-cell>
          <table:table-cell table:style-name="ce6" table:formula="of:=[raw.BO18]+ORG.OPENOFFICE.STYLE(IF([raw.J18]&lt;[raw.BP18];&quot;Red&quot;;IF([raw.J18]&gt;[raw.BQ18];&quot;Blue&quot;;&quot;Green&quot;)))" office:value-type="float" office:value="0.0264132264601706" calcext:value-type="float">
            <text:p>0.0264</text:p>
          </table:table-cell>
          <table:table-cell table:style-name="ce9" table:formula="of:=[raw.BR18]+ORG.OPENOFFICE.STYLE(IF([raw.J18]&lt;[raw.BS18];&quot;Red&quot;;IF([raw.J18]&gt;[raw.BT18];&quot;Blue&quot;;&quot;Green&quot;)))" office:value-type="float" office:value="0.098326323556186" calcext:value-type="float">
            <text:p>0.0983</text:p>
          </table:table-cell>
          <table:table-cell table:style-name="ce29" table:formula="of:=[raw.BU18]+ORG.OPENOFFICE.STYLE(IF([raw.J18]&lt;[raw.BV18];&quot;Red&quot;;IF([raw.J18]&gt;[raw.BW18];&quot;Blue&quot;;&quot;Green&quot;)))" office:value-type="float" office:value="0.0477286138082781" calcext:value-type="float">
            <text:p>0.0477</text:p>
          </table:table-cell>
        </table:table-row>
        <table:table-row table:style-name="ro1">
          <table:table-cell office:value-type="string" calcext:value-type="string">
            <text:p>bky_indep_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style-name="ce16" table:formula="of:=[raw.M19]+ORG.OPENOFFICE.STYLE(IF([raw.J19]&lt;[raw.N19];&quot;Red&quot;;IF([raw.J19]&gt;[raw.O19];&quot;Blue&quot;;&quot;Green&quot;)))" office:value-type="float" office:value="0.049" calcext:value-type="float">
            <text:p>0.0490</text:p>
          </table:table-cell>
          <table:table-cell table:style-name="ce7" table:formula="of:=[raw.P19]+ORG.OPENOFFICE.STYLE(IF([raw.J19]&lt;[raw.Q19];&quot;Red&quot;;IF([raw.J19]&gt;[raw.R19];&quot;Blue&quot;;&quot;Green&quot;)))" office:value-type="float" office:value="0.052" calcext:value-type="float">
            <text:p>0.0520</text:p>
          </table:table-cell>
          <table:table-cell table:style-name="ce7" table:formula="of:=[raw.S19]+ORG.OPENOFFICE.STYLE(IF([raw.J19]&lt;[raw.T19];&quot;Red&quot;;IF([raw.J19]&gt;[raw.U19];&quot;Blue&quot;;&quot;Green&quot;)))" office:value-type="float" office:value="0.052" calcext:value-type="float">
            <text:p>0.0520</text:p>
          </table:table-cell>
          <table:table-cell table:style-name="ce9" table:formula="of:=[raw.V19]+ORG.OPENOFFICE.STYLE(IF([raw.J19]&lt;[raw.W19];&quot;Red&quot;;IF([raw.J19]&gt;[raw.X19];&quot;Blue&quot;;&quot;Green&quot;)))" office:value-type="float" office:value="0.099" calcext:value-type="float">
            <text:p>0.0990</text:p>
          </table:table-cell>
          <table:table-cell table:style-name="ce7" table:formula="of:=[raw.Y19]+ORG.OPENOFFICE.STYLE(IF([raw.J19]&lt;[raw.Z19];&quot;Red&quot;;IF([raw.J19]&gt;[raw.AA19];&quot;Blue&quot;;&quot;Green&quot;)))" office:value-type="float" office:value="0.052" calcext:value-type="float">
            <text:p>0.0520</text:p>
          </table:table-cell>
          <table:table-cell table:style-name="ce9" table:formula="of:=[raw.AB19]+ORG.OPENOFFICE.STYLE(IF([raw.J19]&lt;[raw.AC19];&quot;Red&quot;;IF([raw.J19]&gt;[raw.AD19];&quot;Blue&quot;;&quot;Green&quot;)))" office:value-type="float" office:value="0.199" calcext:value-type="float">
            <text:p>0.1990</text:p>
          </table:table-cell>
          <table:table-cell table:style-name="ce30" table:formula="of:=[raw.AE19]+ORG.OPENOFFICE.STYLE(IF([raw.J19]&lt;[raw.AF19];&quot;Red&quot;;IF([raw.J19]&gt;[raw.AG19];&quot;Blue&quot;;&quot;Green&quot;)))" office:value-type="float" office:value="0.1" calcext:value-type="float">
            <text:p>0.1000</text:p>
          </table:table-cell>
          <table:table-cell table:style-name="ce16" table:formula="of:=[raw.AH19]+ORG.OPENOFFICE.STYLE(IF([raw.J19]&lt;[raw.AI19];&quot;Red&quot;;IF([raw.J19]&gt;[raw.AJ19];&quot;Blue&quot;;&quot;Green&quot;)))" office:value-type="float" office:value="0.049" calcext:value-type="float">
            <text:p>0.0490</text:p>
          </table:table-cell>
          <table:table-cell table:style-name="ce6" table:formula="of:=[raw.AK19]+ORG.OPENOFFICE.STYLE(IF([raw.J19]&lt;[raw.AL19];&quot;Red&quot;;IF([raw.J19]&gt;[raw.AM19];&quot;Blue&quot;;&quot;Green&quot;)))" office:value-type="float" office:value="0.021" calcext:value-type="float">
            <text:p>0.0210</text:p>
          </table:table-cell>
          <table:table-cell table:style-name="ce6" table:formula="of:=[raw.AN19]+ORG.OPENOFFICE.STYLE(IF([raw.J19]&lt;[raw.AO19];&quot;Red&quot;;IF([raw.J19]&gt;[raw.AP19];&quot;Blue&quot;;&quot;Green&quot;)))" office:value-type="float" office:value="0.021" calcext:value-type="float">
            <text:p>0.0210</text:p>
          </table:table-cell>
          <table:table-cell table:style-name="ce7" table:formula="of:=[raw.AQ19]+ORG.OPENOFFICE.STYLE(IF([raw.J19]&lt;[raw.AR19];&quot;Red&quot;;IF([raw.J19]&gt;[raw.AS19];&quot;Blue&quot;;&quot;Green&quot;)))" office:value-type="float" office:value="0.049" calcext:value-type="float">
            <text:p>0.0490</text:p>
          </table:table-cell>
          <table:table-cell table:style-name="ce6" table:formula="of:=[raw.AT19]+ORG.OPENOFFICE.STYLE(IF([raw.J19]&lt;[raw.AU19];&quot;Red&quot;;IF([raw.J19]&gt;[raw.AV19];&quot;Blue&quot;;&quot;Green&quot;)))" office:value-type="float" office:value="0.02" calcext:value-type="float">
            <text:p>0.0200</text:p>
          </table:table-cell>
          <table:table-cell table:style-name="ce9" table:formula="of:=[raw.AW19]+ORG.OPENOFFICE.STYLE(IF([raw.J19]&lt;[raw.AX19];&quot;Red&quot;;IF([raw.J19]&gt;[raw.AY19];&quot;Blue&quot;;&quot;Green&quot;)))" office:value-type="float" office:value="0.105" calcext:value-type="float">
            <text:p>0.1050</text:p>
          </table:table-cell>
          <table:table-cell table:style-name="ce31" table:formula="of:=[raw.AZ19]+ORG.OPENOFFICE.STYLE(IF([raw.J19]&lt;[raw.BA19];&quot;Red&quot;;IF([raw.J19]&gt;[raw.BB19];&quot;Blue&quot;;&quot;Green&quot;)))" office:value-type="float" office:value="0.05" calcext:value-type="float">
            <text:p>0.0500</text:p>
          </table:table-cell>
          <table:table-cell table:style-name="ce15" table:formula="of:=[raw.BC19]+ORG.OPENOFFICE.STYLE(IF([raw.J19]&lt;[raw.BD19];&quot;Red&quot;;IF([raw.J19]&gt;[raw.BE19];&quot;Blue&quot;;&quot;Green&quot;)))" office:value-type="float" office:value="0" calcext:value-type="float">
            <text:p>0.0000</text:p>
          </table:table-cell>
          <table:table-cell table:style-name="ce6" table:formula="of:=[raw.BF19]+ORG.OPENOFFICE.STYLE(IF([raw.J19]&lt;[raw.BG19];&quot;Red&quot;;IF([raw.J19]&gt;[raw.BH19];&quot;Blue&quot;;&quot;Green&quot;)))" office:value-type="float" office:value="0.035" calcext:value-type="float">
            <text:p>0.0350</text:p>
          </table:table-cell>
          <table:table-cell table:style-name="ce6" table:formula="of:=[raw.BI19]+ORG.OPENOFFICE.STYLE(IF([raw.J19]&lt;[raw.BJ19];&quot;Red&quot;;IF([raw.J19]&gt;[raw.BK19];&quot;Blue&quot;;&quot;Green&quot;)))" office:value-type="float" office:value="0.035" calcext:value-type="float">
            <text:p>0.0350</text:p>
          </table:table-cell>
          <table:table-cell table:style-name="ce7" table:formula="of:=[raw.BL19]+ORG.OPENOFFICE.STYLE(IF([raw.J19]&lt;[raw.BM19];&quot;Red&quot;;IF([raw.J19]&gt;[raw.BN19];&quot;Blue&quot;;&quot;Green&quot;)))" office:value-type="float" office:value="0.054" calcext:value-type="float">
            <text:p>0.0540</text:p>
          </table:table-cell>
          <table:table-cell table:style-name="ce6" table:formula="of:=[raw.BO19]+ORG.OPENOFFICE.STYLE(IF([raw.J19]&lt;[raw.BP19];&quot;Red&quot;;IF([raw.J19]&gt;[raw.BQ19];&quot;Blue&quot;;&quot;Green&quot;)))" office:value-type="float" office:value="0.032" calcext:value-type="float">
            <text:p>0.0320</text:p>
          </table:table-cell>
          <table:table-cell table:style-name="ce9" table:formula="of:=[raw.BR19]+ORG.OPENOFFICE.STYLE(IF([raw.J19]&lt;[raw.BS19];&quot;Red&quot;;IF([raw.J19]&gt;[raw.BT19];&quot;Blue&quot;;&quot;Green&quot;)))" office:value-type="float" office:value="0.106" calcext:value-type="float">
            <text:p>0.1060</text:p>
          </table:table-cell>
          <table:table-cell table:style-name="ce31" table:formula="of:=[raw.BU19]+ORG.OPENOFFICE.STYLE(IF([raw.J19]&lt;[raw.BV19];&quot;Red&quot;;IF([raw.J19]&gt;[raw.BW19];&quot;Blue&quot;;&quot;Green&quot;)))" office:value-type="float" office:value="0.054" calcext:value-type="float">
            <text:p>0.0540</text:p>
          </table:table-cell>
        </table:table-row>
        <table:table-row table:style-name="ro1">
          <table:table-cell office:value-type="string" calcext:value-type="string">
            <text:p>bky_indep_posonly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style-name="ce15" table:formula="of:=[raw.M20]+ORG.OPENOFFICE.STYLE(IF([raw.J20]&lt;[raw.N20];&quot;Red&quot;;IF([raw.J20]&gt;[raw.O20];&quot;Blue&quot;;&quot;Green&quot;)))" office:value-type="float" office:value="0.0478038113617185" calcext:value-type="float">
            <text:p>0.0478</text:p>
          </table:table-cell>
          <table:table-cell table:style-name="ce6" table:formula="of:=[raw.P20]+ORG.OPENOFFICE.STYLE(IF([raw.J20]&lt;[raw.Q20];&quot;Red&quot;;IF([raw.J20]&gt;[raw.R20];&quot;Blue&quot;;&quot;Green&quot;)))" office:value-type="float" office:value="0.0459189459011831" calcext:value-type="float">
            <text:p>0.0459</text:p>
          </table:table-cell>
          <table:table-cell table:style-name="ce6" table:formula="of:=[raw.S20]+ORG.OPENOFFICE.STYLE(IF([raw.J20]&lt;[raw.T20];&quot;Red&quot;;IF([raw.J20]&gt;[raw.U20];&quot;Blue&quot;;&quot;Green&quot;)))" office:value-type="float" office:value="0.0415625735318384" calcext:value-type="float">
            <text:p>0.0416</text:p>
          </table:table-cell>
          <table:table-cell table:style-name="ce6" table:formula="of:=[raw.V20]+ORG.OPENOFFICE.STYLE(IF([raw.J20]&lt;[raw.W20];&quot;Red&quot;;IF([raw.J20]&gt;[raw.X20];&quot;Blue&quot;;&quot;Green&quot;)))" office:value-type="float" office:value="0.0480182875222069" calcext:value-type="float">
            <text:p>0.0480</text:p>
          </table:table-cell>
          <table:table-cell table:style-name="ce6" table:formula="of:=[raw.Y20]+ORG.OPENOFFICE.STYLE(IF([raw.J20]&lt;[raw.Z20];&quot;Red&quot;;IF([raw.J20]&gt;[raw.AA20];&quot;Blue&quot;;&quot;Green&quot;)))" office:value-type="float" office:value="0.0232037640439194" calcext:value-type="float">
            <text:p>0.0232</text:p>
          </table:table-cell>
          <table:table-cell table:style-name="ce9" table:formula="of:=[raw.AB20]+ORG.OPENOFFICE.STYLE(IF([raw.J20]&lt;[raw.AC20];&quot;Red&quot;;IF([raw.J20]&gt;[raw.AD20];&quot;Blue&quot;;&quot;Green&quot;)))" office:value-type="float" office:value="0.0957886043954059" calcext:value-type="float">
            <text:p>0.0958</text:p>
          </table:table-cell>
          <table:table-cell table:style-name="ce29" table:formula="of:=[raw.AE20]+ORG.OPENOFFICE.STYLE(IF([raw.J20]&lt;[raw.AF20];&quot;Red&quot;;IF([raw.J20]&gt;[raw.AG20];&quot;Blue&quot;;&quot;Green&quot;)))" office:value-type="float" office:value="0.0446070961496765" calcext:value-type="float">
            <text:p>0.0446</text:p>
          </table:table-cell>
          <table:table-cell table:style-name="ce15" table:formula="of:=[raw.AH20]+ORG.OPENOFFICE.STYLE(IF([raw.J20]&lt;[raw.AI20];&quot;Red&quot;;IF([raw.J20]&gt;[raw.AJ20];&quot;Blue&quot;;&quot;Green&quot;)))" office:value-type="float" office:value="0.0478038113617185" calcext:value-type="float">
            <text:p>0.0478</text:p>
          </table:table-cell>
          <table:table-cell table:style-name="ce6" table:formula="of:=[raw.AK20]+ORG.OPENOFFICE.STYLE(IF([raw.J20]&lt;[raw.AL20];&quot;Red&quot;;IF([raw.J20]&gt;[raw.AM20];&quot;Blue&quot;;&quot;Green&quot;)))" office:value-type="float" office:value="0.0236359684407503" calcext:value-type="float">
            <text:p>0.0236</text:p>
          </table:table-cell>
          <table:table-cell table:style-name="ce6" table:formula="of:=[raw.AN20]+ORG.OPENOFFICE.STYLE(IF([raw.J20]&lt;[raw.AO20];&quot;Red&quot;;IF([raw.J20]&gt;[raw.AP20];&quot;Blue&quot;;&quot;Green&quot;)))" office:value-type="float" office:value="0.0213097700057006" calcext:value-type="float">
            <text:p>0.0213</text:p>
          </table:table-cell>
          <table:table-cell table:style-name="ce6" table:formula="of:=[raw.AQ20]+ORG.OPENOFFICE.STYLE(IF([raw.J20]&lt;[raw.AR20];&quot;Red&quot;;IF([raw.J20]&gt;[raw.AS20];&quot;Blue&quot;;&quot;Green&quot;)))" office:value-type="float" office:value="0.0478038113617185" calcext:value-type="float">
            <text:p>0.0478</text:p>
          </table:table-cell>
          <table:table-cell table:style-name="ce6" table:formula="of:=[raw.AT20]+ORG.OPENOFFICE.STYLE(IF([raw.J20]&lt;[raw.AU20];&quot;Red&quot;;IF([raw.J20]&gt;[raw.AV20];&quot;Blue&quot;;&quot;Green&quot;)))" office:value-type="float" office:value="0.0230848552896454" calcext:value-type="float">
            <text:p>0.0231</text:p>
          </table:table-cell>
          <table:table-cell table:style-name="ce9" table:formula="of:=[raw.AW20]+ORG.OPENOFFICE.STYLE(IF([raw.J20]&lt;[raw.AX20];&quot;Red&quot;;IF([raw.J20]&gt;[raw.AY20];&quot;Blue&quot;;&quot;Green&quot;)))" office:value-type="float" office:value="0.0952818765235338" calcext:value-type="float">
            <text:p>0.0953</text:p>
          </table:table-cell>
          <table:table-cell table:style-name="ce29" table:formula="of:=[raw.AZ20]+ORG.OPENOFFICE.STYLE(IF([raw.J20]&lt;[raw.BA20];&quot;Red&quot;;IF([raw.J20]&gt;[raw.BB20];&quot;Blue&quot;;&quot;Green&quot;)))" office:value-type="float" office:value="0.044307242906008" calcext:value-type="float">
            <text:p>0.0443</text:p>
          </table:table-cell>
          <table:table-cell table:style-name="ce15" table:formula="of:=[raw.BC20]+ORG.OPENOFFICE.STYLE(IF([raw.J20]&lt;[raw.BD20];&quot;Red&quot;;IF([raw.J20]&gt;[raw.BE20];&quot;Blue&quot;;&quot;Green&quot;)))" office:value-type="float" office:value="0" calcext:value-type="float">
            <text:p>0.0000</text:p>
          </table:table-cell>
          <table:table-cell table:style-name="ce9" table:formula="of:=[raw.BF20]+ORG.OPENOFFICE.STYLE(IF([raw.J20]&lt;[raw.BG20];&quot;Red&quot;;IF([raw.J20]&gt;[raw.BH20];&quot;Blue&quot;;&quot;Green&quot;)))" office:value-type="float" office:value="0.98" calcext:value-type="float">
            <text:p>0.9800</text:p>
          </table:table-cell>
          <table:table-cell table:style-name="ce9" table:formula="of:=[raw.BI20]+ORG.OPENOFFICE.STYLE(IF([raw.J20]&lt;[raw.BJ20];&quot;Red&quot;;IF([raw.J20]&gt;[raw.BK20];&quot;Blue&quot;;&quot;Green&quot;)))" office:value-type="float" office:value="0.967" calcext:value-type="float">
            <text:p>0.9670</text:p>
          </table:table-cell>
          <table:table-cell table:style-name="ce7" table:formula="of:=[raw.BL20]+ORG.OPENOFFICE.STYLE(IF([raw.J20]&lt;[raw.BM20];&quot;Red&quot;;IF([raw.J20]&gt;[raw.BN20];&quot;Blue&quot;;&quot;Green&quot;)))" office:value-type="float" office:value="0.042" calcext:value-type="float">
            <text:p>0.0420</text:p>
          </table:table-cell>
          <table:table-cell table:style-name="ce6" table:formula="of:=[raw.BO20]+ORG.OPENOFFICE.STYLE(IF([raw.J20]&lt;[raw.BP20];&quot;Red&quot;;IF([raw.J20]&gt;[raw.BQ20];&quot;Blue&quot;;&quot;Green&quot;)))" office:value-type="float" office:value="0.02" calcext:value-type="float">
            <text:p>0.0200</text:p>
          </table:table-cell>
          <table:table-cell table:style-name="ce9" table:formula="of:=[raw.BR20]+ORG.OPENOFFICE.STYLE(IF([raw.J20]&lt;[raw.BS20];&quot;Red&quot;;IF([raw.J20]&gt;[raw.BT20];&quot;Blue&quot;;&quot;Green&quot;)))" office:value-type="float" office:value="0.103" calcext:value-type="float">
            <text:p>0.1030</text:p>
          </table:table-cell>
          <table:table-cell table:style-name="ce31" table:formula="of:=[raw.BU20]+ORG.OPENOFFICE.STYLE(IF([raw.J20]&lt;[raw.BV20];&quot;Red&quot;;IF([raw.J20]&gt;[raw.BW20];&quot;Blue&quot;;&quot;Green&quot;)))" office:value-type="float" office:value="0.055" calcext:value-type="float">
            <text:p>0.0550</text:p>
          </table:table-cell>
        </table:table-row>
        <table:table-row table:style-name="ro1">
          <table:table-cell office:value-type="string" calcext:value-type="string">
            <text:p>bky_indep_unbalanced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style-name="ce17" table:formula="of:=[raw.M21]+ORG.OPENOFFICE.STYLE(IF([raw.J21]&lt;[raw.N21];&quot;Red&quot;;IF([raw.J21]&gt;[raw.O21];&quot;Blue&quot;;&quot;Green&quot;)))" office:value-type="float" office:value="0.0259782326888546" calcext:value-type="float">
            <text:p>0.0260</text:p>
          </table:table-cell>
          <table:table-cell table:style-name="ce23" table:formula="of:=[raw.P21]+ORG.OPENOFFICE.STYLE(IF([raw.J21]&lt;[raw.Q21];&quot;Red&quot;;IF([raw.J21]&gt;[raw.R21];&quot;Blue&quot;;&quot;Green&quot;)))" office:value-type="float" office:value="0.0440914641961069" calcext:value-type="float">
            <text:p>0.0441</text:p>
          </table:table-cell>
          <table:table-cell table:style-name="ce23" table:formula="of:=[raw.S21]+ORG.OPENOFFICE.STYLE(IF([raw.J21]&lt;[raw.T21];&quot;Red&quot;;IF([raw.J21]&gt;[raw.U21];&quot;Blue&quot;;&quot;Green&quot;)))" office:value-type="float" office:value="0.0326970332836447" calcext:value-type="float">
            <text:p>0.0327</text:p>
          </table:table-cell>
          <table:table-cell table:style-name="ce23" table:formula="of:=[raw.V21]+ORG.OPENOFFICE.STYLE(IF([raw.J21]&lt;[raw.W21];&quot;Red&quot;;IF([raw.J21]&gt;[raw.X21];&quot;Blue&quot;;&quot;Green&quot;)))" office:value-type="float" office:value="0.0383367299298929" calcext:value-type="float">
            <text:p>0.0383</text:p>
          </table:table-cell>
          <table:table-cell table:style-name="ce23" table:formula="of:=[raw.Y21]+ORG.OPENOFFICE.STYLE(IF([raw.J21]&lt;[raw.Z21];&quot;Red&quot;;IF([raw.J21]&gt;[raw.AA21];&quot;Blue&quot;;&quot;Green&quot;)))" office:value-type="float" office:value="0.0191061774363693" calcext:value-type="float">
            <text:p>0.0191</text:p>
          </table:table-cell>
          <table:table-cell table:style-name="ce26" table:formula="of:=[raw.AB21]+ORG.OPENOFFICE.STYLE(IF([raw.J21]&lt;[raw.AC21];&quot;Red&quot;;IF([raw.J21]&gt;[raw.AD21];&quot;Blue&quot;;&quot;Green&quot;)))" office:value-type="float" office:value="0.102557241240806" calcext:value-type="float">
            <text:p>0.1026</text:p>
          </table:table-cell>
          <table:table-cell table:style-name="ce32" table:formula="of:=[raw.AE21]+ORG.OPENOFFICE.STYLE(IF([raw.J21]&lt;[raw.AF21];&quot;Red&quot;;IF([raw.J21]&gt;[raw.AG21];&quot;Blue&quot;;&quot;Green&quot;)))" office:value-type="float" office:value="0.0437660991559999" calcext:value-type="float">
            <text:p>0.0438</text:p>
          </table:table-cell>
          <table:table-cell table:style-name="ce17" table:formula="of:=[raw.AH21]+ORG.OPENOFFICE.STYLE(IF([raw.J21]&lt;[raw.AI21];&quot;Red&quot;;IF([raw.J21]&gt;[raw.AJ21];&quot;Blue&quot;;&quot;Green&quot;)))" office:value-type="float" office:value="0.0259782326888546" calcext:value-type="float">
            <text:p>0.0260</text:p>
          </table:table-cell>
          <table:table-cell table:style-name="ce26" table:formula="of:=[raw.AK21]+ORG.OPENOFFICE.STYLE(IF([raw.J21]&lt;[raw.AL21];&quot;Red&quot;;IF([raw.J21]&gt;[raw.AM21];&quot;Blue&quot;;&quot;Green&quot;)))" office:value-type="float" office:value="0.0989936199125885" calcext:value-type="float">
            <text:p>0.0990</text:p>
          </table:table-cell>
          <table:table-cell table:style-name="ce26" table:formula="of:=[raw.AN21]+ORG.OPENOFFICE.STYLE(IF([raw.J21]&lt;[raw.AO21];&quot;Red&quot;;IF([raw.J21]&gt;[raw.AP21];&quot;Blue&quot;;&quot;Green&quot;)))" office:value-type="float" office:value="0.0734566043153406" calcext:value-type="float">
            <text:p>0.0735</text:p>
          </table:table-cell>
          <table:table-cell table:style-name="ce23" table:formula="of:=[raw.AQ21]+ORG.OPENOFFICE.STYLE(IF([raw.J21]&lt;[raw.AR21];&quot;Red&quot;;IF([raw.J21]&gt;[raw.AS21];&quot;Blue&quot;;&quot;Green&quot;)))" office:value-type="float" office:value="0.0259782326888546" calcext:value-type="float">
            <text:p>0.0260</text:p>
          </table:table-cell>
          <table:table-cell table:style-name="ce23" table:formula="of:=[raw.AT21]+ORG.OPENOFFICE.STYLE(IF([raw.J21]&lt;[raw.AU21];&quot;Red&quot;;IF([raw.J21]&gt;[raw.AV21];&quot;Blue&quot;;&quot;Green&quot;)))" office:value-type="float" office:value="0.0121570895018057" calcext:value-type="float">
            <text:p>0.0122</text:p>
          </table:table-cell>
          <table:table-cell table:style-name="ce26" table:formula="of:=[raw.AW21]+ORG.OPENOFFICE.STYLE(IF([raw.J21]&lt;[raw.AX21];&quot;Red&quot;;IF([raw.J21]&gt;[raw.AY21];&quot;Blue&quot;;&quot;Green&quot;)))" office:value-type="float" office:value="0.0947053010377488" calcext:value-type="float">
            <text:p>0.0947</text:p>
          </table:table-cell>
          <table:table-cell table:style-name="ce32" table:formula="of:=[raw.AZ21]+ORG.OPENOFFICE.STYLE(IF([raw.J21]&lt;[raw.BA21];&quot;Red&quot;;IF([raw.J21]&gt;[raw.BB21];&quot;Blue&quot;;&quot;Green&quot;)))" office:value-type="float" office:value="0.0444124973353202" calcext:value-type="float">
            <text:p>0.0444</text:p>
          </table:table-cell>
          <table:table-cell table:style-name="ce17" table:formula="of:=[raw.BC21]+ORG.OPENOFFICE.STYLE(IF([raw.J21]&lt;[raw.BD21];&quot;Red&quot;;IF([raw.J21]&gt;[raw.BE21];&quot;Blue&quot;;&quot;Green&quot;)))" office:value-type="float" office:value="0" calcext:value-type="float">
            <text:p>0.0000</text:p>
          </table:table-cell>
          <table:table-cell table:style-name="ce23" table:formula="of:=[raw.BF21]+ORG.OPENOFFICE.STYLE(IF([raw.J21]&lt;[raw.BG21];&quot;Red&quot;;IF([raw.J21]&gt;[raw.BH21];&quot;Blue&quot;;&quot;Green&quot;)))" office:value-type="float" office:value="0.0291019652525713" calcext:value-type="float">
            <text:p>0.0291</text:p>
          </table:table-cell>
          <table:table-cell table:style-name="ce23" table:formula="of:=[raw.BI21]+ORG.OPENOFFICE.STYLE(IF([raw.J21]&lt;[raw.BJ21];&quot;Red&quot;;IF([raw.J21]&gt;[raw.BK21];&quot;Blue&quot;;&quot;Green&quot;)))" office:value-type="float" office:value="0.0217934825886038" calcext:value-type="float">
            <text:p>0.0218</text:p>
          </table:table-cell>
          <table:table-cell table:style-name="ce23" table:formula="of:=[raw.BL21]+ORG.OPENOFFICE.STYLE(IF([raw.J21]&lt;[raw.BM21];&quot;Red&quot;;IF([raw.J21]&gt;[raw.BN21];&quot;Blue&quot;;&quot;Green&quot;)))" office:value-type="float" office:value="0.04039633919316" calcext:value-type="float">
            <text:p>0.0404</text:p>
          </table:table-cell>
          <table:table-cell table:style-name="ce23" table:formula="of:=[raw.BO21]+ORG.OPENOFFICE.STYLE(IF([raw.J21]&lt;[raw.BP21];&quot;Red&quot;;IF([raw.J21]&gt;[raw.BQ21];&quot;Blue&quot;;&quot;Green&quot;)))" office:value-type="float" office:value="0.0201624075758222" calcext:value-type="float">
            <text:p>0.0202</text:p>
          </table:table-cell>
          <table:table-cell table:style-name="ce26" table:formula="of:=[raw.BR21]+ORG.OPENOFFICE.STYLE(IF([raw.J21]&lt;[raw.BS21];&quot;Red&quot;;IF([raw.J21]&gt;[raw.BT21];&quot;Blue&quot;;&quot;Green&quot;)))" office:value-type="float" office:value="0.103832444257729" calcext:value-type="float">
            <text:p>0.1038</text:p>
          </table:table-cell>
          <table:table-cell table:style-name="ce32" table:formula="of:=[raw.BU21]+ORG.OPENOFFICE.STYLE(IF([raw.J21]&lt;[raw.BV21];&quot;Red&quot;;IF([raw.J21]&gt;[raw.BW21];&quot;Blue&quot;;&quot;Green&quot;)))" office:value-type="float" office:value="0.0434510625644861" calcext:value-type="float">
            <text:p>0.0435</text:p>
          </table:table-cell>
        </table:table-row>
        <table:table-row table:style-name="ro1" table:number-rows-repeated="104855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raw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47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48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49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fracPos</text:p>
          </table:table-cell>
          <table:table-cell office:value-type="string" calcext:value-type="string">
            <text:p>fracNeg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FDRmethod</text:p>
          </table:table-cell>
          <table:table-cell office:value-type="string" calcext:value-type="string">
            <text:p>numTests</text:p>
          </table:table-cell>
          <table:table-cell office:value-type="string" calcext:value-type="string">
            <text:p>numRealizations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CImetho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BothSides_canonical_mean</text:p>
          </table:table-cell>
          <table:table-cell office:value-type="string" calcext:value-type="string">
            <text:p>BothSides_canonical_lower</text:p>
          </table:table-cell>
          <table:table-cell office:value-type="string" calcext:value-type="string">
            <text:p>BothSides_canonical_upper</text:p>
          </table:table-cell>
          <table:table-cell office:value-type="string" calcext:value-type="string">
            <text:p>BothSides_twotailed_mean</text:p>
          </table:table-cell>
          <table:table-cell office:value-type="string" calcext:value-type="string">
            <text:p>BothSides_twotailed_lower</text:p>
          </table:table-cell>
          <table:table-cell office:value-type="string" calcext:value-type="string">
            <text:p>BothSides_twotailed_upper</text:p>
          </table:table-cell>
          <table:table-cell office:value-type="string" calcext:value-type="string">
            <text:p>BothSides_combined_mean</text:p>
          </table:table-cell>
          <table:table-cell office:value-type="string" calcext:value-type="string">
            <text:p>BothSides_combined_lower</text:p>
          </table:table-cell>
          <table:table-cell office:value-type="string" calcext:value-type="string">
            <text:p>BothSides_combined_upper</text:p>
          </table:table-cell>
          <table:table-cell office:value-type="string" calcext:value-type="string">
            <text:p>BothSides_twice_mean</text:p>
          </table:table-cell>
          <table:table-cell office:value-type="string" calcext:value-type="string">
            <text:p>BothSides_twice_lower</text:p>
          </table:table-cell>
          <table:table-cell office:value-type="string" calcext:value-type="string">
            <text:p>BothSides_twice_upper</text:p>
          </table:table-cell>
          <table:table-cell office:value-type="string" calcext:value-type="string">
            <text:p>BothSides_sidaktwice_mean</text:p>
          </table:table-cell>
          <table:table-cell office:value-type="string" calcext:value-type="string">
            <text:p>BothSides_sidaktwice_lower</text:p>
          </table:table-cell>
          <table:table-cell office:value-type="string" calcext:value-type="string">
            <text:p>BothSides_sidaktwice_upper</text:p>
          </table:table-cell>
          <table:table-cell office:value-type="string" calcext:value-type="string">
            <text:p>BothSides_split1tail_mean</text:p>
          </table:table-cell>
          <table:table-cell office:value-type="string" calcext:value-type="string">
            <text:p>BothSides_split1tail_lower</text:p>
          </table:table-cell>
          <table:table-cell office:value-type="string" calcext:value-type="string">
            <text:p>BothSides_split1tail_upper</text:p>
          </table:table-cell>
          <table:table-cell office:value-type="string" calcext:value-type="string">
            <text:p>BothSides_split2tail_mean</text:p>
          </table:table-cell>
          <table:table-cell office:value-type="string" calcext:value-type="string">
            <text:p>BothSides_split2tail_lower</text:p>
          </table:table-cell>
          <table:table-cell office:value-type="string" calcext:value-type="string">
            <text:p>BothSides_split2tail_upper</text:p>
          </table:table-cell>
          <table:table-cell office:value-type="string" calcext:value-type="string">
            <text:p>PosSide_canonical_mean</text:p>
          </table:table-cell>
          <table:table-cell office:value-type="string" calcext:value-type="string">
            <text:p>PosSide_canonical_lower</text:p>
          </table:table-cell>
          <table:table-cell office:value-type="string" calcext:value-type="string">
            <text:p>PosSide_canonical_upper</text:p>
          </table:table-cell>
          <table:table-cell office:value-type="string" calcext:value-type="string">
            <text:p>PosSide_twotailed_mean</text:p>
          </table:table-cell>
          <table:table-cell office:value-type="string" calcext:value-type="string">
            <text:p>PosSide_twotailed_lower</text:p>
          </table:table-cell>
          <table:table-cell office:value-type="string" calcext:value-type="string">
            <text:p>PosSide_twotailed_upper</text:p>
          </table:table-cell>
          <table:table-cell office:value-type="string" calcext:value-type="string">
            <text:p>PosSide_combined_mean</text:p>
          </table:table-cell>
          <table:table-cell office:value-type="string" calcext:value-type="string">
            <text:p>PosSide_combined_lower</text:p>
          </table:table-cell>
          <table:table-cell office:value-type="string" calcext:value-type="string">
            <text:p>PosSide_combined_upper</text:p>
          </table:table-cell>
          <table:table-cell office:value-type="string" calcext:value-type="string">
            <text:p>PosSide_twice_mean</text:p>
          </table:table-cell>
          <table:table-cell office:value-type="string" calcext:value-type="string">
            <text:p>PosSide_twice_lower</text:p>
          </table:table-cell>
          <table:table-cell office:value-type="string" calcext:value-type="string">
            <text:p>PosSide_twice_upper</text:p>
          </table:table-cell>
          <table:table-cell office:value-type="string" calcext:value-type="string">
            <text:p>PosSide_sidaktwice_mean</text:p>
          </table:table-cell>
          <table:table-cell office:value-type="string" calcext:value-type="string">
            <text:p>PosSide_sidaktwice_lower</text:p>
          </table:table-cell>
          <table:table-cell office:value-type="string" calcext:value-type="string">
            <text:p>PosSide_sidaktwice_upper</text:p>
          </table:table-cell>
          <table:table-cell office:value-type="string" calcext:value-type="string">
            <text:p>PosSide_split1tail_mean</text:p>
          </table:table-cell>
          <table:table-cell office:value-type="string" calcext:value-type="string">
            <text:p>PosSide_split1tail_lower</text:p>
          </table:table-cell>
          <table:table-cell office:value-type="string" calcext:value-type="string">
            <text:p>PosSide_split1tail_upper</text:p>
          </table:table-cell>
          <table:table-cell office:value-type="string" calcext:value-type="string">
            <text:p>PosSide_split2tail_mean</text:p>
          </table:table-cell>
          <table:table-cell office:value-type="string" calcext:value-type="string">
            <text:p>PosSide_split2tail_lower</text:p>
          </table:table-cell>
          <table:table-cell office:value-type="string" calcext:value-type="string">
            <text:p>PosSide_split2tail_upper</text:p>
          </table:table-cell>
          <table:table-cell office:value-type="string" calcext:value-type="string">
            <text:p>NegSide_canonical_mean</text:p>
          </table:table-cell>
          <table:table-cell office:value-type="string" calcext:value-type="string">
            <text:p>NegSide_canonical_lower</text:p>
          </table:table-cell>
          <table:table-cell office:value-type="string" calcext:value-type="string">
            <text:p>NegSide_canonical_upper</text:p>
          </table:table-cell>
          <table:table-cell office:value-type="string" calcext:value-type="string">
            <text:p>NegSide_twotailed_mean</text:p>
          </table:table-cell>
          <table:table-cell office:value-type="string" calcext:value-type="string">
            <text:p>NegSide_twotailed_lower</text:p>
          </table:table-cell>
          <table:table-cell office:value-type="string" calcext:value-type="string">
            <text:p>NegSide_twotailed_upper</text:p>
          </table:table-cell>
          <table:table-cell office:value-type="string" calcext:value-type="string">
            <text:p>NegSide_combined_mean</text:p>
          </table:table-cell>
          <table:table-cell office:value-type="string" calcext:value-type="string">
            <text:p>NegSide_combined_lower</text:p>
          </table:table-cell>
          <table:table-cell office:value-type="string" calcext:value-type="string">
            <text:p>NegSide_combined_upper</text:p>
          </table:table-cell>
          <table:table-cell office:value-type="string" calcext:value-type="string">
            <text:p>NegSide_twice_mean</text:p>
          </table:table-cell>
          <table:table-cell office:value-type="string" calcext:value-type="string">
            <text:p>NegSide_twice_lower</text:p>
          </table:table-cell>
          <table:table-cell office:value-type="string" calcext:value-type="string">
            <text:p>NegSide_twice_upper</text:p>
          </table:table-cell>
          <table:table-cell office:value-type="string" calcext:value-type="string">
            <text:p>NegSide_sidaktwice_mean</text:p>
          </table:table-cell>
          <table:table-cell office:value-type="string" calcext:value-type="string">
            <text:p>NegSide_sidaktwice_lower</text:p>
          </table:table-cell>
          <table:table-cell office:value-type="string" calcext:value-type="string">
            <text:p>NegSide_sidaktwice_upper</text:p>
          </table:table-cell>
          <table:table-cell office:value-type="string" calcext:value-type="string">
            <text:p>NegSide_split1tail_mean</text:p>
          </table:table-cell>
          <table:table-cell office:value-type="string" calcext:value-type="string">
            <text:p>NegSide_split1tail_lower</text:p>
          </table:table-cell>
          <table:table-cell office:value-type="string" calcext:value-type="string">
            <text:p>NegSide_split1tail_upper</text:p>
          </table:table-cell>
          <table:table-cell office:value-type="string" calcext:value-type="string">
            <text:p>NegSide_split2tail_mean</text:p>
          </table:table-cell>
          <table:table-cell office:value-type="string" calcext:value-type="string">
            <text:p>NegSide_split2tail_lower</text:p>
          </table:table-cell>
          <table:table-cell office:value-type="string" calcext:value-type="string">
            <text:p>NegSide_split2tail_upper</text:p>
          </table:table-cell>
        </table:table-row>
        <table:table-row table:style-name="ro1">
          <table:table-cell office:value-type="string" calcext:value-type="string">
            <text:p>bh_dep_balanced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01466524405677" calcext:value-type="float">
            <text:p>0.0201466524405677</text:p>
          </table:table-cell>
          <table:table-cell office:value-type="float" office:value="0.0147129805586511" calcext:value-type="float">
            <text:p>0.0147129805586511</text:p>
          </table:table-cell>
          <table:table-cell office:value-type="float" office:value="0.0255803243224843" calcext:value-type="float">
            <text:p>0.0255803243224843</text:p>
          </table:table-cell>
          <table:table-cell office:value-type="float" office:value="0.0215534227516319" calcext:value-type="float">
            <text:p>0.0215534227516319</text:p>
          </table:table-cell>
          <table:table-cell office:value-type="float" office:value="0.0165298644324774" calcext:value-type="float">
            <text:p>0.0165298644324774</text:p>
          </table:table-cell>
          <table:table-cell office:value-type="float" office:value="0.0265769810707864" calcext:value-type="float">
            <text:p>0.0265769810707864</text:p>
          </table:table-cell>
          <table:table-cell office:value-type="float" office:value="0.0215534227516319" calcext:value-type="float">
            <text:p>0.0215534227516319</text:p>
          </table:table-cell>
          <table:table-cell office:value-type="float" office:value="0.0165298644324774" calcext:value-type="float">
            <text:p>0.0165298644324774</text:p>
          </table:table-cell>
          <table:table-cell office:value-type="float" office:value="0.0265769810707864" calcext:value-type="float">
            <text:p>0.0265769810707864</text:p>
          </table:table-cell>
          <table:table-cell office:value-type="float" office:value="0.0406793163298825" calcext:value-type="float">
            <text:p>0.0406793163298825</text:p>
          </table:table-cell>
          <table:table-cell office:value-type="float" office:value="0.0334916002267794" calcext:value-type="float">
            <text:p>0.0334916002267794</text:p>
          </table:table-cell>
          <table:table-cell office:value-type="float" office:value="0.0478670324329855" calcext:value-type="float">
            <text:p>0.0478670324329855</text:p>
          </table:table-cell>
          <table:table-cell office:value-type="float" office:value="0.0215125885046188" calcext:value-type="float">
            <text:p>0.0215125885046188</text:p>
          </table:table-cell>
          <table:table-cell office:value-type="float" office:value="0.0164750297237955" calcext:value-type="float">
            <text:p>0.0164750297237955</text:p>
          </table:table-cell>
          <table:table-cell office:value-type="float" office:value="0.0265501472854421" calcext:value-type="float">
            <text:p>0.0265501472854421</text:p>
          </table:table-cell>
          <table:table-cell office:value-type="float" office:value="0.0534877371756768" calcext:value-type="float">
            <text:p>0.0534877371756768</text:p>
          </table:table-cell>
          <table:table-cell office:value-type="float" office:value="0.0451010328203677" calcext:value-type="float">
            <text:p>0.0451010328203677</text:p>
          </table:table-cell>
          <table:table-cell office:value-type="float" office:value="0.0618744415309858" calcext:value-type="float">
            <text:p>0.0618744415309858</text:p>
          </table:table-cell>
          <table:table-cell office:value-type="float" office:value="0.0279829135233332" calcext:value-type="float">
            <text:p>0.0279829135233332</text:p>
          </table:table-cell>
          <table:table-cell office:value-type="float" office:value="0.022154548089599" calcext:value-type="float">
            <text:p>0.022154548089599</text:p>
          </table:table-cell>
          <table:table-cell office:value-type="float" office:value="0.0338112789570674" calcext:value-type="float">
            <text:p>0.0338112789570674</text:p>
          </table:table-cell>
          <table:table-cell office:value-type="float" office:value="0.0201466524405677" calcext:value-type="float">
            <text:p>0.0201466524405677</text:p>
          </table:table-cell>
          <table:table-cell office:value-type="float" office:value="0.0147129805586511" calcext:value-type="float">
            <text:p>0.0147129805586511</text:p>
          </table:table-cell>
          <table:table-cell office:value-type="float" office:value="0.0255803243224843" calcext:value-type="float">
            <text:p>0.0255803243224843</text:p>
          </table:table-cell>
          <table:table-cell office:value-type="float" office:value="0.01067848296933" calcext:value-type="float">
            <text:p>0.01067848296933</text:p>
          </table:table-cell>
          <table:table-cell office:value-type="float" office:value="0.00681733733112777" calcext:value-type="float">
            <text:p>0.00681733733112777</text:p>
          </table:table-cell>
          <table:table-cell office:value-type="float" office:value="0.0145396286075322" calcext:value-type="float">
            <text:p>0.0145396286075322</text:p>
          </table:table-cell>
          <table:table-cell office:value-type="float" office:value="0.01067848296933" calcext:value-type="float">
            <text:p>0.01067848296933</text:p>
          </table:table-cell>
          <table:table-cell office:value-type="float" office:value="0.00681733733112777" calcext:value-type="float">
            <text:p>0.00681733733112777</text:p>
          </table:table-cell>
          <table:table-cell office:value-type="float" office:value="0.0145396286075322" calcext:value-type="float">
            <text:p>0.0145396286075322</text:p>
          </table:table-cell>
          <table:table-cell office:value-type="float" office:value="0.0201466524405677" calcext:value-type="float">
            <text:p>0.0201466524405677</text:p>
          </table:table-cell>
          <table:table-cell office:value-type="float" office:value="0.0147129805586511" calcext:value-type="float">
            <text:p>0.0147129805586511</text:p>
          </table:table-cell>
          <table:table-cell office:value-type="float" office:value="0.0255803243224843" calcext:value-type="float">
            <text:p>0.0255803243224843</text:p>
          </table:table-cell>
          <table:table-cell office:value-type="float" office:value="0.0106157628565222" calcext:value-type="float">
            <text:p>0.0106157628565222</text:p>
          </table:table-cell>
          <table:table-cell office:value-type="float" office:value="0.00674623423188458" calcext:value-type="float">
            <text:p>0.00674623423188458</text:p>
          </table:table-cell>
          <table:table-cell office:value-type="float" office:value="0.0144852914811598" calcext:value-type="float">
            <text:p>0.0144852914811598</text:p>
          </table:table-cell>
          <table:table-cell office:value-type="float" office:value="0.0266361608760239" calcext:value-type="float">
            <text:p>0.0266361608760239</text:p>
          </table:table-cell>
          <table:table-cell office:value-type="float" office:value="0.0203755038349247" calcext:value-type="float">
            <text:p>0.0203755038349247</text:p>
          </table:table-cell>
          <table:table-cell office:value-type="float" office:value="0.032896817917123" calcext:value-type="float">
            <text:p>0.032896817917123</text:p>
          </table:table-cell>
          <table:table-cell office:value-type="float" office:value="0.0139963637695019" calcext:value-type="float">
            <text:p>0.0139963637695019</text:p>
          </table:table-cell>
          <table:table-cell office:value-type="float" office:value="0.00950360236042812" calcext:value-type="float">
            <text:p>0.00950360236042812</text:p>
          </table:table-cell>
          <table:table-cell office:value-type="float" office:value="0.0184891251785757" calcext:value-type="float">
            <text:p>0.0184891251785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650611707137" calcext:value-type="float">
            <text:p>0.012650611707137</text:p>
          </table:table-cell>
          <table:table-cell office:value-type="float" office:value="0.0093057821495615" calcext:value-type="float">
            <text:p>0.0093057821495615</text:p>
          </table:table-cell>
          <table:table-cell office:value-type="float" office:value="0.0159954412647125" calcext:value-type="float">
            <text:p>0.0159954412647125</text:p>
          </table:table-cell>
          <table:table-cell office:value-type="float" office:value="0.012650611707137" calcext:value-type="float">
            <text:p>0.012650611707137</text:p>
          </table:table-cell>
          <table:table-cell office:value-type="float" office:value="0.0093057821495615" calcext:value-type="float">
            <text:p>0.0093057821495615</text:p>
          </table:table-cell>
          <table:table-cell office:value-type="float" office:value="0.0159954412647125" calcext:value-type="float">
            <text:p>0.0159954412647125</text:p>
          </table:table-cell>
          <table:table-cell office:value-type="float" office:value="0.0215622339683583" calcext:value-type="float">
            <text:p>0.0215622339683583</text:p>
          </table:table-cell>
          <table:table-cell office:value-type="float" office:value="0.0165416799066834" calcext:value-type="float">
            <text:p>0.0165416799066834</text:p>
          </table:table-cell>
          <table:table-cell office:value-type="float" office:value="0.0265827880300331" calcext:value-type="float">
            <text:p>0.0265827880300331</text:p>
          </table:table-cell>
          <table:table-cell office:value-type="float" office:value="0.01198899235669" calcext:value-type="float">
            <text:p>0.01198899235669</text:p>
          </table:table-cell>
          <table:table-cell office:value-type="float" office:value="0.00849919600766295" calcext:value-type="float">
            <text:p>0.00849919600766295</text:p>
          </table:table-cell>
          <table:table-cell office:value-type="float" office:value="0.0154787887057171" calcext:value-type="float">
            <text:p>0.0154787887057171</text:p>
          </table:table-cell>
          <table:table-cell office:value-type="float" office:value="0.0290342890891712" calcext:value-type="float">
            <text:p>0.0290342890891712</text:p>
          </table:table-cell>
          <table:table-cell office:value-type="float" office:value="0.0230109209393033" calcext:value-type="float">
            <text:p>0.0230109209393033</text:p>
          </table:table-cell>
          <table:table-cell office:value-type="float" office:value="0.0350576572390391" calcext:value-type="float">
            <text:p>0.0350576572390391</text:p>
          </table:table-cell>
          <table:table-cell office:value-type="float" office:value="0.0152691334646157" calcext:value-type="float">
            <text:p>0.0152691334646157</text:p>
          </table:table-cell>
          <table:table-cell office:value-type="float" office:value="0.0113708986098592" calcext:value-type="float">
            <text:p>0.0113708986098592</text:p>
          </table:table-cell>
          <table:table-cell office:value-type="float" office:value="0.0191673683193723" calcext:value-type="float">
            <text:p>0.0191673683193723</text:p>
          </table:table-cell>
        </table:table-row>
        <table:table-row table:style-name="ro1">
          <table:table-cell office:value-type="string" calcext:value-type="string">
            <text:p>bh_dep_negonl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05340314445127" calcext:value-type="float">
            <text:p>0.0105340314445127</text:p>
          </table:table-cell>
          <table:table-cell office:value-type="float" office:value="0.0274659685554873" calcext:value-type="float">
            <text:p>0.0274659685554873</text:p>
          </table:table-cell>
          <table:table-cell office:value-type="float" office:value="0.0248939581080221" calcext:value-type="float">
            <text:p>0.0248939581080221</text:p>
          </table:table-cell>
          <table:table-cell office:value-type="float" office:value="0.0175816556213963" calcext:value-type="float">
            <text:p>0.0175816556213963</text:p>
          </table:table-cell>
          <table:table-cell office:value-type="float" office:value="0.0322062605946479" calcext:value-type="float">
            <text:p>0.0322062605946479</text:p>
          </table:table-cell>
          <table:table-cell office:value-type="float" office:value="0.0248939581080221" calcext:value-type="float">
            <text:p>0.0248939581080221</text:p>
          </table:table-cell>
          <table:table-cell office:value-type="float" office:value="0.0175816556213963" calcext:value-type="float">
            <text:p>0.0175816556213963</text:p>
          </table:table-cell>
          <table:table-cell office:value-type="float" office:value="0.0322062605946479" calcext:value-type="float">
            <text:p>0.0322062605946479</text:p>
          </table:table-cell>
          <table:table-cell office:value-type="float" office:value="0.0494574515499377" calcext:value-type="float">
            <text:p>0.0494574515499377</text:p>
          </table:table-cell>
          <table:table-cell office:value-type="float" office:value="0.038757798807217" calcext:value-type="float">
            <text:p>0.038757798807217</text:p>
          </table:table-cell>
          <table:table-cell office:value-type="float" office:value="0.0601571042926584" calcext:value-type="float">
            <text:p>0.0601571042926584</text:p>
          </table:table-cell>
          <table:table-cell office:value-type="float" office:value="0.0249357928934271" calcext:value-type="float">
            <text:p>0.0249357928934271</text:p>
          </table:table-cell>
          <table:table-cell office:value-type="float" office:value="0.0176187953276768" calcext:value-type="float">
            <text:p>0.0176187953276768</text:p>
          </table:table-cell>
          <table:table-cell office:value-type="float" office:value="0.0322527904591774" calcext:value-type="float">
            <text:p>0.0322527904591774</text:p>
          </table:table-cell>
          <table:table-cell office:value-type="float" office:value="0.0580223601136347" calcext:value-type="float">
            <text:p>0.0580223601136347</text:p>
          </table:table-cell>
          <table:table-cell office:value-type="float" office:value="0.0461178678582151" calcext:value-type="float">
            <text:p>0.0461178678582151</text:p>
          </table:table-cell>
          <table:table-cell office:value-type="float" office:value="0.0699268523690544" calcext:value-type="float">
            <text:p>0.0699268523690544</text:p>
          </table:table-cell>
          <table:table-cell office:value-type="float" office:value="0.0275070877542451" calcext:value-type="float">
            <text:p>0.0275070877542451</text:p>
          </table:table-cell>
          <table:table-cell office:value-type="float" office:value="0.0197196699472598" calcext:value-type="float">
            <text:p>0.0197196699472598</text:p>
          </table:table-cell>
          <table:table-cell office:value-type="float" office:value="0.0352945055612305" calcext:value-type="float">
            <text:p>0.035294505561230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05340314445127" calcext:value-type="float">
            <text:p>0.0105340314445127</text:p>
          </table:table-cell>
          <table:table-cell office:value-type="float" office:value="0.0274659685554873" calcext:value-type="float">
            <text:p>0.027465968555487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14369848033247" calcext:value-type="float">
            <text:p>0.00314369848033247</text:p>
          </table:table-cell>
          <table:table-cell office:value-type="float" office:value="0.0148563015196675" calcext:value-type="float">
            <text:p>0.014856301519667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14369848033247" calcext:value-type="float">
            <text:p>0.00314369848033247</text:p>
          </table:table-cell>
          <table:table-cell office:value-type="float" office:value="0.0148563015196675" calcext:value-type="float">
            <text:p>0.014856301519667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05340314445127" calcext:value-type="float">
            <text:p>0.0105340314445127</text:p>
          </table:table-cell>
          <table:table-cell office:value-type="float" office:value="0.0274659685554873" calcext:value-type="float">
            <text:p>0.027465968555487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14369848033247" calcext:value-type="float">
            <text:p>0.00314369848033247</text:p>
          </table:table-cell>
          <table:table-cell office:value-type="float" office:value="0.0148563015196675" calcext:value-type="float">
            <text:p>0.014856301519667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9491301539062" calcext:value-type="float">
            <text:p>0.0169491301539062</text:p>
          </table:table-cell>
          <table:table-cell office:value-type="float" office:value="0.0370508698460938" calcext:value-type="float">
            <text:p>0.037050869846093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53215154986564" calcext:value-type="float">
            <text:p>0.00453215154986564</text:p>
          </table:table-cell>
          <table:table-cell office:value-type="float" office:value="0.0174678484501344" calcext:value-type="float">
            <text:p>0.017467848450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8939581080221" calcext:value-type="float">
            <text:p>0.0158939581080221</text:p>
          </table:table-cell>
          <table:table-cell office:value-type="float" office:value="0.0113913357593504" calcext:value-type="float">
            <text:p>0.0113913357593504</text:p>
          </table:table-cell>
          <table:table-cell office:value-type="float" office:value="0.0203965804566939" calcext:value-type="float">
            <text:p>0.0203965804566939</text:p>
          </table:table-cell>
          <table:table-cell office:value-type="float" office:value="0.0158939581080221" calcext:value-type="float">
            <text:p>0.0158939581080221</text:p>
          </table:table-cell>
          <table:table-cell office:value-type="float" office:value="0.0113913357593504" calcext:value-type="float">
            <text:p>0.0113913357593504</text:p>
          </table:table-cell>
          <table:table-cell office:value-type="float" office:value="0.0203965804566939" calcext:value-type="float">
            <text:p>0.0203965804566939</text:p>
          </table:table-cell>
          <table:table-cell office:value-type="float" office:value="0.0304574515499377" calcext:value-type="float">
            <text:p>0.0304574515499377</text:p>
          </table:table-cell>
          <table:table-cell office:value-type="float" office:value="0.0235828289808641" calcext:value-type="float">
            <text:p>0.0235828289808641</text:p>
          </table:table-cell>
          <table:table-cell office:value-type="float" office:value="0.0373320741190113" calcext:value-type="float">
            <text:p>0.0373320741190113</text:p>
          </table:table-cell>
          <table:table-cell office:value-type="float" office:value="0.0159357928934271" calcext:value-type="float">
            <text:p>0.0159357928934271</text:p>
          </table:table-cell>
          <table:table-cell office:value-type="float" office:value="0.0114252286991658" calcext:value-type="float">
            <text:p>0.0114252286991658</text:p>
          </table:table-cell>
          <table:table-cell office:value-type="float" office:value="0.0204463570876884" calcext:value-type="float">
            <text:p>0.0204463570876884</text:p>
          </table:table-cell>
          <table:table-cell office:value-type="float" office:value="0.0310223601136347" calcext:value-type="float">
            <text:p>0.0310223601136347</text:p>
          </table:table-cell>
          <table:table-cell office:value-type="float" office:value="0.0241566020856539" calcext:value-type="float">
            <text:p>0.0241566020856539</text:p>
          </table:table-cell>
          <table:table-cell office:value-type="float" office:value="0.0378881181416156" calcext:value-type="float">
            <text:p>0.0378881181416156</text:p>
          </table:table-cell>
          <table:table-cell office:value-type="float" office:value="0.0165070877542451" calcext:value-type="float">
            <text:p>0.0165070877542451</text:p>
          </table:table-cell>
          <table:table-cell office:value-type="float" office:value="0.0120118394268987" calcext:value-type="float">
            <text:p>0.0120118394268987</text:p>
          </table:table-cell>
          <table:table-cell office:value-type="float" office:value="0.0210023360815916" calcext:value-type="float">
            <text:p>0.0210023360815916</text:p>
          </table:table-cell>
        </table:table-row>
        <table:table-row table:style-name="ro1">
          <table:table-cell office:value-type="string" calcext:value-type="string">
            <text:p>bh_dep_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2192244511778" calcext:value-type="float">
            <text:p>0.0082192244511778</text:p>
          </table:table-cell>
          <table:table-cell office:value-type="float" office:value="0.0237807755488222" calcext:value-type="float">
            <text:p>0.0237807755488222</text:p>
          </table:table-cell>
          <table:table-cell office:value-type="float" office:value="0.01" calcext:value-type="float">
            <text:p>0.01</text:p>
          </table:table-cell>
          <table:table-cell office:value-type="float" office:value="0.00383003153689521" calcext:value-type="float">
            <text:p>0.00383003153689521</text:p>
          </table:table-cell>
          <table:table-cell office:value-type="float" office:value="0.0161699684631048" calcext:value-type="float">
            <text:p>0.0161699684631048</text:p>
          </table:table-cell>
          <table:table-cell office:value-type="float" office:value="0.01" calcext:value-type="float">
            <text:p>0.01</text:p>
          </table:table-cell>
          <table:table-cell office:value-type="float" office:value="0.00383003153689521" calcext:value-type="float">
            <text:p>0.00383003153689521</text:p>
          </table:table-cell>
          <table:table-cell office:value-type="float" office:value="0.0161699684631048" calcext:value-type="float">
            <text:p>0.0161699684631048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61319464099086" calcext:value-type="float">
            <text:p>0.0161319464099086</text:p>
          </table:table-cell>
          <table:table-cell office:value-type="float" office:value="0.0358680535900914" calcext:value-type="float">
            <text:p>0.0358680535900914</text:p>
          </table:table-cell>
          <table:table-cell office:value-type="float" office:value="0.01" calcext:value-type="float">
            <text:p>0.01</text:p>
          </table:table-cell>
          <table:table-cell office:value-type="float" office:value="0.00383003153689521" calcext:value-type="float">
            <text:p>0.00383003153689521</text:p>
          </table:table-cell>
          <table:table-cell office:value-type="float" office:value="0.0161699684631048" calcext:value-type="float">
            <text:p>0.0161699684631048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61319464099086" calcext:value-type="float">
            <text:p>0.0161319464099086</text:p>
          </table:table-cell>
          <table:table-cell office:value-type="float" office:value="0.0358680535900914" calcext:value-type="float">
            <text:p>0.0358680535900914</text:p>
          </table:table-cell>
          <table:table-cell office:value-type="float" office:value="0.01" calcext:value-type="float">
            <text:p>0.01</text:p>
          </table:table-cell>
          <table:table-cell office:value-type="float" office:value="0.00383003153689521" calcext:value-type="float">
            <text:p>0.00383003153689521</text:p>
          </table:table-cell>
          <table:table-cell office:value-type="float" office:value="0.0161699684631048" calcext:value-type="float">
            <text:p>0.016169968463104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2192244511778" calcext:value-type="float">
            <text:p>0.0082192244511778</text:p>
          </table:table-cell>
          <table:table-cell office:value-type="float" office:value="0.0237807755488222" calcext:value-type="float">
            <text:p>0.023780775548822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83001847473161" calcext:value-type="float">
            <text:p>0.00183001847473161</text:p>
          </table:table-cell>
          <table:table-cell office:value-type="float" office:value="0.0121699815252684" calcext:value-type="float">
            <text:p>0.012169981525268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83001847473161" calcext:value-type="float">
            <text:p>0.00183001847473161</text:p>
          </table:table-cell>
          <table:table-cell office:value-type="float" office:value="0.0121699815252684" calcext:value-type="float">
            <text:p>0.012169981525268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2192244511778" calcext:value-type="float">
            <text:p>0.0082192244511778</text:p>
          </table:table-cell>
          <table:table-cell office:value-type="float" office:value="0.0237807755488222" calcext:value-type="float">
            <text:p>0.023780775548822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83001847473161" calcext:value-type="float">
            <text:p>0.00183001847473161</text:p>
          </table:table-cell>
          <table:table-cell office:value-type="float" office:value="0.0121699815252684" calcext:value-type="float">
            <text:p>0.012169981525268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2192244511778" calcext:value-type="float">
            <text:p>0.0082192244511778</text:p>
          </table:table-cell>
          <table:table-cell office:value-type="float" office:value="0.0237807755488222" calcext:value-type="float">
            <text:p>0.023780775548822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83001847473161" calcext:value-type="float">
            <text:p>0.00183001847473161</text:p>
          </table:table-cell>
          <table:table-cell office:value-type="float" office:value="0.0121699815252684" calcext:value-type="float">
            <text:p>0.0121699815252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391357344387856" calcext:value-type="float">
            <text:p>-0.000391357344387856</text:p>
          </table:table-cell>
          <table:table-cell office:value-type="float" office:value="0.00639135734438786" calcext:value-type="float">
            <text:p>0.0063913573443878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391357344387856" calcext:value-type="float">
            <text:p>-0.000391357344387856</text:p>
          </table:table-cell>
          <table:table-cell office:value-type="float" office:value="0.00639135734438786" calcext:value-type="float">
            <text:p>0.00639135734438786</text:p>
          </table:table-cell>
          <table:table-cell office:value-type="float" office:value="0.01" calcext:value-type="float">
            <text:p>0.01</text:p>
          </table:table-cell>
          <table:table-cell office:value-type="float" office:value="0.00383003153689521" calcext:value-type="float">
            <text:p>0.00383003153689521</text:p>
          </table:table-cell>
          <table:table-cell office:value-type="float" office:value="0.0161699684631048" calcext:value-type="float">
            <text:p>0.0161699684631048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391357344387856" calcext:value-type="float">
            <text:p>-0.000391357344387856</text:p>
          </table:table-cell>
          <table:table-cell office:value-type="float" office:value="0.00639135734438786" calcext:value-type="float">
            <text:p>0.00639135734438786</text:p>
          </table:table-cell>
          <table:table-cell office:value-type="float" office:value="0.01" calcext:value-type="float">
            <text:p>0.01</text:p>
          </table:table-cell>
          <table:table-cell office:value-type="float" office:value="0.00383003153689521" calcext:value-type="float">
            <text:p>0.00383003153689521</text:p>
          </table:table-cell>
          <table:table-cell office:value-type="float" office:value="0.0161699684631048" calcext:value-type="float">
            <text:p>0.0161699684631048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391357344387856" calcext:value-type="float">
            <text:p>-0.000391357344387856</text:p>
          </table:table-cell>
          <table:table-cell office:value-type="float" office:value="0.00639135734438786" calcext:value-type="float">
            <text:p>0.00639135734438786</text:p>
          </table:table-cell>
        </table:table-row>
        <table:table-row table:style-name="ro1">
          <table:table-cell office:value-type="string" calcext:value-type="string">
            <text:p>bh_dep_posonly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89565463489149" calcext:value-type="float">
            <text:p>0.0289565463489149</text:p>
          </table:table-cell>
          <table:table-cell office:value-type="float" office:value="0.0217496402989991" calcext:value-type="float">
            <text:p>0.0217496402989991</text:p>
          </table:table-cell>
          <table:table-cell office:value-type="float" office:value="0.0361634523988307" calcext:value-type="float">
            <text:p>0.0361634523988307</text:p>
          </table:table-cell>
          <table:table-cell office:value-type="float" office:value="0.0191898289886695" calcext:value-type="float">
            <text:p>0.0191898289886695</text:p>
          </table:table-cell>
          <table:table-cell office:value-type="float" office:value="0.012753967579814" calcext:value-type="float">
            <text:p>0.012753967579814</text:p>
          </table:table-cell>
          <table:table-cell office:value-type="float" office:value="0.025625690397525" calcext:value-type="float">
            <text:p>0.025625690397525</text:p>
          </table:table-cell>
          <table:table-cell office:value-type="float" office:value="0.0191898289886695" calcext:value-type="float">
            <text:p>0.0191898289886695</text:p>
          </table:table-cell>
          <table:table-cell office:value-type="float" office:value="0.012753967579814" calcext:value-type="float">
            <text:p>0.012753967579814</text:p>
          </table:table-cell>
          <table:table-cell office:value-type="float" office:value="0.025625690397525" calcext:value-type="float">
            <text:p>0.025625690397525</text:p>
          </table:table-cell>
          <table:table-cell office:value-type="float" office:value="0.0419565463489149" calcext:value-type="float">
            <text:p>0.0419565463489149</text:p>
          </table:table-cell>
          <table:table-cell office:value-type="float" office:value="0.0320376967617476" calcext:value-type="float">
            <text:p>0.0320376967617476</text:p>
          </table:table-cell>
          <table:table-cell office:value-type="float" office:value="0.0518753959360822" calcext:value-type="float">
            <text:p>0.0518753959360822</text:p>
          </table:table-cell>
          <table:table-cell office:value-type="float" office:value="0.0192774238122898" calcext:value-type="float">
            <text:p>0.0192774238122898</text:p>
          </table:table-cell>
          <table:table-cell office:value-type="float" office:value="0.0128259286779695" calcext:value-type="float">
            <text:p>0.0128259286779695</text:p>
          </table:table-cell>
          <table:table-cell office:value-type="float" office:value="0.0257289189466102" calcext:value-type="float">
            <text:p>0.0257289189466102</text:p>
          </table:table-cell>
          <table:table-cell office:value-type="float" office:value="0.0479890406757101" calcext:value-type="float">
            <text:p>0.0479890406757101</text:p>
          </table:table-cell>
          <table:table-cell office:value-type="float" office:value="0.0370629415620039" calcext:value-type="float">
            <text:p>0.0370629415620039</text:p>
          </table:table-cell>
          <table:table-cell office:value-type="float" office:value="0.0589151397894164" calcext:value-type="float">
            <text:p>0.0589151397894164</text:p>
          </table:table-cell>
          <table:table-cell office:value-type="float" office:value="0.0201938450529265" calcext:value-type="float">
            <text:p>0.0201938450529265</text:p>
          </table:table-cell>
          <table:table-cell office:value-type="float" office:value="0.0134771771429445" calcext:value-type="float">
            <text:p>0.0134771771429445</text:p>
          </table:table-cell>
          <table:table-cell office:value-type="float" office:value="0.0269105129629085" calcext:value-type="float">
            <text:p>0.0269105129629085</text:p>
          </table:table-cell>
          <table:table-cell office:value-type="float" office:value="0.0289565463489149" calcext:value-type="float">
            <text:p>0.0289565463489149</text:p>
          </table:table-cell>
          <table:table-cell office:value-type="float" office:value="0.0217496402989991" calcext:value-type="float">
            <text:p>0.0217496402989991</text:p>
          </table:table-cell>
          <table:table-cell office:value-type="float" office:value="0.0361634523988307" calcext:value-type="float">
            <text:p>0.0361634523988307</text:p>
          </table:table-cell>
          <table:table-cell office:value-type="float" office:value="0.0151898289886695" calcext:value-type="float">
            <text:p>0.0151898289886695</text:p>
          </table:table-cell>
          <table:table-cell office:value-type="float" office:value="0.0100354234422229" calcext:value-type="float">
            <text:p>0.0100354234422229</text:p>
          </table:table-cell>
          <table:table-cell office:value-type="float" office:value="0.0203442345351161" calcext:value-type="float">
            <text:p>0.0203442345351161</text:p>
          </table:table-cell>
          <table:table-cell office:value-type="float" office:value="0.0151898289886695" calcext:value-type="float">
            <text:p>0.0151898289886695</text:p>
          </table:table-cell>
          <table:table-cell office:value-type="float" office:value="0.0100354234422229" calcext:value-type="float">
            <text:p>0.0100354234422229</text:p>
          </table:table-cell>
          <table:table-cell office:value-type="float" office:value="0.0203442345351161" calcext:value-type="float">
            <text:p>0.0203442345351161</text:p>
          </table:table-cell>
          <table:table-cell office:value-type="float" office:value="0.0289565463489149" calcext:value-type="float">
            <text:p>0.0289565463489149</text:p>
          </table:table-cell>
          <table:table-cell office:value-type="float" office:value="0.0217496402989991" calcext:value-type="float">
            <text:p>0.0217496402989991</text:p>
          </table:table-cell>
          <table:table-cell office:value-type="float" office:value="0.0361634523988307" calcext:value-type="float">
            <text:p>0.0361634523988307</text:p>
          </table:table-cell>
          <table:table-cell office:value-type="float" office:value="0.0152774238122898" calcext:value-type="float">
            <text:p>0.0152774238122898</text:p>
          </table:table-cell>
          <table:table-cell office:value-type="float" office:value="0.0101032505873875" calcext:value-type="float">
            <text:p>0.0101032505873875</text:p>
          </table:table-cell>
          <table:table-cell office:value-type="float" office:value="0.0204515970371922" calcext:value-type="float">
            <text:p>0.0204515970371922</text:p>
          </table:table-cell>
          <table:table-cell office:value-type="float" office:value="0.0289890406757101" calcext:value-type="float">
            <text:p>0.0289890406757101</text:p>
          </table:table-cell>
          <table:table-cell office:value-type="float" office:value="0.0217818954702868" calcext:value-type="float">
            <text:p>0.0217818954702868</text:p>
          </table:table-cell>
          <table:table-cell office:value-type="float" office:value="0.0361961858811334" calcext:value-type="float">
            <text:p>0.0361961858811334</text:p>
          </table:table-cell>
          <table:table-cell office:value-type="float" office:value="0.0151938450529265" calcext:value-type="float">
            <text:p>0.0151938450529265</text:p>
          </table:table-cell>
          <table:table-cell office:value-type="float" office:value="0.0100394790063068" calcext:value-type="float">
            <text:p>0.0100394790063068</text:p>
          </table:table-cell>
          <table:table-cell office:value-type="float" office:value="0.0203482110995463" calcext:value-type="float">
            <text:p>0.02034821109954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09" calcext:value-type="float">
            <text:p>8.59622340505309E-05</text:p>
          </table:table-cell>
          <table:table-cell office:value-type="float" office:value="0.00791403776594947" calcext:value-type="float">
            <text:p>0.0079140377659494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09" calcext:value-type="float">
            <text:p>8.59622340505309E-05</text:p>
          </table:table-cell>
          <table:table-cell office:value-type="float" office:value="0.00791403776594947" calcext:value-type="float">
            <text:p>0.0079140377659494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97582053008668" calcext:value-type="float">
            <text:p>0.00597582053008668</text:p>
          </table:table-cell>
          <table:table-cell office:value-type="float" office:value="0.0200241794699133" calcext:value-type="float">
            <text:p>0.020024179469913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09" calcext:value-type="float">
            <text:p>8.59622340505309E-05</text:p>
          </table:table-cell>
          <table:table-cell office:value-type="float" office:value="0.00791403776594947" calcext:value-type="float">
            <text:p>0.0079140377659494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05340314445127" calcext:value-type="float">
            <text:p>0.0105340314445127</text:p>
          </table:table-cell>
          <table:table-cell office:value-type="float" office:value="0.0274659685554873" calcext:value-type="float">
            <text:p>0.027465968555487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0626170096931718" calcext:value-type="float">
            <text:p>0.000626170096931718</text:p>
          </table:table-cell>
          <table:table-cell office:value-type="float" office:value="0.00937382990306828" calcext:value-type="float">
            <text:p>0.00937382990306828</text:p>
          </table:table-cell>
        </table:table-row>
        <table:table-row table:style-name="ro1">
          <table:table-cell office:value-type="string" calcext:value-type="string">
            <text:p>bh_dep_unbalanced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179189202298051" calcext:value-type="float">
            <text:p>0.0179189202298051</text:p>
          </table:table-cell>
          <table:table-cell office:value-type="float" office:value="0.0118172977296975" calcext:value-type="float">
            <text:p>0.0118172977296975</text:p>
          </table:table-cell>
          <table:table-cell office:value-type="float" office:value="0.0240205427299128" calcext:value-type="float">
            <text:p>0.0240205427299128</text:p>
          </table:table-cell>
          <table:table-cell office:value-type="float" office:value="0.0238382973613394" calcext:value-type="float">
            <text:p>0.0238382973613394</text:p>
          </table:table-cell>
          <table:table-cell office:value-type="float" office:value="0.0180510748091338" calcext:value-type="float">
            <text:p>0.0180510748091338</text:p>
          </table:table-cell>
          <table:table-cell office:value-type="float" office:value="0.029625519913545" calcext:value-type="float">
            <text:p>0.029625519913545</text:p>
          </table:table-cell>
          <table:table-cell office:value-type="float" office:value="0.0238382973613394" calcext:value-type="float">
            <text:p>0.0238382973613394</text:p>
          </table:table-cell>
          <table:table-cell office:value-type="float" office:value="0.0180510748091338" calcext:value-type="float">
            <text:p>0.0180510748091338</text:p>
          </table:table-cell>
          <table:table-cell office:value-type="float" office:value="0.029625519913545" calcext:value-type="float">
            <text:p>0.029625519913545</text:p>
          </table:table-cell>
          <table:table-cell office:value-type="float" office:value="0.0413489669839671" calcext:value-type="float">
            <text:p>0.0413489669839671</text:p>
          </table:table-cell>
          <table:table-cell office:value-type="float" office:value="0.03346751462601" calcext:value-type="float">
            <text:p>0.03346751462601</text:p>
          </table:table-cell>
          <table:table-cell office:value-type="float" office:value="0.0492304193419242" calcext:value-type="float">
            <text:p>0.0492304193419242</text:p>
          </table:table-cell>
          <table:table-cell office:value-type="float" office:value="0.0237623001123416" calcext:value-type="float">
            <text:p>0.0237623001123416</text:p>
          </table:table-cell>
          <table:table-cell office:value-type="float" office:value="0.0179659527174696" calcext:value-type="float">
            <text:p>0.0179659527174696</text:p>
          </table:table-cell>
          <table:table-cell office:value-type="float" office:value="0.0295586475072137" calcext:value-type="float">
            <text:p>0.0295586475072137</text:p>
          </table:table-cell>
          <table:table-cell office:value-type="float" office:value="0.0536714229231133" calcext:value-type="float">
            <text:p>0.0536714229231133</text:p>
          </table:table-cell>
          <table:table-cell office:value-type="float" office:value="0.0443304018373505" calcext:value-type="float">
            <text:p>0.0443304018373505</text:p>
          </table:table-cell>
          <table:table-cell office:value-type="float" office:value="0.063012444008876" calcext:value-type="float">
            <text:p>0.063012444008876</text:p>
          </table:table-cell>
          <table:table-cell office:value-type="float" office:value="0.0304455178811347" calcext:value-type="float">
            <text:p>0.0304455178811347</text:p>
          </table:table-cell>
          <table:table-cell office:value-type="float" office:value="0.0236330242705975" calcext:value-type="float">
            <text:p>0.0236330242705975</text:p>
          </table:table-cell>
          <table:table-cell office:value-type="float" office:value="0.0372580114916718" calcext:value-type="float">
            <text:p>0.0372580114916718</text:p>
          </table:table-cell>
          <table:table-cell office:value-type="float" office:value="0.0179189202298051" calcext:value-type="float">
            <text:p>0.0179189202298051</text:p>
          </table:table-cell>
          <table:table-cell office:value-type="float" office:value="0.0118172977296975" calcext:value-type="float">
            <text:p>0.0118172977296975</text:p>
          </table:table-cell>
          <table:table-cell office:value-type="float" office:value="0.0240205427299128" calcext:value-type="float">
            <text:p>0.0240205427299128</text:p>
          </table:table-cell>
          <table:table-cell office:value-type="float" office:value="0.00956728816748306" calcext:value-type="float">
            <text:p>0.00956728816748306</text:p>
          </table:table-cell>
          <table:table-cell office:value-type="float" office:value="0.00528376243501867" calcext:value-type="float">
            <text:p>0.00528376243501867</text:p>
          </table:table-cell>
          <table:table-cell office:value-type="float" office:value="0.0138508138999474" calcext:value-type="float">
            <text:p>0.0138508138999474</text:p>
          </table:table-cell>
          <table:table-cell office:value-type="float" office:value="0.00956728816748306" calcext:value-type="float">
            <text:p>0.00956728816748306</text:p>
          </table:table-cell>
          <table:table-cell office:value-type="float" office:value="0.00528376243501867" calcext:value-type="float">
            <text:p>0.00528376243501867</text:p>
          </table:table-cell>
          <table:table-cell office:value-type="float" office:value="0.0138508138999474" calcext:value-type="float">
            <text:p>0.0138508138999474</text:p>
          </table:table-cell>
          <table:table-cell office:value-type="float" office:value="0.0179189202298051" calcext:value-type="float">
            <text:p>0.0179189202298051</text:p>
          </table:table-cell>
          <table:table-cell office:value-type="float" office:value="0.0118172977296975" calcext:value-type="float">
            <text:p>0.0118172977296975</text:p>
          </table:table-cell>
          <table:table-cell office:value-type="float" office:value="0.0240205427299128" calcext:value-type="float">
            <text:p>0.0240205427299128</text:p>
          </table:table-cell>
          <table:table-cell office:value-type="float" office:value="0.00954727127683342" calcext:value-type="float">
            <text:p>0.00954727127683342</text:p>
          </table:table-cell>
          <table:table-cell office:value-type="float" office:value="0.0052636765168834" calcext:value-type="float">
            <text:p>0.0052636765168834</text:p>
          </table:table-cell>
          <table:table-cell office:value-type="float" office:value="0.0138308660367834" calcext:value-type="float">
            <text:p>0.0138308660367834</text:p>
          </table:table-cell>
          <table:table-cell office:value-type="float" office:value="0.0285102877442872" calcext:value-type="float">
            <text:p>0.0285102877442872</text:p>
          </table:table-cell>
          <table:table-cell office:value-type="float" office:value="0.0206210963333131" calcext:value-type="float">
            <text:p>0.0206210963333131</text:p>
          </table:table-cell>
          <table:table-cell office:value-type="float" office:value="0.0363994791552613" calcext:value-type="float">
            <text:p>0.0363994791552613</text:p>
          </table:table-cell>
          <table:table-cell office:value-type="float" office:value="0.0151118071565968" calcext:value-type="float">
            <text:p>0.0151118071565968</text:p>
          </table:table-cell>
          <table:table-cell office:value-type="float" office:value="0.00957905344013998" calcext:value-type="float">
            <text:p>0.00957905344013998</text:p>
          </table:table-cell>
          <table:table-cell office:value-type="float" office:value="0.0206445608730535" calcext:value-type="float">
            <text:p>0.0206445608730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9193817109905" calcext:value-type="float">
            <text:p>0.0149193817109905</text:p>
          </table:table-cell>
          <table:table-cell office:value-type="float" office:value="0.0108956648779864" calcext:value-type="float">
            <text:p>0.0108956648779864</text:p>
          </table:table-cell>
          <table:table-cell office:value-type="float" office:value="0.0189430985439945" calcext:value-type="float">
            <text:p>0.0189430985439945</text:p>
          </table:table-cell>
          <table:table-cell office:value-type="float" office:value="0.0149193817109905" calcext:value-type="float">
            <text:p>0.0149193817109905</text:p>
          </table:table-cell>
          <table:table-cell office:value-type="float" office:value="0.0108956648779864" calcext:value-type="float">
            <text:p>0.0108956648779864</text:p>
          </table:table-cell>
          <table:table-cell office:value-type="float" office:value="0.0189430985439945" calcext:value-type="float">
            <text:p>0.0189430985439945</text:p>
          </table:table-cell>
          <table:table-cell office:value-type="float" office:value="0.0236672867434461" calcext:value-type="float">
            <text:p>0.0236672867434461</text:p>
          </table:table-cell>
          <table:table-cell office:value-type="float" office:value="0.0183683767403172" calcext:value-type="float">
            <text:p>0.0183683767403172</text:p>
          </table:table-cell>
          <table:table-cell office:value-type="float" office:value="0.0289661967465749" calcext:value-type="float">
            <text:p>0.0289661967465749</text:p>
          </table:table-cell>
          <table:table-cell office:value-type="float" office:value="0.0143699363818937" calcext:value-type="float">
            <text:p>0.0143699363818937</text:p>
          </table:table-cell>
          <table:table-cell office:value-type="float" office:value="0.0103351214399437" calcext:value-type="float">
            <text:p>0.0103351214399437</text:p>
          </table:table-cell>
          <table:table-cell office:value-type="float" office:value="0.0184047513238437" calcext:value-type="float">
            <text:p>0.0184047513238437</text:p>
          </table:table-cell>
          <table:table-cell office:value-type="float" office:value="0.0259070016423243" calcext:value-type="float">
            <text:p>0.0259070016423243</text:p>
          </table:table-cell>
          <table:table-cell office:value-type="float" office:value="0.0203908251934818" calcext:value-type="float">
            <text:p>0.0203908251934818</text:p>
          </table:table-cell>
          <table:table-cell office:value-type="float" office:value="0.0314231780911669" calcext:value-type="float">
            <text:p>0.0314231780911669</text:p>
          </table:table-cell>
          <table:table-cell office:value-type="float" office:value="0.0156467781412716" calcext:value-type="float">
            <text:p>0.0156467781412716</text:p>
          </table:table-cell>
          <table:table-cell office:value-type="float" office:value="0.0114575198063899" calcext:value-type="float">
            <text:p>0.0114575198063899</text:p>
          </table:table-cell>
          <table:table-cell office:value-type="float" office:value="0.0198360364761534" calcext:value-type="float">
            <text:p>0.0198360364761534</text:p>
          </table:table-cell>
        </table:table-row>
        <table:table-row table:style-name="ro1">
          <table:table-cell office:value-type="string" calcext:value-type="string">
            <text:p>bh_indep_balanced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49534568708537" calcext:value-type="float">
            <text:p>0.0249534568708537</text:p>
          </table:table-cell>
          <table:table-cell office:value-type="float" office:value="0.0242760086612033" calcext:value-type="float">
            <text:p>0.0242760086612033</text:p>
          </table:table-cell>
          <table:table-cell office:value-type="float" office:value="0.025630905080504" calcext:value-type="float">
            <text:p>0.025630905080504</text:p>
          </table:table-cell>
          <table:table-cell office:value-type="float" office:value="0.0272656760862107" calcext:value-type="float">
            <text:p>0.0272656760862107</text:p>
          </table:table-cell>
          <table:table-cell office:value-type="float" office:value="0.0267745210584612" calcext:value-type="float">
            <text:p>0.0267745210584612</text:p>
          </table:table-cell>
          <table:table-cell office:value-type="float" office:value="0.0277568311139602" calcext:value-type="float">
            <text:p>0.0277568311139602</text:p>
          </table:table-cell>
          <table:table-cell office:value-type="float" office:value="0.0272656760862107" calcext:value-type="float">
            <text:p>0.0272656760862107</text:p>
          </table:table-cell>
          <table:table-cell office:value-type="float" office:value="0.0267745210584612" calcext:value-type="float">
            <text:p>0.0267745210584612</text:p>
          </table:table-cell>
          <table:table-cell office:value-type="float" office:value="0.0277568311139602" calcext:value-type="float">
            <text:p>0.0277568311139602</text:p>
          </table:table-cell>
          <table:table-cell office:value-type="float" office:value="0.0272439287524031" calcext:value-type="float">
            <text:p>0.0272439287524031</text:p>
          </table:table-cell>
          <table:table-cell office:value-type="float" office:value="0.0267520607241351" calcext:value-type="float">
            <text:p>0.0267520607241351</text:p>
          </table:table-cell>
          <table:table-cell office:value-type="float" office:value="0.0277357967806712" calcext:value-type="float">
            <text:p>0.0277357967806712</text:p>
          </table:table-cell>
          <table:table-cell office:value-type="float" office:value="0.0148009845555161" calcext:value-type="float">
            <text:p>0.0148009845555161</text:p>
          </table:table-cell>
          <table:table-cell office:value-type="float" office:value="0.0144122530111649" calcext:value-type="float">
            <text:p>0.0144122530111649</text:p>
          </table:table-cell>
          <table:table-cell office:value-type="float" office:value="0.0151897160998672" calcext:value-type="float">
            <text:p>0.0151897160998672</text:p>
          </table:table-cell>
          <table:table-cell office:value-type="float" office:value="0.0522216125268159" calcext:value-type="float">
            <text:p>0.0522216125268159</text:p>
          </table:table-cell>
          <table:table-cell office:value-type="float" office:value="0.0515738794604087" calcext:value-type="float">
            <text:p>0.0515738794604087</text:p>
          </table:table-cell>
          <table:table-cell office:value-type="float" office:value="0.0528693455932231" calcext:value-type="float">
            <text:p>0.0528693455932231</text:p>
          </table:table-cell>
          <table:table-cell office:value-type="float" office:value="0.0272483594303079" calcext:value-type="float">
            <text:p>0.0272483594303079</text:p>
          </table:table-cell>
          <table:table-cell office:value-type="float" office:value="0.0267579874571668" calcext:value-type="float">
            <text:p>0.0267579874571668</text:p>
          </table:table-cell>
          <table:table-cell office:value-type="float" office:value="0.027738731403449" calcext:value-type="float">
            <text:p>0.027738731403449</text:p>
          </table:table-cell>
          <table:table-cell office:value-type="float" office:value="0.0249534568708537" calcext:value-type="float">
            <text:p>0.0249534568708537</text:p>
          </table:table-cell>
          <table:table-cell office:value-type="float" office:value="0.0242760086612033" calcext:value-type="float">
            <text:p>0.0242760086612033</text:p>
          </table:table-cell>
          <table:table-cell office:value-type="float" office:value="0.025630905080504" calcext:value-type="float">
            <text:p>0.025630905080504</text:p>
          </table:table-cell>
          <table:table-cell office:value-type="float" office:value="0.0250496156860008" calcext:value-type="float">
            <text:p>0.0250496156860008</text:p>
          </table:table-cell>
          <table:table-cell office:value-type="float" office:value="0.0243748690064721" calcext:value-type="float">
            <text:p>0.0243748690064721</text:p>
          </table:table-cell>
          <table:table-cell office:value-type="float" office:value="0.0257243623655294" calcext:value-type="float">
            <text:p>0.0257243623655294</text:p>
          </table:table-cell>
          <table:table-cell office:value-type="float" office:value="0.0250496156860008" calcext:value-type="float">
            <text:p>0.0250496156860008</text:p>
          </table:table-cell>
          <table:table-cell office:value-type="float" office:value="0.0243748690064721" calcext:value-type="float">
            <text:p>0.0243748690064721</text:p>
          </table:table-cell>
          <table:table-cell office:value-type="float" office:value="0.0257243623655294" calcext:value-type="float">
            <text:p>0.0257243623655294</text:p>
          </table:table-cell>
          <table:table-cell office:value-type="float" office:value="0.0249534568708537" calcext:value-type="float">
            <text:p>0.0249534568708537</text:p>
          </table:table-cell>
          <table:table-cell office:value-type="float" office:value="0.0242760086612033" calcext:value-type="float">
            <text:p>0.0242760086612033</text:p>
          </table:table-cell>
          <table:table-cell office:value-type="float" office:value="0.025630905080504" calcext:value-type="float">
            <text:p>0.025630905080504</text:p>
          </table:table-cell>
          <table:table-cell office:value-type="float" office:value="0.0124682780674656" calcext:value-type="float">
            <text:p>0.0124682780674656</text:p>
          </table:table-cell>
          <table:table-cell office:value-type="float" office:value="0.011919839837508" calcext:value-type="float">
            <text:p>0.011919839837508</text:p>
          </table:table-cell>
          <table:table-cell office:value-type="float" office:value="0.0130167162974233" calcext:value-type="float">
            <text:p>0.0130167162974233</text:p>
          </table:table-cell>
          <table:table-cell office:value-type="float" office:value="0.0499862931809039" calcext:value-type="float">
            <text:p>0.0499862931809039</text:p>
          </table:table-cell>
          <table:table-cell office:value-type="float" office:value="0.0490984492696895" calcext:value-type="float">
            <text:p>0.0490984492696895</text:p>
          </table:table-cell>
          <table:table-cell office:value-type="float" office:value="0.0508741370921183" calcext:value-type="float">
            <text:p>0.0508741370921183</text:p>
          </table:table-cell>
          <table:table-cell office:value-type="float" office:value="0.024973002738364" calcext:value-type="float">
            <text:p>0.024973002738364</text:p>
          </table:table-cell>
          <table:table-cell office:value-type="float" office:value="0.0242923027508109" calcext:value-type="float">
            <text:p>0.0242923027508109</text:p>
          </table:table-cell>
          <table:table-cell office:value-type="float" office:value="0.0256537027259172" calcext:value-type="float">
            <text:p>0.0256537027259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3883786445804" calcext:value-type="float">
            <text:p>0.0293883786445804</text:p>
          </table:table-cell>
          <table:table-cell office:value-type="float" office:value="0.0286878012368021" calcext:value-type="float">
            <text:p>0.0286878012368021</text:p>
          </table:table-cell>
          <table:table-cell office:value-type="float" office:value="0.0300889560523587" calcext:value-type="float">
            <text:p>0.0300889560523587</text:p>
          </table:table-cell>
          <table:table-cell office:value-type="float" office:value="0.0293883786445804" calcext:value-type="float">
            <text:p>0.0293883786445804</text:p>
          </table:table-cell>
          <table:table-cell office:value-type="float" office:value="0.0286878012368021" calcext:value-type="float">
            <text:p>0.0286878012368021</text:p>
          </table:table-cell>
          <table:table-cell office:value-type="float" office:value="0.0300889560523587" calcext:value-type="float">
            <text:p>0.0300889560523587</text:p>
          </table:table-cell>
          <table:table-cell office:value-type="float" office:value="0.0293790690357492" calcext:value-type="float">
            <text:p>0.0293790690357492</text:p>
          </table:table-cell>
          <table:table-cell office:value-type="float" office:value="0.0286711623858036" calcext:value-type="float">
            <text:p>0.0286711623858036</text:p>
          </table:table-cell>
          <table:table-cell office:value-type="float" office:value="0.0300869756856949" calcext:value-type="float">
            <text:p>0.0300869756856949</text:p>
          </table:table-cell>
          <table:table-cell office:value-type="float" office:value="0.0170073141356454" calcext:value-type="float">
            <text:p>0.0170073141356454</text:p>
          </table:table-cell>
          <table:table-cell office:value-type="float" office:value="0.0164420925101863" calcext:value-type="float">
            <text:p>0.0164420925101863</text:p>
          </table:table-cell>
          <table:table-cell office:value-type="float" office:value="0.0175725357611045" calcext:value-type="float">
            <text:p>0.0175725357611045</text:p>
          </table:table-cell>
          <table:table-cell office:value-type="float" office:value="0.0542409183434213" calcext:value-type="float">
            <text:p>0.0542409183434213</text:p>
          </table:table-cell>
          <table:table-cell office:value-type="float" office:value="0.0533530621831133" calcext:value-type="float">
            <text:p>0.0533530621831133</text:p>
          </table:table-cell>
          <table:table-cell office:value-type="float" office:value="0.0551287745037293" calcext:value-type="float">
            <text:p>0.0551287745037293</text:p>
          </table:table-cell>
          <table:table-cell office:value-type="float" office:value="0.0293761724626794" calcext:value-type="float">
            <text:p>0.0293761724626794</text:p>
          </table:table-cell>
          <table:table-cell office:value-type="float" office:value="0.0286700453450449" calcext:value-type="float">
            <text:p>0.0286700453450449</text:p>
          </table:table-cell>
          <table:table-cell office:value-type="float" office:value="0.0300822995803138" calcext:value-type="float">
            <text:p>0.0300822995803138</text:p>
          </table:table-cell>
        </table:table-row>
        <table:table-row table:style-name="ro1">
          <table:table-cell office:value-type="string" calcext:value-type="string">
            <text:p>bh_indep_negonl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87039228660619" calcext:value-type="float">
            <text:p>0.0287039228660619</text:p>
          </table:table-cell>
          <table:table-cell office:value-type="float" office:value="0.0532960771339381" calcext:value-type="float">
            <text:p>0.0532960771339381</text:p>
          </table:table-cell>
          <table:table-cell office:value-type="float" office:value="0.0413903161393077" calcext:value-type="float">
            <text:p>0.0413903161393077</text:p>
          </table:table-cell>
          <table:table-cell office:value-type="float" office:value="0.0404204563466156" calcext:value-type="float">
            <text:p>0.0404204563466156</text:p>
          </table:table-cell>
          <table:table-cell office:value-type="float" office:value="0.0423601759319999" calcext:value-type="float">
            <text:p>0.0423601759319999</text:p>
          </table:table-cell>
          <table:table-cell office:value-type="float" office:value="0.0413903161393077" calcext:value-type="float">
            <text:p>0.0413903161393077</text:p>
          </table:table-cell>
          <table:table-cell office:value-type="float" office:value="0.0404204563466156" calcext:value-type="float">
            <text:p>0.0404204563466156</text:p>
          </table:table-cell>
          <table:table-cell office:value-type="float" office:value="0.0423601759319999" calcext:value-type="float">
            <text:p>0.0423601759319999</text:p>
          </table:table-cell>
          <table:table-cell office:value-type="float" office:value="0.041648353659866" calcext:value-type="float">
            <text:p>0.041648353659866</text:p>
          </table:table-cell>
          <table:table-cell office:value-type="float" office:value="0.0407618793032801" calcext:value-type="float">
            <text:p>0.0407618793032801</text:p>
          </table:table-cell>
          <table:table-cell office:value-type="float" office:value="0.042534828016452" calcext:value-type="float">
            <text:p>0.042534828016452</text:p>
          </table:table-cell>
          <table:table-cell office:value-type="float" office:value="0.0228480181545143" calcext:value-type="float">
            <text:p>0.0228480181545143</text:p>
          </table:table-cell>
          <table:table-cell office:value-type="float" office:value="0.0221613127950932" calcext:value-type="float">
            <text:p>0.0221613127950932</text:p>
          </table:table-cell>
          <table:table-cell office:value-type="float" office:value="0.0235347235139355" calcext:value-type="float">
            <text:p>0.0235347235139355</text:p>
          </table:table-cell>
          <table:table-cell office:value-type="float" office:value="0.0642485362446314" calcext:value-type="float">
            <text:p>0.0642485362446314</text:p>
          </table:table-cell>
          <table:table-cell office:value-type="float" office:value="0.0632550289828808" calcext:value-type="float">
            <text:p>0.0632550289828808</text:p>
          </table:table-cell>
          <table:table-cell office:value-type="float" office:value="0.0652420435063819" calcext:value-type="float">
            <text:p>0.0652420435063819</text:p>
          </table:table-cell>
          <table:table-cell office:value-type="float" office:value="0.0341317541713711" calcext:value-type="float">
            <text:p>0.0341317541713711</text:p>
          </table:table-cell>
          <table:table-cell office:value-type="float" office:value="0.0333237714836914" calcext:value-type="float">
            <text:p>0.0333237714836914</text:p>
          </table:table-cell>
          <table:table-cell office:value-type="float" office:value="0.0349397368590509" calcext:value-type="float">
            <text:p>0.034939736859050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87039228660619" calcext:value-type="float">
            <text:p>0.0287039228660619</text:p>
          </table:table-cell>
          <table:table-cell office:value-type="float" office:value="0.0532960771339381" calcext:value-type="float">
            <text:p>0.0532960771339381</text:p>
          </table:table-cell>
          <table:table-cell office:value-type="float" office:value="0.942" calcext:value-type="float">
            <text:p>0.942</text:p>
          </table:table-cell>
          <table:table-cell office:value-type="float" office:value="0.927505448052333" calcext:value-type="float">
            <text:p>0.927505448052333</text:p>
          </table:table-cell>
          <table:table-cell office:value-type="float" office:value="0.956494551947667" calcext:value-type="float">
            <text:p>0.956494551947667</text:p>
          </table:table-cell>
          <table:table-cell office:value-type="float" office:value="0.942" calcext:value-type="float">
            <text:p>0.942</text:p>
          </table:table-cell>
          <table:table-cell office:value-type="float" office:value="0.927505448052333" calcext:value-type="float">
            <text:p>0.927505448052333</text:p>
          </table:table-cell>
          <table:table-cell office:value-type="float" office:value="0.956494551947667" calcext:value-type="float">
            <text:p>0.95649455194766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87039228660619" calcext:value-type="float">
            <text:p>0.0287039228660619</text:p>
          </table:table-cell>
          <table:table-cell office:value-type="float" office:value="0.0532960771339381" calcext:value-type="float">
            <text:p>0.053296077133938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898383650180154" calcext:value-type="float">
            <text:p>0.00898383650180154</text:p>
          </table:table-cell>
          <table:table-cell office:value-type="float" office:value="0.0250161634981985" calcext:value-type="float">
            <text:p>0.025016163498198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04798141847949" calcext:value-type="float">
            <text:p>0.0804798141847949</text:p>
          </table:table-cell>
          <table:table-cell office:value-type="float" office:value="0.117520185815205" calcext:value-type="float">
            <text:p>0.1175201858152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73578273600899" calcext:value-type="float">
            <text:p>0.0373578273600899</text:p>
          </table:table-cell>
          <table:table-cell office:value-type="float" office:value="0.0646421726399101" calcext:value-type="float">
            <text:p>0.0646421726399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1163635464168" calcext:value-type="float">
            <text:p>0.0231163635464168</text:p>
          </table:table-cell>
          <table:table-cell office:value-type="float" office:value="0.0224249157748238" calcext:value-type="float">
            <text:p>0.0224249157748238</text:p>
          </table:table-cell>
          <table:table-cell office:value-type="float" office:value="0.0238078113180098" calcext:value-type="float">
            <text:p>0.0238078113180098</text:p>
          </table:table-cell>
          <table:table-cell office:value-type="float" office:value="0.0231163635464168" calcext:value-type="float">
            <text:p>0.0231163635464168</text:p>
          </table:table-cell>
          <table:table-cell office:value-type="float" office:value="0.0224249157748238" calcext:value-type="float">
            <text:p>0.0224249157748238</text:p>
          </table:table-cell>
          <table:table-cell office:value-type="float" office:value="0.0238078113180098" calcext:value-type="float">
            <text:p>0.0238078113180098</text:p>
          </table:table-cell>
          <table:table-cell office:value-type="float" office:value="0.0414294853904179" calcext:value-type="float">
            <text:p>0.0414294853904179</text:p>
          </table:table-cell>
          <table:table-cell office:value-type="float" office:value="0.0405469384232886" calcext:value-type="float">
            <text:p>0.0405469384232886</text:p>
          </table:table-cell>
          <table:table-cell office:value-type="float" office:value="0.0423120323575472" calcext:value-type="float">
            <text:p>0.0423120323575472</text:p>
          </table:table-cell>
          <table:table-cell office:value-type="float" office:value="0.0227428663672285" calcext:value-type="float">
            <text:p>0.0227428663672285</text:p>
          </table:table-cell>
          <table:table-cell office:value-type="float" office:value="0.0220575069999374" calcext:value-type="float">
            <text:p>0.0220575069999374</text:p>
          </table:table-cell>
          <table:table-cell office:value-type="float" office:value="0.0234282257345196" calcext:value-type="float">
            <text:p>0.0234282257345196</text:p>
          </table:table-cell>
          <table:table-cell office:value-type="float" office:value="0.0637388801752261" calcext:value-type="float">
            <text:p>0.0637388801752261</text:p>
          </table:table-cell>
          <table:table-cell office:value-type="float" office:value="0.062750384730188" calcext:value-type="float">
            <text:p>0.062750384730188</text:p>
          </table:table-cell>
          <table:table-cell office:value-type="float" office:value="0.0647273756202642" calcext:value-type="float">
            <text:p>0.0647273756202642</text:p>
          </table:table-cell>
          <table:table-cell office:value-type="float" office:value="0.033846286493533" calcext:value-type="float">
            <text:p>0.033846286493533</text:p>
          </table:table-cell>
          <table:table-cell office:value-type="float" office:value="0.0330443873386312" calcext:value-type="float">
            <text:p>0.0330443873386312</text:p>
          </table:table-cell>
          <table:table-cell office:value-type="float" office:value="0.0346481856484347" calcext:value-type="float">
            <text:p>0.0346481856484347</text:p>
          </table:table-cell>
        </table:table-row>
        <table:table-row table:style-name="ro1">
          <table:table-cell office:value-type="string" calcext:value-type="string">
            <text:p>bh_indep_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95613643527027" calcext:value-type="float">
            <text:p>0.0295613643527027</text:p>
          </table:table-cell>
          <table:table-cell office:value-type="float" office:value="0.0544386356472973" calcext:value-type="float">
            <text:p>0.054438635647297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04207269669339" calcext:value-type="float">
            <text:p>0.0304207269669339</text:p>
          </table:table-cell>
          <table:table-cell office:value-type="float" office:value="0.0555792730330661" calcext:value-type="float">
            <text:p>0.055579273033066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04207269669339" calcext:value-type="float">
            <text:p>0.0304207269669339</text:p>
          </table:table-cell>
          <table:table-cell office:value-type="float" office:value="0.0555792730330661" calcext:value-type="float">
            <text:p>0.055579273033066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31652106291972" calcext:value-type="float">
            <text:p>0.0731652106291972</text:p>
          </table:table-cell>
          <table:table-cell office:value-type="float" office:value="0.108834789370803" calcext:value-type="float">
            <text:p>0.10883478937080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04207269669339" calcext:value-type="float">
            <text:p>0.0304207269669339</text:p>
          </table:table-cell>
          <table:table-cell office:value-type="float" office:value="0.0555792730330661" calcext:value-type="float">
            <text:p>0.0555792730330661</text:p>
          </table:table-cell>
          <table:table-cell office:value-type="float" office:value="0.186" calcext:value-type="float">
            <text:p>0.186</text:p>
          </table:table-cell>
          <table:table-cell office:value-type="float" office:value="0.161871294570282" calcext:value-type="float">
            <text:p>0.161871294570282</text:p>
          </table:table-cell>
          <table:table-cell office:value-type="float" office:value="0.210128705429718" calcext:value-type="float">
            <text:p>0.21012870542971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740773516083455" calcext:value-type="float">
            <text:p>0.0740773516083455</text:p>
          </table:table-cell>
          <table:table-cell office:value-type="float" office:value="0.109922648391654" calcext:value-type="float">
            <text:p>0.10992264839165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95613643527027" calcext:value-type="float">
            <text:p>0.0295613643527027</text:p>
          </table:table-cell>
          <table:table-cell office:value-type="float" office:value="0.0544386356472973" calcext:value-type="float">
            <text:p>0.054438635647297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898383650180153" calcext:value-type="float">
            <text:p>0.00898383650180153</text:p>
          </table:table-cell>
          <table:table-cell office:value-type="float" office:value="0.0250161634981985" calcext:value-type="float">
            <text:p>0.025016163498198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898383650180153" calcext:value-type="float">
            <text:p>0.00898383650180153</text:p>
          </table:table-cell>
          <table:table-cell office:value-type="float" office:value="0.0250161634981985" calcext:value-type="float">
            <text:p>0.0250161634981985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95613643527027" calcext:value-type="float">
            <text:p>0.0295613643527027</text:p>
          </table:table-cell>
          <table:table-cell office:value-type="float" office:value="0.0544386356472973" calcext:value-type="float">
            <text:p>0.054438635647297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898383650180153" calcext:value-type="float">
            <text:p>0.00898383650180153</text:p>
          </table:table-cell>
          <table:table-cell office:value-type="float" office:value="0.0250161634981985" calcext:value-type="float">
            <text:p>0.025016163498198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31652106291972" calcext:value-type="float">
            <text:p>0.0731652106291972</text:p>
          </table:table-cell>
          <table:table-cell office:value-type="float" office:value="0.108834789370803" calcext:value-type="float">
            <text:p>0.10883478937080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12819469765854" calcext:value-type="float">
            <text:p>0.0312819469765854</text:p>
          </table:table-cell>
          <table:table-cell office:value-type="float" office:value="0.0567180530234146" calcext:value-type="float">
            <text:p>0.0567180530234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9491301539062" calcext:value-type="float">
            <text:p>0.0169491301539062</text:p>
          </table:table-cell>
          <table:table-cell office:value-type="float" office:value="0.0370508698460938" calcext:value-type="float">
            <text:p>0.037050869846093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9491301539062" calcext:value-type="float">
            <text:p>0.0169491301539062</text:p>
          </table:table-cell>
          <table:table-cell office:value-type="float" office:value="0.0370508698460938" calcext:value-type="float">
            <text:p>0.0370508698460938</text:p>
          </table:table-cell>
          <table:table-cell office:value-type="float" office:value="0.05" calcext:value-type="float">
            <text:p>0.05</text:p>
          </table:table-cell>
          <table:table-cell office:value-type="float" office:value="0.0364851213128308" calcext:value-type="float">
            <text:p>0.0364851213128308</text:p>
          </table:table-cell>
          <table:table-cell office:value-type="float" office:value="0.0635148786871692" calcext:value-type="float">
            <text:p>0.063514878687169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61319464099086" calcext:value-type="float">
            <text:p>0.0161319464099086</text:p>
          </table:table-cell>
          <table:table-cell office:value-type="float" office:value="0.0358680535900914" calcext:value-type="float">
            <text:p>0.0358680535900914</text:p>
          </table:table-cell>
          <table:table-cell office:value-type="float" office:value="0.1" calcext:value-type="float">
            <text:p>0.1</text:p>
          </table:table-cell>
          <table:table-cell office:value-type="float" office:value="0.0813968451268688" calcext:value-type="float">
            <text:p>0.0813968451268688</text:p>
          </table:table-cell>
          <table:table-cell office:value-type="float" office:value="0.118603154873131" calcext:value-type="float">
            <text:p>0.11860315487313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56139129349747" calcext:value-type="float">
            <text:p>0.0356139129349747</text:p>
          </table:table-cell>
          <table:table-cell office:value-type="float" office:value="0.0623860870650253" calcext:value-type="float">
            <text:p>0.0623860870650253</text:p>
          </table:table-cell>
        </table:table-row>
        <table:table-row table:style-name="ro1">
          <table:table-cell office:value-type="string" calcext:value-type="string">
            <text:p>bh_indep_posonly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7920364674427" calcext:value-type="float">
            <text:p>0.0377920364674427</text:p>
          </table:table-cell>
          <table:table-cell office:value-type="float" office:value="0.0369353242682669" calcext:value-type="float">
            <text:p>0.0369353242682669</text:p>
          </table:table-cell>
          <table:table-cell office:value-type="float" office:value="0.0386487486666186" calcext:value-type="float">
            <text:p>0.0386487486666186</text:p>
          </table:table-cell>
          <table:table-cell office:value-type="float" office:value="0.0381817188888688" calcext:value-type="float">
            <text:p>0.0381817188888688</text:p>
          </table:table-cell>
          <table:table-cell office:value-type="float" office:value="0.0372410557712199" calcext:value-type="float">
            <text:p>0.0372410557712199</text:p>
          </table:table-cell>
          <table:table-cell office:value-type="float" office:value="0.0391223820065176" calcext:value-type="float">
            <text:p>0.0391223820065176</text:p>
          </table:table-cell>
          <table:table-cell office:value-type="float" office:value="0.0381817188888688" calcext:value-type="float">
            <text:p>0.0381817188888688</text:p>
          </table:table-cell>
          <table:table-cell office:value-type="float" office:value="0.0372410557712199" calcext:value-type="float">
            <text:p>0.0372410557712199</text:p>
          </table:table-cell>
          <table:table-cell office:value-type="float" office:value="0.0391223820065176" calcext:value-type="float">
            <text:p>0.0391223820065176</text:p>
          </table:table-cell>
          <table:table-cell office:value-type="float" office:value="0.0379942427761399" calcext:value-type="float">
            <text:p>0.0379942427761399</text:p>
          </table:table-cell>
          <table:table-cell office:value-type="float" office:value="0.0371365751863867" calcext:value-type="float">
            <text:p>0.0371365751863867</text:p>
          </table:table-cell>
          <table:table-cell office:value-type="float" office:value="0.0388519103658931" calcext:value-type="float">
            <text:p>0.0388519103658931</text:p>
          </table:table-cell>
          <table:table-cell office:value-type="float" office:value="0.0191360490355133" calcext:value-type="float">
            <text:p>0.0191360490355133</text:p>
          </table:table-cell>
          <table:table-cell office:value-type="float" office:value="0.0184556283416695" calcext:value-type="float">
            <text:p>0.0184556283416695</text:p>
          </table:table-cell>
          <table:table-cell office:value-type="float" office:value="0.0198164697293571" calcext:value-type="float">
            <text:p>0.0198164697293571</text:p>
          </table:table-cell>
          <table:table-cell office:value-type="float" office:value="0.0612370860865235" calcext:value-type="float">
            <text:p>0.0612370860865235</text:p>
          </table:table-cell>
          <table:table-cell office:value-type="float" office:value="0.0601991481102428" calcext:value-type="float">
            <text:p>0.0601991481102428</text:p>
          </table:table-cell>
          <table:table-cell office:value-type="float" office:value="0.0622750240628043" calcext:value-type="float">
            <text:p>0.0622750240628043</text:p>
          </table:table-cell>
          <table:table-cell office:value-type="float" office:value="0.0303475031458617" calcext:value-type="float">
            <text:p>0.0303475031458617</text:p>
          </table:table-cell>
          <table:table-cell office:value-type="float" office:value="0.0295546538908772" calcext:value-type="float">
            <text:p>0.0295546538908772</text:p>
          </table:table-cell>
          <table:table-cell office:value-type="float" office:value="0.0311403524008463" calcext:value-type="float">
            <text:p>0.0311403524008463</text:p>
          </table:table-cell>
          <table:table-cell office:value-type="float" office:value="0.0377920364674427" calcext:value-type="float">
            <text:p>0.0377920364674427</text:p>
          </table:table-cell>
          <table:table-cell office:value-type="float" office:value="0.0369353242682669" calcext:value-type="float">
            <text:p>0.0369353242682669</text:p>
          </table:table-cell>
          <table:table-cell office:value-type="float" office:value="0.0386487486666186" calcext:value-type="float">
            <text:p>0.0386487486666186</text:p>
          </table:table-cell>
          <table:table-cell office:value-type="float" office:value="0.0193647281643529" calcext:value-type="float">
            <text:p>0.0193647281643529</text:p>
          </table:table-cell>
          <table:table-cell office:value-type="float" office:value="0.0186832589207931" calcext:value-type="float">
            <text:p>0.0186832589207931</text:p>
          </table:table-cell>
          <table:table-cell office:value-type="float" office:value="0.0200461974079128" calcext:value-type="float">
            <text:p>0.0200461974079128</text:p>
          </table:table-cell>
          <table:table-cell office:value-type="float" office:value="0.0193647281643529" calcext:value-type="float">
            <text:p>0.0193647281643529</text:p>
          </table:table-cell>
          <table:table-cell office:value-type="float" office:value="0.0186832589207931" calcext:value-type="float">
            <text:p>0.0186832589207931</text:p>
          </table:table-cell>
          <table:table-cell office:value-type="float" office:value="0.0200461974079128" calcext:value-type="float">
            <text:p>0.0200461974079128</text:p>
          </table:table-cell>
          <table:table-cell office:value-type="float" office:value="0.0377920364674427" calcext:value-type="float">
            <text:p>0.0377920364674427</text:p>
          </table:table-cell>
          <table:table-cell office:value-type="float" office:value="0.0369353242682669" calcext:value-type="float">
            <text:p>0.0369353242682669</text:p>
          </table:table-cell>
          <table:table-cell office:value-type="float" office:value="0.0386487486666186" calcext:value-type="float">
            <text:p>0.0386487486666186</text:p>
          </table:table-cell>
          <table:table-cell office:value-type="float" office:value="0.0190061922901444" calcext:value-type="float">
            <text:p>0.0190061922901444</text:p>
          </table:table-cell>
          <table:table-cell office:value-type="float" office:value="0.0183281455850103" calcext:value-type="float">
            <text:p>0.0183281455850103</text:p>
          </table:table-cell>
          <table:table-cell office:value-type="float" office:value="0.0196842389952785" calcext:value-type="float">
            <text:p>0.0196842389952785</text:p>
          </table:table-cell>
          <table:table-cell office:value-type="float" office:value="0.0607563701934716" calcext:value-type="float">
            <text:p>0.0607563701934716</text:p>
          </table:table-cell>
          <table:table-cell office:value-type="float" office:value="0.0597221231392909" calcext:value-type="float">
            <text:p>0.0597221231392909</text:p>
          </table:table-cell>
          <table:table-cell office:value-type="float" office:value="0.0617906172476523" calcext:value-type="float">
            <text:p>0.0617906172476523</text:p>
          </table:table-cell>
          <table:table-cell office:value-type="float" office:value="0.0300759988480527" calcext:value-type="float">
            <text:p>0.0300759988480527</text:p>
          </table:table-cell>
          <table:table-cell office:value-type="float" office:value="0.0292879711142344" calcext:value-type="float">
            <text:p>0.0292879711142344</text:p>
          </table:table-cell>
          <table:table-cell office:value-type="float" office:value="0.0308640265818709" calcext:value-type="float">
            <text:p>0.0308640265818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53" calcext:value-type="float">
            <text:p>0.953</text:p>
          </table:table-cell>
          <table:table-cell office:value-type="float" office:value="0.93987616606876" calcext:value-type="float">
            <text:p>0.93987616606876</text:p>
          </table:table-cell>
          <table:table-cell office:value-type="float" office:value="0.96612383393124" calcext:value-type="float">
            <text:p>0.96612383393124</text:p>
          </table:table-cell>
          <table:table-cell office:value-type="float" office:value="0.953" calcext:value-type="float">
            <text:p>0.953</text:p>
          </table:table-cell>
          <table:table-cell office:value-type="float" office:value="0.93987616606876" calcext:value-type="float">
            <text:p>0.93987616606876</text:p>
          </table:table-cell>
          <table:table-cell office:value-type="float" office:value="0.96612383393124" calcext:value-type="float">
            <text:p>0.96612383393124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61438228088949" calcext:value-type="float">
            <text:p>0.0261438228088949</text:p>
          </table:table-cell>
          <table:table-cell office:value-type="float" office:value="0.0498561771911051" calcext:value-type="float">
            <text:p>0.049856177191105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9040908343583" calcext:value-type="float">
            <text:p>0.0129040908343583</text:p>
          </table:table-cell>
          <table:table-cell office:value-type="float" office:value="0.0310959091656417" calcext:value-type="float">
            <text:p>0.0310959091656417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49901346969889" calcext:value-type="float">
            <text:p>0.0749901346969889</text:p>
          </table:table-cell>
          <table:table-cell office:value-type="float" office:value="0.111009865303011" calcext:value-type="float">
            <text:p>0.11100986530301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47442458800819" calcext:value-type="float">
            <text:p>0.0347442458800819</text:p>
          </table:table-cell>
          <table:table-cell office:value-type="float" office:value="0.0612557541199181" calcext:value-type="float">
            <text:p>0.0612557541199181</text:p>
          </table:table-cell>
        </table:table-row>
        <table:table-row table:style-name="ro1">
          <table:table-cell office:value-type="string" calcext:value-type="string">
            <text:p>bh_indep_unbalanced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41581882071118" calcext:value-type="float">
            <text:p>0.0241581882071118</text:p>
          </table:table-cell>
          <table:table-cell office:value-type="float" office:value="0.0229430223131929" calcext:value-type="float">
            <text:p>0.0229430223131929</text:p>
          </table:table-cell>
          <table:table-cell office:value-type="float" office:value="0.0253733541010308" calcext:value-type="float">
            <text:p>0.0253733541010308</text:p>
          </table:table-cell>
          <table:table-cell office:value-type="float" office:value="0.0268097597773623" calcext:value-type="float">
            <text:p>0.0268097597773623</text:p>
          </table:table-cell>
          <table:table-cell office:value-type="float" office:value="0.0263034419161104" calcext:value-type="float">
            <text:p>0.0263034419161104</text:p>
          </table:table-cell>
          <table:table-cell office:value-type="float" office:value="0.0273160776386141" calcext:value-type="float">
            <text:p>0.0273160776386141</text:p>
          </table:table-cell>
          <table:table-cell office:value-type="float" office:value="0.0268097597773623" calcext:value-type="float">
            <text:p>0.0268097597773623</text:p>
          </table:table-cell>
          <table:table-cell office:value-type="float" office:value="0.0263034419161104" calcext:value-type="float">
            <text:p>0.0263034419161104</text:p>
          </table:table-cell>
          <table:table-cell office:value-type="float" office:value="0.0273160776386141" calcext:value-type="float">
            <text:p>0.0273160776386141</text:p>
          </table:table-cell>
          <table:table-cell office:value-type="float" office:value="0.0272036231641287" calcext:value-type="float">
            <text:p>0.0272036231641287</text:p>
          </table:table-cell>
          <table:table-cell office:value-type="float" office:value="0.0267086153228884" calcext:value-type="float">
            <text:p>0.0267086153228884</text:p>
          </table:table-cell>
          <table:table-cell office:value-type="float" office:value="0.027698631005369" calcext:value-type="float">
            <text:p>0.027698631005369</text:p>
          </table:table-cell>
          <table:table-cell office:value-type="float" office:value="0.0147716031221232" calcext:value-type="float">
            <text:p>0.0147716031221232</text:p>
          </table:table-cell>
          <table:table-cell office:value-type="float" office:value="0.0143831964342596" calcext:value-type="float">
            <text:p>0.0143831964342596</text:p>
          </table:table-cell>
          <table:table-cell office:value-type="float" office:value="0.0151600098099868" calcext:value-type="float">
            <text:p>0.0151600098099868</text:p>
          </table:table-cell>
          <table:table-cell office:value-type="float" office:value="0.046869236296853" calcext:value-type="float">
            <text:p>0.046869236296853</text:p>
          </table:table-cell>
          <table:table-cell office:value-type="float" office:value="0.0462627831345473" calcext:value-type="float">
            <text:p>0.0462627831345473</text:p>
          </table:table-cell>
          <table:table-cell office:value-type="float" office:value="0.0474756894591586" calcext:value-type="float">
            <text:p>0.0474756894591586</text:p>
          </table:table-cell>
          <table:table-cell office:value-type="float" office:value="0.0240199614461199" calcext:value-type="float">
            <text:p>0.0240199614461199</text:p>
          </table:table-cell>
          <table:table-cell office:value-type="float" office:value="0.0235453726886231" calcext:value-type="float">
            <text:p>0.0235453726886231</text:p>
          </table:table-cell>
          <table:table-cell office:value-type="float" office:value="0.0244945502036167" calcext:value-type="float">
            <text:p>0.0244945502036167</text:p>
          </table:table-cell>
          <table:table-cell office:value-type="float" office:value="0.0241581882071118" calcext:value-type="float">
            <text:p>0.0241581882071118</text:p>
          </table:table-cell>
          <table:table-cell office:value-type="float" office:value="0.0229430223131929" calcext:value-type="float">
            <text:p>0.0229430223131929</text:p>
          </table:table-cell>
          <table:table-cell office:value-type="float" office:value="0.0253733541010308" calcext:value-type="float">
            <text:p>0.0253733541010308</text:p>
          </table:table-cell>
          <table:table-cell office:value-type="float" office:value="0.0588029795658362" calcext:value-type="float">
            <text:p>0.0588029795658362</text:p>
          </table:table-cell>
          <table:table-cell office:value-type="float" office:value="0.0571515015498734" calcext:value-type="float">
            <text:p>0.0571515015498734</text:p>
          </table:table-cell>
          <table:table-cell office:value-type="float" office:value="0.0604544575817989" calcext:value-type="float">
            <text:p>0.0604544575817989</text:p>
          </table:table-cell>
          <table:table-cell office:value-type="float" office:value="0.0588029795658362" calcext:value-type="float">
            <text:p>0.0588029795658362</text:p>
          </table:table-cell>
          <table:table-cell office:value-type="float" office:value="0.0571515015498734" calcext:value-type="float">
            <text:p>0.0571515015498734</text:p>
          </table:table-cell>
          <table:table-cell office:value-type="float" office:value="0.0604544575817989" calcext:value-type="float">
            <text:p>0.0604544575817989</text:p>
          </table:table-cell>
          <table:table-cell office:value-type="float" office:value="0.0241581882071118" calcext:value-type="float">
            <text:p>0.0241581882071118</text:p>
          </table:table-cell>
          <table:table-cell office:value-type="float" office:value="0.0229430223131929" calcext:value-type="float">
            <text:p>0.0229430223131929</text:p>
          </table:table-cell>
          <table:table-cell office:value-type="float" office:value="0.0253733541010308" calcext:value-type="float">
            <text:p>0.0253733541010308</text:p>
          </table:table-cell>
          <table:table-cell office:value-type="float" office:value="0.0118839735083724" calcext:value-type="float">
            <text:p>0.0118839735083724</text:p>
          </table:table-cell>
          <table:table-cell office:value-type="float" office:value="0.0109061577501446" calcext:value-type="float">
            <text:p>0.0109061577501446</text:p>
          </table:table-cell>
          <table:table-cell office:value-type="float" office:value="0.0128617892666003" calcext:value-type="float">
            <text:p>0.0128617892666003</text:p>
          </table:table-cell>
          <table:table-cell office:value-type="float" office:value="0.0702925040957097" calcext:value-type="float">
            <text:p>0.0702925040957097</text:p>
          </table:table-cell>
          <table:table-cell office:value-type="float" office:value="0.0684952947639756" calcext:value-type="float">
            <text:p>0.0684952947639756</text:p>
          </table:table-cell>
          <table:table-cell office:value-type="float" office:value="0.0720897134274437" calcext:value-type="float">
            <text:p>0.0720897134274437</text:p>
          </table:table-cell>
          <table:table-cell office:value-type="float" office:value="0.0338687852859839" calcext:value-type="float">
            <text:p>0.0338687852859839</text:p>
          </table:table-cell>
          <table:table-cell office:value-type="float" office:value="0.0324834637869949" calcext:value-type="float">
            <text:p>0.0324834637869949</text:p>
          </table:table-cell>
          <table:table-cell office:value-type="float" office:value="0.0352541067849729" calcext:value-type="float">
            <text:p>0.0352541067849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2985742119318" calcext:value-type="float">
            <text:p>0.0182985742119318</text:p>
          </table:table-cell>
          <table:table-cell office:value-type="float" office:value="0.0178447205708792" calcext:value-type="float">
            <text:p>0.0178447205708792</text:p>
          </table:table-cell>
          <table:table-cell office:value-type="float" office:value="0.0187524278529843" calcext:value-type="float">
            <text:p>0.0187524278529843</text:p>
          </table:table-cell>
          <table:table-cell office:value-type="float" office:value="0.0182985742119318" calcext:value-type="float">
            <text:p>0.0182985742119318</text:p>
          </table:table-cell>
          <table:table-cell office:value-type="float" office:value="0.0178447205708792" calcext:value-type="float">
            <text:p>0.0178447205708792</text:p>
          </table:table-cell>
          <table:table-cell office:value-type="float" office:value="0.0187524278529843" calcext:value-type="float">
            <text:p>0.0187524278529843</text:p>
          </table:table-cell>
          <table:table-cell office:value-type="float" office:value="0.0276739454940593" calcext:value-type="float">
            <text:p>0.0276739454940593</text:p>
          </table:table-cell>
          <table:table-cell office:value-type="float" office:value="0.0271391662488417" calcext:value-type="float">
            <text:p>0.0271391662488417</text:p>
          </table:table-cell>
          <table:table-cell office:value-type="float" office:value="0.0282087247392768" calcext:value-type="float">
            <text:p>0.0282087247392768</text:p>
          </table:table-cell>
          <table:table-cell office:value-type="float" office:value="0.0152147981591825" calcext:value-type="float">
            <text:p>0.0152147981591825</text:p>
          </table:table-cell>
          <table:table-cell office:value-type="float" office:value="0.0147911928406852" calcext:value-type="float">
            <text:p>0.0147911928406852</text:p>
          </table:table-cell>
          <table:table-cell office:value-type="float" office:value="0.0156384034776799" calcext:value-type="float">
            <text:p>0.0156384034776799</text:p>
          </table:table-cell>
          <table:table-cell office:value-type="float" office:value="0.041215384374792" calcext:value-type="float">
            <text:p>0.041215384374792</text:p>
          </table:table-cell>
          <table:table-cell office:value-type="float" office:value="0.0406053792175372" calcext:value-type="float">
            <text:p>0.0406053792175372</text:p>
          </table:table-cell>
          <table:table-cell office:value-type="float" office:value="0.0418253895320468" calcext:value-type="float">
            <text:p>0.0418253895320468</text:p>
          </table:table-cell>
          <table:table-cell office:value-type="float" office:value="0.0217429000931914" calcext:value-type="float">
            <text:p>0.0217429000931914</text:p>
          </table:table-cell>
          <table:table-cell office:value-type="float" office:value="0.0212560469984172" calcext:value-type="float">
            <text:p>0.0212560469984172</text:p>
          </table:table-cell>
          <table:table-cell office:value-type="float" office:value="0.0222297531879656" calcext:value-type="float">
            <text:p>0.0222297531879656</text:p>
          </table:table-cell>
        </table:table-row>
        <table:table-row table:style-name="ro1">
          <table:table-cell office:value-type="string" calcext:value-type="string">
            <text:p>bky_dep_balanced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16269938712278" calcext:value-type="float">
            <text:p>0.0316269938712278</text:p>
          </table:table-cell>
          <table:table-cell office:value-type="float" office:value="0.0241239004899694" calcext:value-type="float">
            <text:p>0.0241239004899694</text:p>
          </table:table-cell>
          <table:table-cell office:value-type="float" office:value="0.0391300872524863" calcext:value-type="float">
            <text:p>0.0391300872524863</text:p>
          </table:table-cell>
          <table:table-cell office:value-type="float" office:value="0.0342512502039138" calcext:value-type="float">
            <text:p>0.0342512502039138</text:p>
          </table:table-cell>
          <table:table-cell office:value-type="float" office:value="0.0268341017421059" calcext:value-type="float">
            <text:p>0.0268341017421059</text:p>
          </table:table-cell>
          <table:table-cell office:value-type="float" office:value="0.0416683986657217" calcext:value-type="float">
            <text:p>0.0416683986657217</text:p>
          </table:table-cell>
          <table:table-cell office:value-type="float" office:value="0.0276824649255359" calcext:value-type="float">
            <text:p>0.0276824649255359</text:p>
          </table:table-cell>
          <table:table-cell office:value-type="float" office:value="0.0213847518447327" calcext:value-type="float">
            <text:p>0.0213847518447327</text:p>
          </table:table-cell>
          <table:table-cell office:value-type="float" office:value="0.0339801780063391" calcext:value-type="float">
            <text:p>0.0339801780063391</text:p>
          </table:table-cell>
          <table:table-cell office:value-type="float" office:value="0.0597633379862432" calcext:value-type="float">
            <text:p>0.0597633379862432</text:p>
          </table:table-cell>
          <table:table-cell office:value-type="float" office:value="0.0498318261864619" calcext:value-type="float">
            <text:p>0.0498318261864619</text:p>
          </table:table-cell>
          <table:table-cell office:value-type="float" office:value="0.0696948497860245" calcext:value-type="float">
            <text:p>0.0696948497860245</text:p>
          </table:table-cell>
          <table:table-cell office:value-type="float" office:value="0.0338568305359046" calcext:value-type="float">
            <text:p>0.0338568305359046</text:p>
          </table:table-cell>
          <table:table-cell office:value-type="float" office:value="0.0263858103294366" calcext:value-type="float">
            <text:p>0.0263858103294366</text:p>
          </table:table-cell>
          <table:table-cell office:value-type="float" office:value="0.0413278507423726" calcext:value-type="float">
            <text:p>0.0413278507423726</text:p>
          </table:table-cell>
          <table:table-cell office:value-type="float" office:value="0.0979934086636685" calcext:value-type="float">
            <text:p>0.0979934086636685</text:p>
          </table:table-cell>
          <table:table-cell office:value-type="float" office:value="0.0851875995942766" calcext:value-type="float">
            <text:p>0.0851875995942766</text:p>
          </table:table-cell>
          <table:table-cell office:value-type="float" office:value="0.11079921773306" calcext:value-type="float">
            <text:p>0.11079921773306</text:p>
          </table:table-cell>
          <table:table-cell office:value-type="float" office:value="0.0507659916419423" calcext:value-type="float">
            <text:p>0.0507659916419423</text:p>
          </table:table-cell>
          <table:table-cell office:value-type="float" office:value="0.0411758060131647" calcext:value-type="float">
            <text:p>0.0411758060131647</text:p>
          </table:table-cell>
          <table:table-cell office:value-type="float" office:value="0.0603561772707199" calcext:value-type="float">
            <text:p>0.0603561772707199</text:p>
          </table:table-cell>
          <table:table-cell office:value-type="float" office:value="0.0316269938712278" calcext:value-type="float">
            <text:p>0.0316269938712278</text:p>
          </table:table-cell>
          <table:table-cell office:value-type="float" office:value="0.0241239004899694" calcext:value-type="float">
            <text:p>0.0241239004899694</text:p>
          </table:table-cell>
          <table:table-cell office:value-type="float" office:value="0.0391300872524863" calcext:value-type="float">
            <text:p>0.0391300872524863</text:p>
          </table:table-cell>
          <table:table-cell office:value-type="float" office:value="0.0186765981162544" calcext:value-type="float">
            <text:p>0.0186765981162544</text:p>
          </table:table-cell>
          <table:table-cell office:value-type="float" office:value="0.012860352650494" calcext:value-type="float">
            <text:p>0.012860352650494</text:p>
          </table:table-cell>
          <table:table-cell office:value-type="float" office:value="0.0244928435820147" calcext:value-type="float">
            <text:p>0.0244928435820147</text:p>
          </table:table-cell>
          <table:table-cell office:value-type="float" office:value="0.0146550507541103" calcext:value-type="float">
            <text:p>0.0146550507541103</text:p>
          </table:table-cell>
          <table:table-cell office:value-type="float" office:value="0.00979796331319527" calcext:value-type="float">
            <text:p>0.00979796331319527</text:p>
          </table:table-cell>
          <table:table-cell office:value-type="float" office:value="0.0195121381950254" calcext:value-type="float">
            <text:p>0.0195121381950254</text:p>
          </table:table-cell>
          <table:table-cell office:value-type="float" office:value="0.0316269938712278" calcext:value-type="float">
            <text:p>0.0316269938712278</text:p>
          </table:table-cell>
          <table:table-cell office:value-type="float" office:value="0.0241239004899694" calcext:value-type="float">
            <text:p>0.0241239004899694</text:p>
          </table:table-cell>
          <table:table-cell office:value-type="float" office:value="0.0391300872524863" calcext:value-type="float">
            <text:p>0.0391300872524863</text:p>
          </table:table-cell>
          <table:table-cell office:value-type="float" office:value="0.0180585337957195" calcext:value-type="float">
            <text:p>0.0180585337957195</text:p>
          </table:table-cell>
          <table:table-cell office:value-type="float" office:value="0.0122649544523398" calcext:value-type="float">
            <text:p>0.0122649544523398</text:p>
          </table:table-cell>
          <table:table-cell office:value-type="float" office:value="0.0238521131390991" calcext:value-type="float">
            <text:p>0.0238521131390991</text:p>
          </table:table-cell>
          <table:table-cell office:value-type="float" office:value="0.0582101194448944" calcext:value-type="float">
            <text:p>0.0582101194448944</text:p>
          </table:table-cell>
          <table:table-cell office:value-type="float" office:value="0.0480040308075994" calcext:value-type="float">
            <text:p>0.0480040308075994</text:p>
          </table:table-cell>
          <table:table-cell office:value-type="float" office:value="0.0684162080821894" calcext:value-type="float">
            <text:p>0.0684162080821894</text:p>
          </table:table-cell>
          <table:table-cell office:value-type="float" office:value="0.0260279163259543" calcext:value-type="float">
            <text:p>0.0260279163259543</text:p>
          </table:table-cell>
          <table:table-cell office:value-type="float" office:value="0.0189573659464266" calcext:value-type="float">
            <text:p>0.0189573659464266</text:p>
          </table:table-cell>
          <table:table-cell office:value-type="float" office:value="0.033098466705482" calcext:value-type="float">
            <text:p>0.033098466705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1022424613207" calcext:value-type="float">
            <text:p>0.0181022424613207</text:p>
          </table:table-cell>
          <table:table-cell office:value-type="float" office:value="0.013167807624545" calcext:value-type="float">
            <text:p>0.013167807624545</text:p>
          </table:table-cell>
          <table:table-cell office:value-type="float" office:value="0.0230366772980965" calcext:value-type="float">
            <text:p>0.0230366772980965</text:p>
          </table:table-cell>
          <table:table-cell office:value-type="float" office:value="0.0149433451588868" calcext:value-type="float">
            <text:p>0.0149433451588868</text:p>
          </table:table-cell>
          <table:table-cell office:value-type="float" office:value="0.0107565747542795" calcext:value-type="float">
            <text:p>0.0107565747542795</text:p>
          </table:table-cell>
          <table:table-cell office:value-type="float" office:value="0.0191301155634941" calcext:value-type="float">
            <text:p>0.0191301155634941</text:p>
          </table:table-cell>
          <table:table-cell office:value-type="float" office:value="0.0291384977554857" calcext:value-type="float">
            <text:p>0.0291384977554857</text:p>
          </table:table-cell>
          <table:table-cell office:value-type="float" office:value="0.0221388280493704" calcext:value-type="float">
            <text:p>0.0221388280493704</text:p>
          </table:table-cell>
          <table:table-cell office:value-type="float" office:value="0.036138167461601" calcext:value-type="float">
            <text:p>0.036138167461601</text:p>
          </table:table-cell>
          <table:table-cell office:value-type="float" office:value="0.0164429324690138" calcext:value-type="float">
            <text:p>0.0164429324690138</text:p>
          </table:table-cell>
          <table:table-cell office:value-type="float" office:value="0.0115045434176882" calcext:value-type="float">
            <text:p>0.0115045434176882</text:p>
          </table:table-cell>
          <table:table-cell office:value-type="float" office:value="0.0213813215203394" calcext:value-type="float">
            <text:p>0.0213813215203394</text:p>
          </table:table-cell>
          <table:table-cell office:value-type="float" office:value="0.0492631619339386" calcext:value-type="float">
            <text:p>0.0492631619339386</text:p>
          </table:table-cell>
          <table:table-cell office:value-type="float" office:value="0.0403156351033397" calcext:value-type="float">
            <text:p>0.0403156351033397</text:p>
          </table:table-cell>
          <table:table-cell office:value-type="float" office:value="0.0582106887645374" calcext:value-type="float">
            <text:p>0.0582106887645374</text:p>
          </table:table-cell>
          <table:table-cell office:value-type="float" office:value="0.0262290971063263" calcext:value-type="float">
            <text:p>0.0262290971063263</text:p>
          </table:table-cell>
          <table:table-cell office:value-type="float" office:value="0.0193502862255506" calcext:value-type="float">
            <text:p>0.0193502862255506</text:p>
          </table:table-cell>
          <table:table-cell office:value-type="float" office:value="0.0331079079871021" calcext:value-type="float">
            <text:p>0.0331079079871021</text:p>
          </table:table-cell>
        </table:table-row>
        <table:table-row table:style-name="ro1">
          <table:table-cell office:value-type="string" calcext:value-type="string">
            <text:p>bky_dep_negonl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53215154986564" calcext:value-type="float">
            <text:p>0.00453215154986564</text:p>
          </table:table-cell>
          <table:table-cell office:value-type="float" office:value="0.0174678484501344" calcext:value-type="float">
            <text:p>0.0174678484501344</text:p>
          </table:table-cell>
          <table:table-cell office:value-type="float" office:value="0.0341042330362396" calcext:value-type="float">
            <text:p>0.0341042330362396</text:p>
          </table:table-cell>
          <table:table-cell office:value-type="float" office:value="0.0252004291298812" calcext:value-type="float">
            <text:p>0.0252004291298812</text:p>
          </table:table-cell>
          <table:table-cell office:value-type="float" office:value="0.043008036942598" calcext:value-type="float">
            <text:p>0.043008036942598</text:p>
          </table:table-cell>
          <table:table-cell office:value-type="float" office:value="0.0276940178140152" calcext:value-type="float">
            <text:p>0.0276940178140152</text:p>
          </table:table-cell>
          <table:table-cell office:value-type="float" office:value="0.0200893259382182" calcext:value-type="float">
            <text:p>0.0200893259382182</text:p>
          </table:table-cell>
          <table:table-cell office:value-type="float" office:value="0.0352987096898122" calcext:value-type="float">
            <text:p>0.0352987096898122</text:p>
          </table:table-cell>
          <table:table-cell office:value-type="float" office:value="0.0589571787125389" calcext:value-type="float">
            <text:p>0.0589571787125389</text:p>
          </table:table-cell>
          <table:table-cell office:value-type="float" office:value="0.0469591647591837" calcext:value-type="float">
            <text:p>0.0469591647591837</text:p>
          </table:table-cell>
          <table:table-cell office:value-type="float" office:value="0.070955192665894" calcext:value-type="float">
            <text:p>0.070955192665894</text:p>
          </table:table-cell>
          <table:table-cell office:value-type="float" office:value="0.0341954484968315" calcext:value-type="float">
            <text:p>0.0341954484968315</text:p>
          </table:table-cell>
          <table:table-cell office:value-type="float" office:value="0.0252753884023106" calcext:value-type="float">
            <text:p>0.0252753884023106</text:p>
          </table:table-cell>
          <table:table-cell office:value-type="float" office:value="0.0431155085913523" calcext:value-type="float">
            <text:p>0.0431155085913523</text:p>
          </table:table-cell>
          <table:table-cell office:value-type="float" office:value="0.0666181961139441" calcext:value-type="float">
            <text:p>0.0666181961139441</text:p>
          </table:table-cell>
          <table:table-cell office:value-type="float" office:value="0.054187088101176" calcext:value-type="float">
            <text:p>0.054187088101176</text:p>
          </table:table-cell>
          <table:table-cell office:value-type="float" office:value="0.0790493041267123" calcext:value-type="float">
            <text:p>0.0790493041267123</text:p>
          </table:table-cell>
          <table:table-cell office:value-type="float" office:value="0.0341854999446859" calcext:value-type="float">
            <text:p>0.0341854999446859</text:p>
          </table:table-cell>
          <table:table-cell office:value-type="float" office:value="0.0253304210230764" calcext:value-type="float">
            <text:p>0.0253304210230764</text:p>
          </table:table-cell>
          <table:table-cell office:value-type="float" office:value="0.0430405788662955" calcext:value-type="float">
            <text:p>0.043040578866295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53215154986564" calcext:value-type="float">
            <text:p>0.00453215154986564</text:p>
          </table:table-cell>
          <table:table-cell office:value-type="float" office:value="0.0174678484501344" calcext:value-type="float">
            <text:p>0.017467848450134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0626170096931715" calcext:value-type="float">
            <text:p>0.000626170096931715</text:p>
          </table:table-cell>
          <table:table-cell office:value-type="float" office:value="0.00937382990306829" calcext:value-type="float">
            <text:p>0.0093738299030682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0626170096931715" calcext:value-type="float">
            <text:p>0.000626170096931715</text:p>
          </table:table-cell>
          <table:table-cell office:value-type="float" office:value="0.00937382990306829" calcext:value-type="float">
            <text:p>0.0093738299030682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53215154986564" calcext:value-type="float">
            <text:p>0.00453215154986564</text:p>
          </table:table-cell>
          <table:table-cell office:value-type="float" office:value="0.0174678484501344" calcext:value-type="float">
            <text:p>0.017467848450134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0626170096931715" calcext:value-type="float">
            <text:p>0.000626170096931715</text:p>
          </table:table-cell>
          <table:table-cell office:value-type="float" office:value="0.00937382990306829" calcext:value-type="float">
            <text:p>0.0093738299030682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46246934041395" calcext:value-type="float">
            <text:p>0.00746246934041395</text:p>
          </table:table-cell>
          <table:table-cell office:value-type="float" office:value="0.0225375306595861" calcext:value-type="float">
            <text:p>0.022537530659586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0626170096931715" calcext:value-type="float">
            <text:p>0.000626170096931715</text:p>
          </table:table-cell>
          <table:table-cell office:value-type="float" office:value="0.00937382990306829" calcext:value-type="float">
            <text:p>0.00937382990306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133771544055" calcext:value-type="float">
            <text:p>0.029133771544055</text:p>
          </table:table-cell>
          <table:table-cell office:value-type="float" office:value="0.0212924531831414" calcext:value-type="float">
            <text:p>0.0212924531831414</text:p>
          </table:table-cell>
          <table:table-cell office:value-type="float" office:value="0.0369750899049686" calcext:value-type="float">
            <text:p>0.0369750899049686</text:p>
          </table:table-cell>
          <table:table-cell office:value-type="float" office:value="0.0226969079874256" calcext:value-type="float">
            <text:p>0.0226969079874256</text:p>
          </table:table-cell>
          <table:table-cell office:value-type="float" office:value="0.0164044287365434" calcext:value-type="float">
            <text:p>0.0164044287365434</text:p>
          </table:table-cell>
          <table:table-cell office:value-type="float" office:value="0.0289893872383078" calcext:value-type="float">
            <text:p>0.0289893872383078</text:p>
          </table:table-cell>
          <table:table-cell office:value-type="float" office:value="0.0479561772100343" calcext:value-type="float">
            <text:p>0.0479561772100343</text:p>
          </table:table-cell>
          <table:table-cell office:value-type="float" office:value="0.0376522513532549" calcext:value-type="float">
            <text:p>0.0376522513532549</text:p>
          </table:table-cell>
          <table:table-cell office:value-type="float" office:value="0.0582601030668138" calcext:value-type="float">
            <text:p>0.0582601030668138</text:p>
          </table:table-cell>
          <table:table-cell office:value-type="float" office:value="0.0291954484968315" calcext:value-type="float">
            <text:p>0.0291954484968315</text:p>
          </table:table-cell>
          <table:table-cell office:value-type="float" office:value="0.0213494471041348" calcext:value-type="float">
            <text:p>0.0213494471041348</text:p>
          </table:table-cell>
          <table:table-cell office:value-type="float" office:value="0.0370414498895281" calcext:value-type="float">
            <text:p>0.0370414498895281</text:p>
          </table:table-cell>
          <table:table-cell office:value-type="float" office:value="0.0518592652625903" calcext:value-type="float">
            <text:p>0.0518592652625903</text:p>
          </table:table-cell>
          <table:table-cell office:value-type="float" office:value="0.0415928613539217" calcext:value-type="float">
            <text:p>0.0415928613539217</text:p>
          </table:table-cell>
          <table:table-cell office:value-type="float" office:value="0.0621256691712588" calcext:value-type="float">
            <text:p>0.0621256691712588</text:p>
          </table:table-cell>
          <table:table-cell office:value-type="float" office:value="0.0292001417697702" calcext:value-type="float">
            <text:p>0.0292001417697702</text:p>
          </table:table-cell>
          <table:table-cell office:value-type="float" office:value="0.0214211024375463" calcext:value-type="float">
            <text:p>0.0214211024375463</text:p>
          </table:table-cell>
          <table:table-cell office:value-type="float" office:value="0.0369791811019942" calcext:value-type="float">
            <text:p>0.0369791811019942</text:p>
          </table:table-cell>
        </table:table-row>
        <table:table-row table:style-name="ro1">
          <table:table-cell office:value-type="string" calcext:value-type="string">
            <text:p>bky_dep_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1" calcext:value-type="float">
            <text:p>0.01</text:p>
          </table:table-cell>
          <table:table-cell office:value-type="float" office:value="0.0038300315368952" calcext:value-type="float">
            <text:p>0.0038300315368952</text:p>
          </table:table-cell>
          <table:table-cell office:value-type="float" office:value="0.0161699684631048" calcext:value-type="float">
            <text:p>0.016169968463104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47584092059586" calcext:value-type="float">
            <text:p>0.00247584092059586</text:p>
          </table:table-cell>
          <table:table-cell office:value-type="float" office:value="0.0135241590794041" calcext:value-type="float">
            <text:p>0.013524159079404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47584092059586" calcext:value-type="float">
            <text:p>0.00247584092059586</text:p>
          </table:table-cell>
          <table:table-cell office:value-type="float" office:value="0.0135241590794041" calcext:value-type="float">
            <text:p>0.013524159079404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05340314445127" calcext:value-type="float">
            <text:p>0.0105340314445127</text:p>
          </table:table-cell>
          <table:table-cell office:value-type="float" office:value="0.0274659685554873" calcext:value-type="float">
            <text:p>0.027465968555487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47584092059586" calcext:value-type="float">
            <text:p>0.00247584092059586</text:p>
          </table:table-cell>
          <table:table-cell office:value-type="float" office:value="0.0135241590794041" calcext:value-type="float">
            <text:p>0.013524159079404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05340314445127" calcext:value-type="float">
            <text:p>0.0105340314445127</text:p>
          </table:table-cell>
          <table:table-cell office:value-type="float" office:value="0.0274659685554873" calcext:value-type="float">
            <text:p>0.027465968555487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47584092059586" calcext:value-type="float">
            <text:p>0.00247584092059586</text:p>
          </table:table-cell>
          <table:table-cell office:value-type="float" office:value="0.0135241590794041" calcext:value-type="float">
            <text:p>0.0135241590794041</text:p>
          </table:table-cell>
          <table:table-cell office:value-type="float" office:value="0.01" calcext:value-type="float">
            <text:p>0.01</text:p>
          </table:table-cell>
          <table:table-cell office:value-type="float" office:value="0.0038300315368952" calcext:value-type="float">
            <text:p>0.0038300315368952</text:p>
          </table:table-cell>
          <table:table-cell office:value-type="float" office:value="0.0161699684631048" calcext:value-type="float">
            <text:p>0.016169968463104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09" calcext:value-type="float">
            <text:p>8.59622340505309E-05</text:p>
          </table:table-cell>
          <table:table-cell office:value-type="float" office:value="0.00791403776594947" calcext:value-type="float">
            <text:p>0.0079140377659494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09" calcext:value-type="float">
            <text:p>8.59622340505309E-05</text:p>
          </table:table-cell>
          <table:table-cell office:value-type="float" office:value="0.00791403776594947" calcext:value-type="float">
            <text:p>0.00791403776594947</text:p>
          </table:table-cell>
          <table:table-cell office:value-type="float" office:value="0.01" calcext:value-type="float">
            <text:p>0.01</text:p>
          </table:table-cell>
          <table:table-cell office:value-type="float" office:value="0.0038300315368952" calcext:value-type="float">
            <text:p>0.0038300315368952</text:p>
          </table:table-cell>
          <table:table-cell office:value-type="float" office:value="0.0161699684631048" calcext:value-type="float">
            <text:p>0.016169968463104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09" calcext:value-type="float">
            <text:p>8.59622340505309E-05</text:p>
          </table:table-cell>
          <table:table-cell office:value-type="float" office:value="0.00791403776594947" calcext:value-type="float">
            <text:p>0.00791403776594947</text:p>
          </table:table-cell>
          <table:table-cell office:value-type="float" office:value="0.01" calcext:value-type="float">
            <text:p>0.01</text:p>
          </table:table-cell>
          <table:table-cell office:value-type="float" office:value="0.0038300315368952" calcext:value-type="float">
            <text:p>0.0038300315368952</text:p>
          </table:table-cell>
          <table:table-cell office:value-type="float" office:value="0.0161699684631048" calcext:value-type="float">
            <text:p>0.016169968463104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09" calcext:value-type="float">
            <text:p>8.59622340505309E-05</text:p>
          </table:table-cell>
          <table:table-cell office:value-type="float" office:value="0.00791403776594947" calcext:value-type="float">
            <text:p>0.00791403776594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09" calcext:value-type="float">
            <text:p>8.59622340505309E-05</text:p>
          </table:table-cell>
          <table:table-cell office:value-type="float" office:value="0.00791403776594947" calcext:value-type="float">
            <text:p>0.0079140377659494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09" calcext:value-type="float">
            <text:p>8.59622340505309E-05</text:p>
          </table:table-cell>
          <table:table-cell office:value-type="float" office:value="0.00791403776594947" calcext:value-type="float">
            <text:p>0.0079140377659494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14369848033247" calcext:value-type="float">
            <text:p>0.00314369848033247</text:p>
          </table:table-cell>
          <table:table-cell office:value-type="float" office:value="0.0148563015196675" calcext:value-type="float">
            <text:p>0.014856301519667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09" calcext:value-type="float">
            <text:p>8.59622340505309E-05</text:p>
          </table:table-cell>
          <table:table-cell office:value-type="float" office:value="0.00791403776594947" calcext:value-type="float">
            <text:p>0.0079140377659494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14369848033247" calcext:value-type="float">
            <text:p>0.00314369848033247</text:p>
          </table:table-cell>
          <table:table-cell office:value-type="float" office:value="0.0148563015196675" calcext:value-type="float">
            <text:p>0.014856301519667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09" calcext:value-type="float">
            <text:p>8.59622340505309E-05</text:p>
          </table:table-cell>
          <table:table-cell office:value-type="float" office:value="0.00791403776594947" calcext:value-type="float">
            <text:p>0.00791403776594947</text:p>
          </table:table-cell>
        </table:table-row>
        <table:table-row table:style-name="ro1">
          <table:table-cell office:value-type="string" calcext:value-type="string">
            <text:p>bky_dep_posonly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21407746402202" calcext:value-type="float">
            <text:p>0.0421407746402202</text:p>
          </table:table-cell>
          <table:table-cell office:value-type="float" office:value="0.0325257116506019" calcext:value-type="float">
            <text:p>0.0325257116506019</text:p>
          </table:table-cell>
          <table:table-cell office:value-type="float" office:value="0.0517558376298385" calcext:value-type="float">
            <text:p>0.0517558376298385</text:p>
          </table:table-cell>
          <table:table-cell office:value-type="float" office:value="0.0278217598441601" calcext:value-type="float">
            <text:p>0.0278217598441601</text:p>
          </table:table-cell>
          <table:table-cell office:value-type="float" office:value="0.0194793378175576" calcext:value-type="float">
            <text:p>0.0194793378175576</text:p>
          </table:table-cell>
          <table:table-cell office:value-type="float" office:value="0.0361641818707626" calcext:value-type="float">
            <text:p>0.0361641818707626</text:p>
          </table:table-cell>
          <table:table-cell office:value-type="float" office:value="0.0228920542270819" calcext:value-type="float">
            <text:p>0.0228920542270819</text:p>
          </table:table-cell>
          <table:table-cell office:value-type="float" office:value="0.0155334776748456" calcext:value-type="float">
            <text:p>0.0155334776748456</text:p>
          </table:table-cell>
          <table:table-cell office:value-type="float" office:value="0.0302506307793181" calcext:value-type="float">
            <text:p>0.0302506307793181</text:p>
          </table:table-cell>
          <table:table-cell office:value-type="float" office:value="0.0541407746402202" calcext:value-type="float">
            <text:p>0.0541407746402202</text:p>
          </table:table-cell>
          <table:table-cell office:value-type="float" office:value="0.0425584474246279" calcext:value-type="float">
            <text:p>0.0425584474246279</text:p>
          </table:table-cell>
          <table:table-cell office:value-type="float" office:value="0.0657231018558125" calcext:value-type="float">
            <text:p>0.0657231018558125</text:p>
          </table:table-cell>
          <table:table-cell office:value-type="float" office:value="0.0279358184738509" calcext:value-type="float">
            <text:p>0.0279358184738509</text:p>
          </table:table-cell>
          <table:table-cell office:value-type="float" office:value="0.0195741384559807" calcext:value-type="float">
            <text:p>0.0195741384559807</text:p>
          </table:table-cell>
          <table:table-cell office:value-type="float" office:value="0.0362974984917211" calcext:value-type="float">
            <text:p>0.0362974984917211</text:p>
          </table:table-cell>
          <table:table-cell office:value-type="float" office:value="0.0617731953838303" calcext:value-type="float">
            <text:p>0.0617731953838303</text:p>
          </table:table-cell>
          <table:table-cell office:value-type="float" office:value="0.0496041205047817" calcext:value-type="float">
            <text:p>0.0496041205047817</text:p>
          </table:table-cell>
          <table:table-cell office:value-type="float" office:value="0.0739422702628789" calcext:value-type="float">
            <text:p>0.0739422702628789</text:p>
          </table:table-cell>
          <table:table-cell office:value-type="float" office:value="0.0308499804521549" calcext:value-type="float">
            <text:p>0.0308499804521549</text:p>
          </table:table-cell>
          <table:table-cell office:value-type="float" office:value="0.0218784466753256" calcext:value-type="float">
            <text:p>0.0218784466753256</text:p>
          </table:table-cell>
          <table:table-cell office:value-type="float" office:value="0.0398215142289843" calcext:value-type="float">
            <text:p>0.0398215142289843</text:p>
          </table:table-cell>
          <table:table-cell office:value-type="float" office:value="0.0421397736392192" calcext:value-type="float">
            <text:p>0.0421397736392192</text:p>
          </table:table-cell>
          <table:table-cell office:value-type="float" office:value="0.032524993977864" calcext:value-type="float">
            <text:p>0.032524993977864</text:p>
          </table:table-cell>
          <table:table-cell office:value-type="float" office:value="0.0517545533005745" calcext:value-type="float">
            <text:p>0.0517545533005745</text:p>
          </table:table-cell>
          <table:table-cell office:value-type="float" office:value="0.0218503816610301" calcext:value-type="float">
            <text:p>0.0218503816610301</text:p>
          </table:table-cell>
          <table:table-cell office:value-type="float" office:value="0.0149305590870489" calcext:value-type="float">
            <text:p>0.0149305590870489</text:p>
          </table:table-cell>
          <table:table-cell office:value-type="float" office:value="0.0287702042350114" calcext:value-type="float">
            <text:p>0.0287702042350114</text:p>
          </table:table-cell>
          <table:table-cell office:value-type="float" office:value="0.0168934278534555" calcext:value-type="float">
            <text:p>0.0168934278534555</text:p>
          </table:table-cell>
          <table:table-cell office:value-type="float" office:value="0.0112361233348908" calcext:value-type="float">
            <text:p>0.0112361233348908</text:p>
          </table:table-cell>
          <table:table-cell office:value-type="float" office:value="0.0225507323720201" calcext:value-type="float">
            <text:p>0.0225507323720201</text:p>
          </table:table-cell>
          <table:table-cell office:value-type="float" office:value="0.0421397736392192" calcext:value-type="float">
            <text:p>0.0421397736392192</text:p>
          </table:table-cell>
          <table:table-cell office:value-type="float" office:value="0.032524993977864" calcext:value-type="float">
            <text:p>0.032524993977864</text:p>
          </table:table-cell>
          <table:table-cell office:value-type="float" office:value="0.0517545533005745" calcext:value-type="float">
            <text:p>0.0517545533005745</text:p>
          </table:table-cell>
          <table:table-cell office:value-type="float" office:value="0.0219358184738509" calcext:value-type="float">
            <text:p>0.0219358184738509</text:p>
          </table:table-cell>
          <table:table-cell office:value-type="float" office:value="0.015007868009252" calcext:value-type="float">
            <text:p>0.015007868009252</text:p>
          </table:table-cell>
          <table:table-cell office:value-type="float" office:value="0.0288637689384497" calcext:value-type="float">
            <text:p>0.0288637689384497</text:p>
          </table:table-cell>
          <table:table-cell office:value-type="float" office:value="0.045107367032734" calcext:value-type="float">
            <text:p>0.045107367032734</text:p>
          </table:table-cell>
          <table:table-cell office:value-type="float" office:value="0.0355112666203579" calcext:value-type="float">
            <text:p>0.0355112666203579</text:p>
          </table:table-cell>
          <table:table-cell office:value-type="float" office:value="0.0547034674451102" calcext:value-type="float">
            <text:p>0.0547034674451102</text:p>
          </table:table-cell>
          <table:table-cell office:value-type="float" office:value="0.0218765163449513" calcext:value-type="float">
            <text:p>0.0218765163449513</text:p>
          </table:table-cell>
          <table:table-cell office:value-type="float" office:value="0.0149552720156656" calcext:value-type="float">
            <text:p>0.0149552720156656</text:p>
          </table:table-cell>
          <table:table-cell office:value-type="float" office:value="0.028797760674237" calcext:value-type="float">
            <text:p>0.02879776067423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18" calcext:value-type="float">
            <text:p>8.59622340505318E-05</text:p>
          </table:table-cell>
          <table:table-cell office:value-type="float" office:value="0.00791403776594947" calcext:value-type="float">
            <text:p>0.0079140377659494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21111768776678" calcext:value-type="float">
            <text:p>0.00121111768776678</text:p>
          </table:table-cell>
          <table:table-cell office:value-type="float" office:value="0.0107888823122332" calcext:value-type="float">
            <text:p>0.010788882312233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21111768776678" calcext:value-type="float">
            <text:p>0.00121111768776678</text:p>
          </table:table-cell>
          <table:table-cell office:value-type="float" office:value="0.0107888823122332" calcext:value-type="float">
            <text:p>0.010788882312233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24796877200251" calcext:value-type="float">
            <text:p>0.00524796877200251</text:p>
          </table:table-cell>
          <table:table-cell office:value-type="float" office:value="0.0187520312279975" calcext:value-type="float">
            <text:p>0.018752031227997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21111768776678" calcext:value-type="float">
            <text:p>0.00121111768776678</text:p>
          </table:table-cell>
          <table:table-cell office:value-type="float" office:value="0.0107888823122332" calcext:value-type="float">
            <text:p>0.010788882312233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898383650180152" calcext:value-type="float">
            <text:p>0.00898383650180152</text:p>
          </table:table-cell>
          <table:table-cell office:value-type="float" office:value="0.0250161634981985" calcext:value-type="float">
            <text:p>0.025016163498198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14369848033247" calcext:value-type="float">
            <text:p>0.00314369848033247</text:p>
          </table:table-cell>
          <table:table-cell office:value-type="float" office:value="0.0148563015196675" calcext:value-type="float">
            <text:p>0.0148563015196675</text:p>
          </table:table-cell>
        </table:table-row>
        <table:table-row table:style-name="ro1">
          <table:table-cell office:value-type="string" calcext:value-type="string">
            <text:p>bky_dep_unbalanced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163792721223801" calcext:value-type="float">
            <text:p>0.0163792721223801</text:p>
          </table:table-cell>
          <table:table-cell office:value-type="float" office:value="0.0105391852348881" calcext:value-type="float">
            <text:p>0.0105391852348881</text:p>
          </table:table-cell>
          <table:table-cell office:value-type="float" office:value="0.0222193590098722" calcext:value-type="float">
            <text:p>0.0222193590098722</text:p>
          </table:table-cell>
          <table:table-cell office:value-type="float" office:value="0.0333230404946155" calcext:value-type="float">
            <text:p>0.0333230404946155</text:p>
          </table:table-cell>
          <table:table-cell office:value-type="float" office:value="0.0264320127238487" calcext:value-type="float">
            <text:p>0.0264320127238487</text:p>
          </table:table-cell>
          <table:table-cell office:value-type="float" office:value="0.0402140682653823" calcext:value-type="float">
            <text:p>0.0402140682653823</text:p>
          </table:table-cell>
          <table:table-cell office:value-type="float" office:value="0.0233294764777169" calcext:value-type="float">
            <text:p>0.0233294764777169</text:p>
          </table:table-cell>
          <table:table-cell office:value-type="float" office:value="0.017908031886173" calcext:value-type="float">
            <text:p>0.017908031886173</text:p>
          </table:table-cell>
          <table:table-cell office:value-type="float" office:value="0.0287509210692608" calcext:value-type="float">
            <text:p>0.0287509210692608</text:p>
          </table:table-cell>
          <table:table-cell office:value-type="float" office:value="0.0641892263873587" calcext:value-type="float">
            <text:p>0.0641892263873587</text:p>
          </table:table-cell>
          <table:table-cell office:value-type="float" office:value="0.0543147504410927" calcext:value-type="float">
            <text:p>0.0543147504410927</text:p>
          </table:table-cell>
          <table:table-cell office:value-type="float" office:value="0.0740637023336246" calcext:value-type="float">
            <text:p>0.0740637023336246</text:p>
          </table:table-cell>
          <table:table-cell office:value-type="float" office:value="0.0334132943530071" calcext:value-type="float">
            <text:p>0.0334132943530071</text:p>
          </table:table-cell>
          <table:table-cell office:value-type="float" office:value="0.0262482866858086" calcext:value-type="float">
            <text:p>0.0262482866858086</text:p>
          </table:table-cell>
          <table:table-cell office:value-type="float" office:value="0.0405783020202055" calcext:value-type="float">
            <text:p>0.0405783020202055</text:p>
          </table:table-cell>
          <table:table-cell office:value-type="float" office:value="0.103141269959785" calcext:value-type="float">
            <text:p>0.103141269959785</text:p>
          </table:table-cell>
          <table:table-cell office:value-type="float" office:value="0.0902953073003863" calcext:value-type="float">
            <text:p>0.0902953073003863</text:p>
          </table:table-cell>
          <table:table-cell office:value-type="float" office:value="0.115987232619183" calcext:value-type="float">
            <text:p>0.115987232619183</text:p>
          </table:table-cell>
          <table:table-cell office:value-type="float" office:value="0.0467573667654528" calcext:value-type="float">
            <text:p>0.0467573667654528</text:p>
          </table:table-cell>
          <table:table-cell office:value-type="float" office:value="0.0379143194213002" calcext:value-type="float">
            <text:p>0.0379143194213002</text:p>
          </table:table-cell>
          <table:table-cell office:value-type="float" office:value="0.0556004141096054" calcext:value-type="float">
            <text:p>0.0556004141096054</text:p>
          </table:table-cell>
          <table:table-cell office:value-type="float" office:value="0.0163792721223801" calcext:value-type="float">
            <text:p>0.0163792721223801</text:p>
          </table:table-cell>
          <table:table-cell office:value-type="float" office:value="0.0105391852348881" calcext:value-type="float">
            <text:p>0.0105391852348881</text:p>
          </table:table-cell>
          <table:table-cell office:value-type="float" office:value="0.0222193590098722" calcext:value-type="float">
            <text:p>0.0222193590098722</text:p>
          </table:table-cell>
          <table:table-cell office:value-type="float" office:value="0.00822748174980289" calcext:value-type="float">
            <text:p>0.00822748174980289</text:p>
          </table:table-cell>
          <table:table-cell office:value-type="float" office:value="0.00420546706248641" calcext:value-type="float">
            <text:p>0.00420546706248641</text:p>
          </table:table-cell>
          <table:table-cell office:value-type="float" office:value="0.0122494964371194" calcext:value-type="float">
            <text:p>0.0122494964371194</text:p>
          </table:table-cell>
          <table:table-cell office:value-type="float" office:value="0.0074080180999421" calcext:value-type="float">
            <text:p>0.0074080180999421</text:p>
          </table:table-cell>
          <table:table-cell office:value-type="float" office:value="0.00359664070203809" calcext:value-type="float">
            <text:p>0.00359664070203809</text:p>
          </table:table-cell>
          <table:table-cell office:value-type="float" office:value="0.0112193954978461" calcext:value-type="float">
            <text:p>0.0112193954978461</text:p>
          </table:table-cell>
          <table:table-cell office:value-type="float" office:value="0.0163792721223801" calcext:value-type="float">
            <text:p>0.0163792721223801</text:p>
          </table:table-cell>
          <table:table-cell office:value-type="float" office:value="0.0105391852348881" calcext:value-type="float">
            <text:p>0.0105391852348881</text:p>
          </table:table-cell>
          <table:table-cell office:value-type="float" office:value="0.0222193590098722" calcext:value-type="float">
            <text:p>0.0222193590098722</text:p>
          </table:table-cell>
          <table:table-cell office:value-type="float" office:value="0.00792200976588361" calcext:value-type="float">
            <text:p>0.00792200976588361</text:p>
          </table:table-cell>
          <table:table-cell office:value-type="float" office:value="0.00389900824383586" calcext:value-type="float">
            <text:p>0.00389900824383586</text:p>
          </table:table-cell>
          <table:table-cell office:value-type="float" office:value="0.0119450112879314" calcext:value-type="float">
            <text:p>0.0119450112879314</text:p>
          </table:table-cell>
          <table:table-cell office:value-type="float" office:value="0.0364484999972984" calcext:value-type="float">
            <text:p>0.0364484999972984</text:p>
          </table:table-cell>
          <table:table-cell office:value-type="float" office:value="0.0272549624413303" calcext:value-type="float">
            <text:p>0.0272549624413303</text:p>
          </table:table-cell>
          <table:table-cell office:value-type="float" office:value="0.0456420375532666" calcext:value-type="float">
            <text:p>0.0456420375532666</text:p>
          </table:table-cell>
          <table:table-cell office:value-type="float" office:value="0.015848865923561" calcext:value-type="float">
            <text:p>0.015848865923561</text:p>
          </table:table-cell>
          <table:table-cell office:value-type="float" office:value="0.00985334166141012" calcext:value-type="float">
            <text:p>0.00985334166141012</text:p>
          </table:table-cell>
          <table:table-cell office:value-type="float" office:value="0.021844390185712" calcext:value-type="float">
            <text:p>0.021844390185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7123335247558" calcext:value-type="float">
            <text:p>0.0277123335247558</text:p>
          </table:table-cell>
          <table:table-cell office:value-type="float" office:value="0.0214563441386046" calcext:value-type="float">
            <text:p>0.0214563441386046</text:p>
          </table:table-cell>
          <table:table-cell office:value-type="float" office:value="0.0339683229109071" calcext:value-type="float">
            <text:p>0.0339683229109071</text:p>
          </table:table-cell>
          <table:table-cell office:value-type="float" office:value="0.0165117691587779" calcext:value-type="float">
            <text:p>0.0165117691587779</text:p>
          </table:table-cell>
          <table:table-cell office:value-type="float" office:value="0.0125346920672505" calcext:value-type="float">
            <text:p>0.0125346920672505</text:p>
          </table:table-cell>
          <table:table-cell office:value-type="float" office:value="0.0204888462503054" calcext:value-type="float">
            <text:p>0.0204888462503054</text:p>
          </table:table-cell>
          <table:table-cell office:value-type="float" office:value="0.0480219837015061" calcext:value-type="float">
            <text:p>0.0480219837015061</text:p>
          </table:table-cell>
          <table:table-cell office:value-type="float" office:value="0.0396944804834333" calcext:value-type="float">
            <text:p>0.0396944804834333</text:p>
          </table:table-cell>
          <table:table-cell office:value-type="float" office:value="0.0563494869195788" calcext:value-type="float">
            <text:p>0.0563494869195788</text:p>
          </table:table-cell>
          <table:table-cell office:value-type="float" office:value="0.0256035490322285" calcext:value-type="float">
            <text:p>0.0256035490322285</text:p>
          </table:table-cell>
          <table:table-cell office:value-type="float" office:value="0.019546638458494" calcext:value-type="float">
            <text:p>0.019546638458494</text:p>
          </table:table-cell>
          <table:table-cell office:value-type="float" office:value="0.031660459605963" calcext:value-type="float">
            <text:p>0.031660459605963</text:p>
          </table:table-cell>
          <table:table-cell office:value-type="float" office:value="0.0712486234654044" calcext:value-type="float">
            <text:p>0.0712486234654044</text:p>
          </table:table-cell>
          <table:table-cell office:value-type="float" office:value="0.0612466781077023" calcext:value-type="float">
            <text:p>0.0612466781077023</text:p>
          </table:table-cell>
          <table:table-cell office:value-type="float" office:value="0.0812505688231064" calcext:value-type="float">
            <text:p>0.0812505688231064</text:p>
          </table:table-cell>
          <table:table-cell office:value-type="float" office:value="0.0313468113989994" calcext:value-type="float">
            <text:p>0.0313468113989994</text:p>
          </table:table-cell>
          <table:table-cell office:value-type="float" office:value="0.0245373825671929" calcext:value-type="float">
            <text:p>0.0245373825671929</text:p>
          </table:table-cell>
          <table:table-cell office:value-type="float" office:value="0.0381562402308059" calcext:value-type="float">
            <text:p>0.0381562402308059</text:p>
          </table:table-cell>
        </table:table-row>
        <table:table-row table:style-name="ro1">
          <table:table-cell office:value-type="string" calcext:value-type="string">
            <text:p>bky_indep_balanced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10393399509622" calcext:value-type="float">
            <text:p>0.0310393399509622</text:p>
          </table:table-cell>
          <table:table-cell office:value-type="float" office:value="0.0302398680238927" calcext:value-type="float">
            <text:p>0.0302398680238927</text:p>
          </table:table-cell>
          <table:table-cell office:value-type="float" office:value="0.0318388118780317" calcext:value-type="float">
            <text:p>0.0318388118780317</text:p>
          </table:table-cell>
          <table:table-cell office:value-type="float" office:value="0.0440993277892763" calcext:value-type="float">
            <text:p>0.0440993277892763</text:p>
          </table:table-cell>
          <table:table-cell office:value-type="float" office:value="0.0434675638409777" calcext:value-type="float">
            <text:p>0.0434675638409777</text:p>
          </table:table-cell>
          <table:table-cell office:value-type="float" office:value="0.044731091737575" calcext:value-type="float">
            <text:p>0.044731091737575</text:p>
          </table:table-cell>
          <table:table-cell office:value-type="float" office:value="0.0324802115316667" calcext:value-type="float">
            <text:p>0.0324802115316667</text:p>
          </table:table-cell>
          <table:table-cell office:value-type="float" office:value="0.0319273905710288" calcext:value-type="float">
            <text:p>0.0319273905710288</text:p>
          </table:table-cell>
          <table:table-cell office:value-type="float" office:value="0.0330330324923047" calcext:value-type="float">
            <text:p>0.0330330324923047</text:p>
          </table:table-cell>
          <table:table-cell office:value-type="float" office:value="0.0325351187878013" calcext:value-type="float">
            <text:p>0.0325351187878013</text:p>
          </table:table-cell>
          <table:table-cell office:value-type="float" office:value="0.0319745523434768" calcext:value-type="float">
            <text:p>0.0319745523434768</text:p>
          </table:table-cell>
          <table:table-cell office:value-type="float" office:value="0.0330956852321258" calcext:value-type="float">
            <text:p>0.0330956852321258</text:p>
          </table:table-cell>
          <table:table-cell office:value-type="float" office:value="0.0165797243864994" calcext:value-type="float">
            <text:p>0.0165797243864994</text:p>
          </table:table-cell>
          <table:table-cell office:value-type="float" office:value="0.016164027370555" calcext:value-type="float">
            <text:p>0.016164027370555</text:p>
          </table:table-cell>
          <table:table-cell office:value-type="float" office:value="0.0169954214024439" calcext:value-type="float">
            <text:p>0.0169954214024439</text:p>
          </table:table-cell>
          <table:table-cell office:value-type="float" office:value="0.09830236250606" calcext:value-type="float">
            <text:p>0.09830236250606</text:p>
          </table:table-cell>
          <table:table-cell office:value-type="float" office:value="0.0973646355198971" calcext:value-type="float">
            <text:p>0.0973646355198971</text:p>
          </table:table-cell>
          <table:table-cell office:value-type="float" office:value="0.0992400894922229" calcext:value-type="float">
            <text:p>0.0992400894922229</text:p>
          </table:table-cell>
          <table:table-cell office:value-type="float" office:value="0.0442684436374343" calcext:value-type="float">
            <text:p>0.0442684436374343</text:p>
          </table:table-cell>
          <table:table-cell office:value-type="float" office:value="0.0436341780660097" calcext:value-type="float">
            <text:p>0.0436341780660097</text:p>
          </table:table-cell>
          <table:table-cell office:value-type="float" office:value="0.0449027092088589" calcext:value-type="float">
            <text:p>0.0449027092088589</text:p>
          </table:table-cell>
          <table:table-cell office:value-type="float" office:value="0.0310393399509622" calcext:value-type="float">
            <text:p>0.0310393399509622</text:p>
          </table:table-cell>
          <table:table-cell office:value-type="float" office:value="0.0302398680238927" calcext:value-type="float">
            <text:p>0.0302398680238927</text:p>
          </table:table-cell>
          <table:table-cell office:value-type="float" office:value="0.0318388118780317" calcext:value-type="float">
            <text:p>0.0318388118780317</text:p>
          </table:table-cell>
          <table:table-cell office:value-type="float" office:value="0.0429000348654379" calcext:value-type="float">
            <text:p>0.0429000348654379</text:p>
          </table:table-cell>
          <table:table-cell office:value-type="float" office:value="0.0420460509142547" calcext:value-type="float">
            <text:p>0.0420460509142547</text:p>
          </table:table-cell>
          <table:table-cell office:value-type="float" office:value="0.043754018816621" calcext:value-type="float">
            <text:p>0.043754018816621</text:p>
          </table:table-cell>
          <table:table-cell office:value-type="float" office:value="0.0311312475396634" calcext:value-type="float">
            <text:p>0.0311312475396634</text:p>
          </table:table-cell>
          <table:table-cell office:value-type="float" office:value="0.0303544555813883" calcext:value-type="float">
            <text:p>0.0303544555813883</text:p>
          </table:table-cell>
          <table:table-cell office:value-type="float" office:value="0.0319080394979385" calcext:value-type="float">
            <text:p>0.0319080394979385</text:p>
          </table:table-cell>
          <table:table-cell office:value-type="float" office:value="0.0310393399509622" calcext:value-type="float">
            <text:p>0.0310393399509622</text:p>
          </table:table-cell>
          <table:table-cell office:value-type="float" office:value="0.0302398680238927" calcext:value-type="float">
            <text:p>0.0302398680238927</text:p>
          </table:table-cell>
          <table:table-cell office:value-type="float" office:value="0.0318388118780317" calcext:value-type="float">
            <text:p>0.0318388118780317</text:p>
          </table:table-cell>
          <table:table-cell office:value-type="float" office:value="0.0150534852075885" calcext:value-type="float">
            <text:p>0.0150534852075885</text:p>
          </table:table-cell>
          <table:table-cell office:value-type="float" office:value="0.0144788656234665" calcext:value-type="float">
            <text:p>0.0144788656234665</text:p>
          </table:table-cell>
          <table:table-cell office:value-type="float" office:value="0.0156281047917104" calcext:value-type="float">
            <text:p>0.0156281047917104</text:p>
          </table:table-cell>
          <table:table-cell office:value-type="float" office:value="0.0965242813480186" calcext:value-type="float">
            <text:p>0.0965242813480186</text:p>
          </table:table-cell>
          <table:table-cell office:value-type="float" office:value="0.0952169154130064" calcext:value-type="float">
            <text:p>0.0952169154130064</text:p>
          </table:table-cell>
          <table:table-cell office:value-type="float" office:value="0.0978316472830308" calcext:value-type="float">
            <text:p>0.0978316472830308</text:p>
          </table:table-cell>
          <table:table-cell office:value-type="float" office:value="0.0429779617439593" calcext:value-type="float">
            <text:p>0.0429779617439593</text:p>
          </table:table-cell>
          <table:table-cell office:value-type="float" office:value="0.0420893485825177" calcext:value-type="float">
            <text:p>0.0420893485825177</text:p>
          </table:table-cell>
          <table:table-cell office:value-type="float" office:value="0.0438665749054008" calcext:value-type="float">
            <text:p>0.0438665749054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1481835467053" calcext:value-type="float">
            <text:p>0.0451481835467053</text:p>
          </table:table-cell>
          <table:table-cell office:value-type="float" office:value="0.0442855068342466" calcext:value-type="float">
            <text:p>0.0442855068342466</text:p>
          </table:table-cell>
          <table:table-cell office:value-type="float" office:value="0.0460108602591641" calcext:value-type="float">
            <text:p>0.0460108602591641</text:p>
          </table:table-cell>
          <table:table-cell office:value-type="float" office:value="0.0337094991543562" calcext:value-type="float">
            <text:p>0.0337094991543562</text:p>
          </table:table-cell>
          <table:table-cell office:value-type="float" office:value="0.0329555932646273" calcext:value-type="float">
            <text:p>0.0329555932646273</text:p>
          </table:table-cell>
          <table:table-cell office:value-type="float" office:value="0.034463405044085" calcext:value-type="float">
            <text:p>0.034463405044085</text:p>
          </table:table-cell>
          <table:table-cell office:value-type="float" office:value="0.0338105367467514" calcext:value-type="float">
            <text:p>0.0338105367467514</text:p>
          </table:table-cell>
          <table:table-cell office:value-type="float" office:value="0.0330401659885567" calcext:value-type="float">
            <text:p>0.0330401659885567</text:p>
          </table:table-cell>
          <table:table-cell office:value-type="float" office:value="0.0345809075049462" calcext:value-type="float">
            <text:p>0.0345809075049462</text:p>
          </table:table-cell>
          <table:table-cell office:value-type="float" office:value="0.0179616641535328" calcext:value-type="float">
            <text:p>0.0179616641535328</text:p>
          </table:table-cell>
          <table:table-cell office:value-type="float" office:value="0.0173899550085879" calcext:value-type="float">
            <text:p>0.0173899550085879</text:p>
          </table:table-cell>
          <table:table-cell office:value-type="float" office:value="0.0185333732984776" calcext:value-type="float">
            <text:p>0.0185333732984776</text:p>
          </table:table-cell>
          <table:table-cell office:value-type="float" office:value="0.0994570017566065" calcext:value-type="float">
            <text:p>0.0994570017566065</text:p>
          </table:table-cell>
          <table:table-cell office:value-type="float" office:value="0.0981553274036726" calcext:value-type="float">
            <text:p>0.0981553274036726</text:p>
          </table:table-cell>
          <table:table-cell office:value-type="float" office:value="0.10075867610954" calcext:value-type="float">
            <text:p>0.10075867610954</text:p>
          </table:table-cell>
          <table:table-cell office:value-type="float" office:value="0.0452199197597133" calcext:value-type="float">
            <text:p>0.0452199197597133</text:p>
          </table:table-cell>
          <table:table-cell office:value-type="float" office:value="0.0443185392535417" calcext:value-type="float">
            <text:p>0.0443185392535417</text:p>
          </table:table-cell>
          <table:table-cell office:value-type="float" office:value="0.046121300265885" calcext:value-type="float">
            <text:p>0.046121300265885</text:p>
          </table:table-cell>
        </table:table-row>
        <table:table-row table:style-name="ro1">
          <table:table-cell office:value-type="string" calcext:value-type="string">
            <text:p>bky_indep_negonl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6995077955518" calcext:value-type="float">
            <text:p>0.026995077955518</text:p>
          </table:table-cell>
          <table:table-cell office:value-type="float" office:value="0.051004922044482" calcext:value-type="float">
            <text:p>0.051004922044482</text:p>
          </table:table-cell>
          <table:table-cell office:value-type="float" office:value="0.0486414789035629" calcext:value-type="float">
            <text:p>0.0486414789035629</text:p>
          </table:table-cell>
          <table:table-cell office:value-type="float" office:value="0.0476035408979074" calcext:value-type="float">
            <text:p>0.0476035408979074</text:p>
          </table:table-cell>
          <table:table-cell office:value-type="float" office:value="0.0496794169092184" calcext:value-type="float">
            <text:p>0.0496794169092184</text:p>
          </table:table-cell>
          <table:table-cell office:value-type="float" office:value="0.0446523275395505" calcext:value-type="float">
            <text:p>0.0446523275395505</text:p>
          </table:table-cell>
          <table:table-cell office:value-type="float" office:value="0.04365686026599" calcext:value-type="float">
            <text:p>0.04365686026599</text:p>
          </table:table-cell>
          <table:table-cell office:value-type="float" office:value="0.0456477948131109" calcext:value-type="float">
            <text:p>0.0456477948131109</text:p>
          </table:table-cell>
          <table:table-cell office:value-type="float" office:value="0.0511230554366652" calcext:value-type="float">
            <text:p>0.0511230554366652</text:p>
          </table:table-cell>
          <table:table-cell office:value-type="float" office:value="0.0501477490282263" calcext:value-type="float">
            <text:p>0.0501477490282263</text:p>
          </table:table-cell>
          <table:table-cell office:value-type="float" office:value="0.0520983618451041" calcext:value-type="float">
            <text:p>0.0520983618451041</text:p>
          </table:table-cell>
          <table:table-cell office:value-type="float" office:value="0.0265381375026863" calcext:value-type="float">
            <text:p>0.0265381375026863</text:p>
          </table:table-cell>
          <table:table-cell office:value-type="float" office:value="0.0257945879728457" calcext:value-type="float">
            <text:p>0.0257945879728457</text:p>
          </table:table-cell>
          <table:table-cell office:value-type="float" office:value="0.0272816870325269" calcext:value-type="float">
            <text:p>0.0272816870325269</text:p>
          </table:table-cell>
          <table:table-cell office:value-type="float" office:value="0.0987330880736804" calcext:value-type="float">
            <text:p>0.0987330880736804</text:p>
          </table:table-cell>
          <table:table-cell office:value-type="float" office:value="0.0974597693722825" calcext:value-type="float">
            <text:p>0.0974597693722825</text:p>
          </table:table-cell>
          <table:table-cell office:value-type="float" office:value="0.100006406775078" calcext:value-type="float">
            <text:p>0.100006406775078</text:p>
          </table:table-cell>
          <table:table-cell office:value-type="float" office:value="0.0479870688255068" calcext:value-type="float">
            <text:p>0.0479870688255068</text:p>
          </table:table-cell>
          <table:table-cell office:value-type="float" office:value="0.0470159337604752" calcext:value-type="float">
            <text:p>0.0470159337604752</text:p>
          </table:table-cell>
          <table:table-cell office:value-type="float" office:value="0.0489582038905385" calcext:value-type="float">
            <text:p>0.048958203890538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6995077955518" calcext:value-type="float">
            <text:p>0.026995077955518</text:p>
          </table:table-cell>
          <table:table-cell office:value-type="float" office:value="0.051004922044482" calcext:value-type="float">
            <text:p>0.051004922044482</text:p>
          </table:table-cell>
          <table:table-cell office:value-type="float" office:value="0.979" calcext:value-type="float">
            <text:p>0.979</text:p>
          </table:table-cell>
          <table:table-cell office:value-type="float" office:value="0.97010867796657" calcext:value-type="float">
            <text:p>0.97010867796657</text:p>
          </table:table-cell>
          <table:table-cell office:value-type="float" office:value="0.98789132203343" calcext:value-type="float">
            <text:p>0.98789132203343</text:p>
          </table:table-cell>
          <table:table-cell office:value-type="float" office:value="0.967" calcext:value-type="float">
            <text:p>0.967</text:p>
          </table:table-cell>
          <table:table-cell office:value-type="float" office:value="0.955922658264408" calcext:value-type="float">
            <text:p>0.955922658264408</text:p>
          </table:table-cell>
          <table:table-cell office:value-type="float" office:value="0.978077341735592" calcext:value-type="float">
            <text:p>0.97807734173559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6995077955518" calcext:value-type="float">
            <text:p>0.026995077955518</text:p>
          </table:table-cell>
          <table:table-cell office:value-type="float" office:value="0.051004922044482" calcext:value-type="float">
            <text:p>0.05100492204448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1086779665703" calcext:value-type="float">
            <text:p>0.0121086779665703</text:p>
          </table:table-cell>
          <table:table-cell office:value-type="float" office:value="0.0298913220334297" calcext:value-type="float">
            <text:p>0.0298913220334297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13428934098422" calcext:value-type="float">
            <text:p>0.0713428934098422</text:p>
          </table:table-cell>
          <table:table-cell office:value-type="float" office:value="0.106657106590158" calcext:value-type="float">
            <text:p>0.10665710659015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56139129349747" calcext:value-type="float">
            <text:p>0.0356139129349747</text:p>
          </table:table-cell>
          <table:table-cell office:value-type="float" office:value="0.0623860870650254" calcext:value-type="float">
            <text:p>0.06238608706502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9173750422327" calcext:value-type="float">
            <text:p>0.0269173750422327</text:p>
          </table:table-cell>
          <table:table-cell office:value-type="float" office:value="0.0261686976711319" calcext:value-type="float">
            <text:p>0.0261686976711319</text:p>
          </table:table-cell>
          <table:table-cell office:value-type="float" office:value="0.0276660524133336" calcext:value-type="float">
            <text:p>0.0276660524133336</text:p>
          </table:table-cell>
          <table:table-cell office:value-type="float" office:value="0.0249181609274077" calcext:value-type="float">
            <text:p>0.0249181609274077</text:p>
          </table:table-cell>
          <table:table-cell office:value-type="float" office:value="0.0241844986076882" calcext:value-type="float">
            <text:p>0.0241844986076882</text:p>
          </table:table-cell>
          <table:table-cell office:value-type="float" office:value="0.0256518232471271" calcext:value-type="float">
            <text:p>0.0256518232471271</text:p>
          </table:table-cell>
          <table:table-cell office:value-type="float" office:value="0.0509257679765339" calcext:value-type="float">
            <text:p>0.0509257679765339</text:p>
          </table:table-cell>
          <table:table-cell office:value-type="float" office:value="0.0499524734343116" calcext:value-type="float">
            <text:p>0.0499524734343116</text:p>
          </table:table-cell>
          <table:table-cell office:value-type="float" office:value="0.0518990625187561" calcext:value-type="float">
            <text:p>0.0518990625187561</text:p>
          </table:table-cell>
          <table:table-cell office:value-type="float" office:value="0.0264132264601706" calcext:value-type="float">
            <text:p>0.0264132264601706</text:p>
          </table:table-cell>
          <table:table-cell office:value-type="float" office:value="0.025671343532226" calcext:value-type="float">
            <text:p>0.025671343532226</text:p>
          </table:table-cell>
          <table:table-cell office:value-type="float" office:value="0.0271551093881153" calcext:value-type="float">
            <text:p>0.0271551093881153</text:p>
          </table:table-cell>
          <table:table-cell office:value-type="float" office:value="0.098326323556186" calcext:value-type="float">
            <text:p>0.098326323556186</text:p>
          </table:table-cell>
          <table:table-cell office:value-type="float" office:value="0.0970571142279924" calcext:value-type="float">
            <text:p>0.0970571142279924</text:p>
          </table:table-cell>
          <table:table-cell office:value-type="float" office:value="0.0995955328843795" calcext:value-type="float">
            <text:p>0.0995955328843795</text:p>
          </table:table-cell>
          <table:table-cell office:value-type="float" office:value="0.0477286138082781" calcext:value-type="float">
            <text:p>0.0477286138082781</text:p>
          </table:table-cell>
          <table:table-cell office:value-type="float" office:value="0.0467598118441185" calcext:value-type="float">
            <text:p>0.0467598118441185</text:p>
          </table:table-cell>
          <table:table-cell office:value-type="float" office:value="0.0486974157724377" calcext:value-type="float">
            <text:p>0.0486974157724377</text:p>
          </table:table-cell>
        </table:table-row>
        <table:table-row table:style-name="ro1">
          <table:table-cell office:value-type="string" calcext:value-type="string">
            <text:p>bky_indep_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56139129349747" calcext:value-type="float">
            <text:p>0.0356139129349747</text:p>
          </table:table-cell>
          <table:table-cell office:value-type="float" office:value="0.0623860870650253" calcext:value-type="float">
            <text:p>0.062386087065025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82319895359905" calcext:value-type="float">
            <text:p>0.0382319895359905</text:p>
          </table:table-cell>
          <table:table-cell office:value-type="float" office:value="0.0657680104640095" calcext:value-type="float">
            <text:p>0.065768010464009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82319895359905" calcext:value-type="float">
            <text:p>0.0382319895359905</text:p>
          </table:table-cell>
          <table:table-cell office:value-type="float" office:value="0.0657680104640095" calcext:value-type="float">
            <text:p>0.065768010464009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04798141847949" calcext:value-type="float">
            <text:p>0.0804798141847949</text:p>
          </table:table-cell>
          <table:table-cell office:value-type="float" office:value="0.117520185815205" calcext:value-type="float">
            <text:p>0.1175201858152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82319895359905" calcext:value-type="float">
            <text:p>0.0382319895359905</text:p>
          </table:table-cell>
          <table:table-cell office:value-type="float" office:value="0.0657680104640095" calcext:value-type="float">
            <text:p>0.0657680104640095</text:p>
          </table:table-cell>
          <table:table-cell office:value-type="float" office:value="0.199" calcext:value-type="float">
            <text:p>0.199</text:p>
          </table:table-cell>
          <table:table-cell office:value-type="float" office:value="0.174242422731777" calcext:value-type="float">
            <text:p>0.174242422731777</text:p>
          </table:table-cell>
          <table:table-cell office:value-type="float" office:value="0.223757577268223" calcext:value-type="float">
            <text:p>0.223757577268223</text:p>
          </table:table-cell>
          <table:table-cell office:value-type="float" office:value="0.1" calcext:value-type="float">
            <text:p>0.1</text:p>
          </table:table-cell>
          <table:table-cell office:value-type="float" office:value="0.0813968451268688" calcext:value-type="float">
            <text:p>0.0813968451268688</text:p>
          </table:table-cell>
          <table:table-cell office:value-type="float" office:value="0.118603154873131" calcext:value-type="float">
            <text:p>0.11860315487313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56139129349747" calcext:value-type="float">
            <text:p>0.0356139129349747</text:p>
          </table:table-cell>
          <table:table-cell office:value-type="float" office:value="0.0623860870650253" calcext:value-type="float">
            <text:p>0.062386087065025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1086779665703" calcext:value-type="float">
            <text:p>0.0121086779665703</text:p>
          </table:table-cell>
          <table:table-cell office:value-type="float" office:value="0.0298913220334297" calcext:value-type="float">
            <text:p>0.029891322033429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21086779665703" calcext:value-type="float">
            <text:p>0.0121086779665703</text:p>
          </table:table-cell>
          <table:table-cell office:value-type="float" office:value="0.0298913220334297" calcext:value-type="float">
            <text:p>0.029891322033429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56139129349747" calcext:value-type="float">
            <text:p>0.0356139129349747</text:p>
          </table:table-cell>
          <table:table-cell office:value-type="float" office:value="0.0623860870650253" calcext:value-type="float">
            <text:p>0.0623860870650253</text:p>
          </table:table-cell>
          <table:table-cell office:value-type="float" office:value="0.02" calcext:value-type="float">
            <text:p>0.02</text:p>
          </table:table-cell>
          <table:table-cell office:value-type="float" office:value="0.0113185277258721" calcext:value-type="float">
            <text:p>0.0113185277258721</text:p>
          </table:table-cell>
          <table:table-cell office:value-type="float" office:value="0.0286814722741279" calcext:value-type="float">
            <text:p>0.028681472274127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59904641000928" calcext:value-type="float">
            <text:p>0.0859904641000928</text:p>
          </table:table-cell>
          <table:table-cell office:value-type="float" office:value="0.124009535899907" calcext:value-type="float">
            <text:p>0.124009535899907</text:p>
          </table:table-cell>
          <table:table-cell office:value-type="float" office:value="0.05" calcext:value-type="float">
            <text:p>0.05</text:p>
          </table:table-cell>
          <table:table-cell office:value-type="float" office:value="0.0364851213128308" calcext:value-type="float">
            <text:p>0.0364851213128308</text:p>
          </table:table-cell>
          <table:table-cell office:value-type="float" office:value="0.0635148786871692" calcext:value-type="float">
            <text:p>0.0635148786871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36037222385658" calcext:value-type="float">
            <text:p>0.0236037222385658</text:p>
          </table:table-cell>
          <table:table-cell office:value-type="float" office:value="0.0463962777614342" calcext:value-type="float">
            <text:p>0.046396277761434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36037222385658" calcext:value-type="float">
            <text:p>0.0236037222385658</text:p>
          </table:table-cell>
          <table:table-cell office:value-type="float" office:value="0.0463962777614342" calcext:value-type="float">
            <text:p>0.046396277761434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99845258406199" calcext:value-type="float">
            <text:p>0.0399845258406199</text:p>
          </table:table-cell>
          <table:table-cell office:value-type="float" office:value="0.0680154741593801" calcext:value-type="float">
            <text:p>0.068015474159380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10861491410964" calcext:value-type="float">
            <text:p>0.0210861491410964</text:p>
          </table:table-cell>
          <table:table-cell office:value-type="float" office:value="0.0429138508589036" calcext:value-type="float">
            <text:p>0.0429138508589036</text:p>
          </table:table-cell>
          <table:table-cell office:value-type="float" office:value="0.106" calcext:value-type="float">
            <text:p>0.106</text:p>
          </table:table-cell>
          <table:table-cell office:value-type="float" office:value="0.0869108302934794" calcext:value-type="float">
            <text:p>0.0869108302934794</text:p>
          </table:table-cell>
          <table:table-cell office:value-type="float" office:value="0.125089169706521" calcext:value-type="float">
            <text:p>0.12508916970652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99845258406199" calcext:value-type="float">
            <text:p>0.0399845258406199</text:p>
          </table:table-cell>
          <table:table-cell office:value-type="float" office:value="0.0680154741593801" calcext:value-type="float">
            <text:p>0.0680154741593801</text:p>
          </table:table-cell>
        </table:table-row>
        <table:table-row table:style-name="ro1">
          <table:table-cell office:value-type="string" calcext:value-type="string">
            <text:p>bky_indep_posonly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78038113617185" calcext:value-type="float">
            <text:p>0.0478038113617185</text:p>
          </table:table-cell>
          <table:table-cell office:value-type="float" office:value="0.0468544003016735" calcext:value-type="float">
            <text:p>0.0468544003016735</text:p>
          </table:table-cell>
          <table:table-cell office:value-type="float" office:value="0.0487532224217635" calcext:value-type="float">
            <text:p>0.0487532224217635</text:p>
          </table:table-cell>
          <table:table-cell office:value-type="float" office:value="0.0459189459011831" calcext:value-type="float">
            <text:p>0.0459189459011831</text:p>
          </table:table-cell>
          <table:table-cell office:value-type="float" office:value="0.0449157988287604" calcext:value-type="float">
            <text:p>0.0449157988287604</text:p>
          </table:table-cell>
          <table:table-cell office:value-type="float" office:value="0.0469220929736057" calcext:value-type="float">
            <text:p>0.0469220929736057</text:p>
          </table:table-cell>
          <table:table-cell office:value-type="float" office:value="0.0415625735318384" calcext:value-type="float">
            <text:p>0.0415625735318384</text:p>
          </table:table-cell>
          <table:table-cell office:value-type="float" office:value="0.040606077530087" calcext:value-type="float">
            <text:p>0.040606077530087</text:p>
          </table:table-cell>
          <table:table-cell office:value-type="float" office:value="0.0425190695335897" calcext:value-type="float">
            <text:p>0.0425190695335897</text:p>
          </table:table-cell>
          <table:table-cell office:value-type="float" office:value="0.0480182875222069" calcext:value-type="float">
            <text:p>0.0480182875222069</text:p>
          </table:table-cell>
          <table:table-cell office:value-type="float" office:value="0.0470657075387872" calcext:value-type="float">
            <text:p>0.0470657075387872</text:p>
          </table:table-cell>
          <table:table-cell office:value-type="float" office:value="0.0489708675056267" calcext:value-type="float">
            <text:p>0.0489708675056267</text:p>
          </table:table-cell>
          <table:table-cell office:value-type="float" office:value="0.0232037640439194" calcext:value-type="float">
            <text:p>0.0232037640439194</text:p>
          </table:table-cell>
          <table:table-cell office:value-type="float" office:value="0.0224656903723581" calcext:value-type="float">
            <text:p>0.0224656903723581</text:p>
          </table:table-cell>
          <table:table-cell office:value-type="float" office:value="0.0239418377154806" calcext:value-type="float">
            <text:p>0.0239418377154806</text:p>
          </table:table-cell>
          <table:table-cell office:value-type="float" office:value="0.0957886043954059" calcext:value-type="float">
            <text:p>0.0957886043954059</text:p>
          </table:table-cell>
          <table:table-cell office:value-type="float" office:value="0.0945359399031418" calcext:value-type="float">
            <text:p>0.0945359399031418</text:p>
          </table:table-cell>
          <table:table-cell office:value-type="float" office:value="0.09704126888767" calcext:value-type="float">
            <text:p>0.09704126888767</text:p>
          </table:table-cell>
          <table:table-cell office:value-type="float" office:value="0.0446070961496765" calcext:value-type="float">
            <text:p>0.0446070961496765</text:p>
          </table:table-cell>
          <table:table-cell office:value-type="float" office:value="0.0436704591624447" calcext:value-type="float">
            <text:p>0.0436704591624447</text:p>
          </table:table-cell>
          <table:table-cell office:value-type="float" office:value="0.0455437331369083" calcext:value-type="float">
            <text:p>0.0455437331369083</text:p>
          </table:table-cell>
          <table:table-cell office:value-type="float" office:value="0.0478038113617185" calcext:value-type="float">
            <text:p>0.0478038113617185</text:p>
          </table:table-cell>
          <table:table-cell office:value-type="float" office:value="0.0468544003016735" calcext:value-type="float">
            <text:p>0.0468544003016735</text:p>
          </table:table-cell>
          <table:table-cell office:value-type="float" office:value="0.0487532224217635" calcext:value-type="float">
            <text:p>0.0487532224217635</text:p>
          </table:table-cell>
          <table:table-cell office:value-type="float" office:value="0.0236359684407503" calcext:value-type="float">
            <text:p>0.0236359684407503</text:p>
          </table:table-cell>
          <table:table-cell office:value-type="float" office:value="0.0228971450351535" calcext:value-type="float">
            <text:p>0.0228971450351535</text:p>
          </table:table-cell>
          <table:table-cell office:value-type="float" office:value="0.0243747918463471" calcext:value-type="float">
            <text:p>0.0243747918463471</text:p>
          </table:table-cell>
          <table:table-cell office:value-type="float" office:value="0.0213097700057006" calcext:value-type="float">
            <text:p>0.0213097700057006</text:p>
          </table:table-cell>
          <table:table-cell office:value-type="float" office:value="0.0206074913342195" calcext:value-type="float">
            <text:p>0.0206074913342195</text:p>
          </table:table-cell>
          <table:table-cell office:value-type="float" office:value="0.0220120486771816" calcext:value-type="float">
            <text:p>0.0220120486771816</text:p>
          </table:table-cell>
          <table:table-cell office:value-type="float" office:value="0.0478038113617185" calcext:value-type="float">
            <text:p>0.0478038113617185</text:p>
          </table:table-cell>
          <table:table-cell office:value-type="float" office:value="0.0468544003016735" calcext:value-type="float">
            <text:p>0.0468544003016735</text:p>
          </table:table-cell>
          <table:table-cell office:value-type="float" office:value="0.0487532224217635" calcext:value-type="float">
            <text:p>0.0487532224217635</text:p>
          </table:table-cell>
          <table:table-cell office:value-type="float" office:value="0.0230848552896454" calcext:value-type="float">
            <text:p>0.0230848552896454</text:p>
          </table:table-cell>
          <table:table-cell office:value-type="float" office:value="0.0223488700798647" calcext:value-type="float">
            <text:p>0.0223488700798647</text:p>
          </table:table-cell>
          <table:table-cell office:value-type="float" office:value="0.0238208404994262" calcext:value-type="float">
            <text:p>0.0238208404994262</text:p>
          </table:table-cell>
          <table:table-cell office:value-type="float" office:value="0.0952818765235338" calcext:value-type="float">
            <text:p>0.0952818765235338</text:p>
          </table:table-cell>
          <table:table-cell office:value-type="float" office:value="0.0940296499658193" calcext:value-type="float">
            <text:p>0.0940296499658193</text:p>
          </table:table-cell>
          <table:table-cell office:value-type="float" office:value="0.0965341030812484" calcext:value-type="float">
            <text:p>0.0965341030812484</text:p>
          </table:table-cell>
          <table:table-cell office:value-type="float" office:value="0.044307242906008" calcext:value-type="float">
            <text:p>0.044307242906008</text:p>
          </table:table-cell>
          <table:table-cell office:value-type="float" office:value="0.0433761075571962" calcext:value-type="float">
            <text:p>0.0433761075571962</text:p>
          </table:table-cell>
          <table:table-cell office:value-type="float" office:value="0.0452383782548198" calcext:value-type="float">
            <text:p>0.04523837825481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971318527725872" calcext:value-type="float">
            <text:p>0.971318527725872</text:p>
          </table:table-cell>
          <table:table-cell office:value-type="float" office:value="0.988681472274128" calcext:value-type="float">
            <text:p>0.988681472274128</text:p>
          </table:table-cell>
          <table:table-cell office:value-type="float" office:value="0.967" calcext:value-type="float">
            <text:p>0.967</text:p>
          </table:table-cell>
          <table:table-cell office:value-type="float" office:value="0.955922658264408" calcext:value-type="float">
            <text:p>0.955922658264408</text:p>
          </table:table-cell>
          <table:table-cell office:value-type="float" office:value="0.978077341735592" calcext:value-type="float">
            <text:p>0.97807734173559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95613643527027" calcext:value-type="float">
            <text:p>0.0295613643527027</text:p>
          </table:table-cell>
          <table:table-cell office:value-type="float" office:value="0.0544386356472973" calcext:value-type="float">
            <text:p>0.0544386356472973</text:p>
          </table:table-cell>
          <table:table-cell office:value-type="float" office:value="0.02" calcext:value-type="float">
            <text:p>0.02</text:p>
          </table:table-cell>
          <table:table-cell office:value-type="float" office:value="0.0113185277258721" calcext:value-type="float">
            <text:p>0.0113185277258721</text:p>
          </table:table-cell>
          <table:table-cell office:value-type="float" office:value="0.0286814722741279" calcext:value-type="float">
            <text:p>0.028681472274127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41513530088723" calcext:value-type="float">
            <text:p>0.0841513530088723</text:p>
          </table:table-cell>
          <table:table-cell office:value-type="float" office:value="0.121848646991128" calcext:value-type="float">
            <text:p>0.12184864699112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0862826241166" calcext:value-type="float">
            <text:p>0.040862826241166</text:p>
          </table:table-cell>
          <table:table-cell office:value-type="float" office:value="0.069137173758834" calcext:value-type="float">
            <text:p>0.069137173758834</text:p>
          </table:table-cell>
        </table:table-row>
        <table:table-row table:style-name="ro1">
          <table:table-cell office:value-type="string" calcext:value-type="string">
            <text:p>bky_indep_unbalanced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59782326888546" calcext:value-type="float">
            <text:p>0.0259782326888546</text:p>
          </table:table-cell>
          <table:table-cell office:value-type="float" office:value="0.0247355280393918" calcext:value-type="float">
            <text:p>0.0247355280393918</text:p>
          </table:table-cell>
          <table:table-cell office:value-type="float" office:value="0.0272209373383174" calcext:value-type="float">
            <text:p>0.0272209373383174</text:p>
          </table:table-cell>
          <table:table-cell office:value-type="float" office:value="0.0440914641961069" calcext:value-type="float">
            <text:p>0.0440914641961069</text:p>
          </table:table-cell>
          <table:table-cell office:value-type="float" office:value="0.0434692196525525" calcext:value-type="float">
            <text:p>0.0434692196525525</text:p>
          </table:table-cell>
          <table:table-cell office:value-type="float" office:value="0.0447137087396612" calcext:value-type="float">
            <text:p>0.0447137087396612</text:p>
          </table:table-cell>
          <table:table-cell office:value-type="float" office:value="0.0326970332836447" calcext:value-type="float">
            <text:p>0.0326970332836447</text:p>
          </table:table-cell>
          <table:table-cell office:value-type="float" office:value="0.032163843631639" calcext:value-type="float">
            <text:p>0.032163843631639</text:p>
          </table:table-cell>
          <table:table-cell office:value-type="float" office:value="0.0332302229356504" calcext:value-type="float">
            <text:p>0.0332302229356504</text:p>
          </table:table-cell>
          <table:table-cell office:value-type="float" office:value="0.0383367299298929" calcext:value-type="float">
            <text:p>0.0383367299298929</text:p>
          </table:table-cell>
          <table:table-cell office:value-type="float" office:value="0.0377562315943613" calcext:value-type="float">
            <text:p>0.0377562315943613</text:p>
          </table:table-cell>
          <table:table-cell office:value-type="float" office:value="0.0389172282654246" calcext:value-type="float">
            <text:p>0.0389172282654246</text:p>
          </table:table-cell>
          <table:table-cell office:value-type="float" office:value="0.0191061774363693" calcext:value-type="float">
            <text:p>0.0191061774363693</text:p>
          </table:table-cell>
          <table:table-cell office:value-type="float" office:value="0.0186871823410712" calcext:value-type="float">
            <text:p>0.0186871823410712</text:p>
          </table:table-cell>
          <table:table-cell office:value-type="float" office:value="0.0195251725316675" calcext:value-type="float">
            <text:p>0.0195251725316675</text:p>
          </table:table-cell>
          <table:table-cell office:value-type="float" office:value="0.102557241240806" calcext:value-type="float">
            <text:p>0.102557241240806</text:p>
          </table:table-cell>
          <table:table-cell office:value-type="float" office:value="0.101567289839607" calcext:value-type="float">
            <text:p>0.101567289839607</text:p>
          </table:table-cell>
          <table:table-cell office:value-type="float" office:value="0.103547192642005" calcext:value-type="float">
            <text:p>0.103547192642005</text:p>
          </table:table-cell>
          <table:table-cell office:value-type="float" office:value="0.0437660991559999" calcext:value-type="float">
            <text:p>0.0437660991559999</text:p>
          </table:table-cell>
          <table:table-cell office:value-type="float" office:value="0.0431446380128052" calcext:value-type="float">
            <text:p>0.0431446380128052</text:p>
          </table:table-cell>
          <table:table-cell office:value-type="float" office:value="0.0443875602991945" calcext:value-type="float">
            <text:p>0.0443875602991945</text:p>
          </table:table-cell>
          <table:table-cell office:value-type="float" office:value="0.0259782326888546" calcext:value-type="float">
            <text:p>0.0259782326888546</text:p>
          </table:table-cell>
          <table:table-cell office:value-type="float" office:value="0.0247355280393918" calcext:value-type="float">
            <text:p>0.0247355280393918</text:p>
          </table:table-cell>
          <table:table-cell office:value-type="float" office:value="0.0272209373383174" calcext:value-type="float">
            <text:p>0.0272209373383174</text:p>
          </table:table-cell>
          <table:table-cell office:value-type="float" office:value="0.0989936199125885" calcext:value-type="float">
            <text:p>0.0989936199125885</text:p>
          </table:table-cell>
          <table:table-cell office:value-type="float" office:value="0.0970580216817031" calcext:value-type="float">
            <text:p>0.0970580216817031</text:p>
          </table:table-cell>
          <table:table-cell office:value-type="float" office:value="0.100929218143474" calcext:value-type="float">
            <text:p>0.100929218143474</text:p>
          </table:table-cell>
          <table:table-cell office:value-type="float" office:value="0.0734566043153406" calcext:value-type="float">
            <text:p>0.0734566043153406</text:p>
          </table:table-cell>
          <table:table-cell office:value-type="float" office:value="0.0716994232286146" calcext:value-type="float">
            <text:p>0.0716994232286146</text:p>
          </table:table-cell>
          <table:table-cell office:value-type="float" office:value="0.0752137854020665" calcext:value-type="float">
            <text:p>0.0752137854020665</text:p>
          </table:table-cell>
          <table:table-cell office:value-type="float" office:value="0.0259782326888546" calcext:value-type="float">
            <text:p>0.0259782326888546</text:p>
          </table:table-cell>
          <table:table-cell office:value-type="float" office:value="0.0247355280393918" calcext:value-type="float">
            <text:p>0.0247355280393918</text:p>
          </table:table-cell>
          <table:table-cell office:value-type="float" office:value="0.0272209373383174" calcext:value-type="float">
            <text:p>0.0272209373383174</text:p>
          </table:table-cell>
          <table:table-cell office:value-type="float" office:value="0.0121570895018057" calcext:value-type="float">
            <text:p>0.0121570895018057</text:p>
          </table:table-cell>
          <table:table-cell office:value-type="float" office:value="0.0112334784745467" calcext:value-type="float">
            <text:p>0.0112334784745467</text:p>
          </table:table-cell>
          <table:table-cell office:value-type="float" office:value="0.0130807005290646" calcext:value-type="float">
            <text:p>0.0130807005290646</text:p>
          </table:table-cell>
          <table:table-cell office:value-type="float" office:value="0.0947053010377488" calcext:value-type="float">
            <text:p>0.0947053010377488</text:p>
          </table:table-cell>
          <table:table-cell office:value-type="float" office:value="0.0925961710371645" calcext:value-type="float">
            <text:p>0.0925961710371645</text:p>
          </table:table-cell>
          <table:table-cell office:value-type="float" office:value="0.0968144310383332" calcext:value-type="float">
            <text:p>0.0968144310383332</text:p>
          </table:table-cell>
          <table:table-cell office:value-type="float" office:value="0.0444124973353202" calcext:value-type="float">
            <text:p>0.0444124973353202</text:p>
          </table:table-cell>
          <table:table-cell office:value-type="float" office:value="0.0429006991561671" calcext:value-type="float">
            <text:p>0.0429006991561671</text:p>
          </table:table-cell>
          <table:table-cell office:value-type="float" office:value="0.0459242955144732" calcext:value-type="float">
            <text:p>0.0459242955144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1019652525713" calcext:value-type="float">
            <text:p>0.0291019652525713</text:p>
          </table:table-cell>
          <table:table-cell office:value-type="float" office:value="0.0285560026030337" calcext:value-type="float">
            <text:p>0.0285560026030337</text:p>
          </table:table-cell>
          <table:table-cell office:value-type="float" office:value="0.0296479279021089" calcext:value-type="float">
            <text:p>0.0296479279021089</text:p>
          </table:table-cell>
          <table:table-cell office:value-type="float" office:value="0.0217934825886038" calcext:value-type="float">
            <text:p>0.0217934825886038</text:p>
          </table:table-cell>
          <table:table-cell office:value-type="float" office:value="0.0213279740961945" calcext:value-type="float">
            <text:p>0.0213279740961945</text:p>
          </table:table-cell>
          <table:table-cell office:value-type="float" office:value="0.022258991081013" calcext:value-type="float">
            <text:p>0.022258991081013</text:p>
          </table:table-cell>
          <table:table-cell office:value-type="float" office:value="0.04039633919316" calcext:value-type="float">
            <text:p>0.04039633919316</text:p>
          </table:table-cell>
          <table:table-cell office:value-type="float" office:value="0.0397548935414986" calcext:value-type="float">
            <text:p>0.0397548935414986</text:p>
          </table:table-cell>
          <table:table-cell office:value-type="float" office:value="0.0410377848448214" calcext:value-type="float">
            <text:p>0.0410377848448214</text:p>
          </table:table-cell>
          <table:table-cell office:value-type="float" office:value="0.0201624075758222" calcext:value-type="float">
            <text:p>0.0201624075758222</text:p>
          </table:table-cell>
          <table:table-cell office:value-type="float" office:value="0.019709395035939" calcext:value-type="float">
            <text:p>0.019709395035939</text:p>
          </table:table-cell>
          <table:table-cell office:value-type="float" office:value="0.0206154201157055" calcext:value-type="float">
            <text:p>0.0206154201157055</text:p>
          </table:table-cell>
          <table:table-cell office:value-type="float" office:value="0.103832444257729" calcext:value-type="float">
            <text:p>0.103832444257729</text:p>
          </table:table-cell>
          <table:table-cell office:value-type="float" office:value="0.102705470365292" calcext:value-type="float">
            <text:p>0.102705470365292</text:p>
          </table:table-cell>
          <table:table-cell office:value-type="float" office:value="0.104959418150167" calcext:value-type="float">
            <text:p>0.104959418150167</text:p>
          </table:table-cell>
          <table:table-cell office:value-type="float" office:value="0.0434510625644861" calcext:value-type="float">
            <text:p>0.0434510625644861</text:p>
          </table:table-cell>
          <table:table-cell office:value-type="float" office:value="0.0427741164925813" calcext:value-type="float">
            <text:p>0.0427741164925813</text:p>
          </table:table-cell>
          <table:table-cell office:value-type="float" office:value="0.0441280086363908" calcext:value-type="float">
            <text:p>0.0441280086363908</text:p>
          </table:table-cell>
        </table:table-row>
      </table:table>
      <table:named-expressions/>
      <table:database-ranges>
        <table:database-range table:name="__Anonymous_Sheet_DB__0" table:target-range-address="formatted.A2:formatted.Z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a933"/>
    </style:style>
    <style:style style:name="Blue" style:family="table-cell" style:parent-style-name="Default">
      <style:text-properties fo:color="#2a60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5T21:22:16.799216903</dc:date>
    <meta:editing-duration>PT5H2M46S</meta:editing-duration>
    <meta:editing-cycles>9</meta:editing-cycles>
    <meta:generator>LibreOffice/7.4.1.2$MacOSX_AARCH64 LibreOffice_project/3c58a8f3a960df8bc8fd77b461821e42c061c5f0</meta:generator>
    <meta:document-statistic meta:table-count="2" meta:cell-count="2124" meta:object-count="0"/>
  </office:meta>
</office:document-meta>
</file>